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YLWHHJ+NewsGotT" svg:font-family="YLWHHJ+NewsGotT"/>
    <style:font-face style:name="sans-serif" svg:font-family="sans-serif"/>
    <style:font-face style:name="DejaVu Sans" svg:font-family="'DejaVu Sans'"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549cm" fo:margin-left="0cm" table:align="left" style:writing-mode="lr-tb"/>
    </style:style>
    <style:style style:name="Table1.A" style:family="table-column">
      <style:table-column-properties style:column-width="4.041cm"/>
    </style:style>
    <style:style style:name="Table1.B" style:family="table-column">
      <style:table-column-properties style:column-width="2.454cm"/>
    </style:style>
    <style:style style:name="Table1.C" style:family="table-column">
      <style:table-column-properties style:column-width="1.49cm"/>
    </style:style>
    <style:style style:name="Table1.D" style:family="table-column">
      <style:table-column-properties style:column-width="1.972cm"/>
    </style:style>
    <style:style style:name="Table1.E" style:family="table-column">
      <style:table-column-properties style:column-width="3.681cm"/>
    </style:style>
    <style:style style:name="Table1.F" style:family="table-column">
      <style:table-column-properties style:column-width="2.91cm"/>
    </style:style>
    <style:style style:name="Table1.1" style:family="table-row">
      <style:table-row-properties fo:keep-together="auto"/>
    </style:style>
    <style:style style:name="Table1.A1" style:family="table-cell">
      <style:table-cell-properties style:vertical-align="top" fo:background-color="#e6e6ff" fo:padding="0cm" fo:border-left="0.5pt solid #000000" fo:border-right="0.5pt solid #000000" fo:border-top="0.5pt solid #000000" fo:border-bottom="none" style:writing-mode="lr-tb">
        <style:background-image/>
      </style:table-cell-properties>
    </style:style>
    <style:style style:name="Table1.A2" style:family="table-cell">
      <style:table-cell-properties style:vertical-align="top" fo:padding="0cm" fo:border-left="0.5pt solid #000000" fo:border-right="0.5pt solid #000000" fo:border-top="none" fo:border-bottom="none" style:writing-mode="lr-tb"/>
    </style:style>
    <style:style style:name="Table1.A3" style:family="table-cell">
      <style:table-cell-properties style:vertical-align="top" fo:padding="0cm" fo:border-left="0.5pt solid #000000" fo:border-right="0.5pt solid #000000" fo:border-top="none" fo:border-bottom="none" style:writing-mode="lr-tb"/>
    </style:style>
    <style:style style:name="Table1.A4" style:family="table-cell">
      <style:table-cell-properties style:vertical-align="" fo:padding="0cm" fo:border-left="0.5pt solid #000000" fo:border-right="0.5pt solid #000000" fo:border-top="none" fo:border-bottom="none" style:writing-mode="lr-tb"/>
    </style:style>
    <style:style style:name="Table1.A5" style:family="table-cell">
      <style:table-cell-properties style:vertical-align="top" fo:padding="0cm" fo:border-left="0.5pt solid #000000" fo:border-right="none" fo:border-top="none" fo:border-bottom="0.5pt solid #000000" style:writing-mode="lr-tb"/>
    </style:style>
    <style:style style:name="Table1.B5" style:family="table-cell">
      <style:table-cell-properties style:vertical-align="top" fo:padding="0cm" fo:border-left="none" fo:border-right="none" fo:border-top="none" fo:border-bottom="0.5pt solid #000000" style:writing-mode="lr-tb"/>
    </style:style>
    <style:style style:name="Table1.C5" style:family="table-cell">
      <style:table-cell-properties style:vertical-align="top" fo:padding="0cm" fo:border-left="none" fo:border-right="none" fo:border-top="none" fo:border-bottom="0.5pt solid #000000" style:writing-mode="lr-tb"/>
    </style:style>
    <style:style style:name="Table1.D5" style:family="table-cell">
      <style:table-cell-properties style:vertical-align="top" fo:padding="0cm" fo:border-left="none" fo:border-right="none" fo:border-top="none" fo:border-bottom="0.5pt solid #000000" style:writing-mode="lr-tb"/>
    </style:style>
    <style:style style:name="Table1.E5" style:family="table-cell">
      <style:table-cell-properties style:vertical-align="top" fo:padding="0cm" fo:border-left="none" fo:border-right="none" fo:border-top="none" fo:border-bottom="0.5pt solid #000000" style:writing-mode="lr-tb"/>
    </style:style>
    <style:style style:name="Table1.F5" style:family="table-cell">
      <style:table-cell-properties style:vertical-align="top" fo:padding="0cm" fo:border-left="none" fo:border-right="0.5pt solid #000000" fo:border-top="none" fo:border-bottom="0.5pt solid #000000" style:writing-mode="lr-tb"/>
    </style:style>
    <style:style style:name="Table1.A6" style:family="table-cell">
      <style:table-cell-properties style:vertical-align="top" fo:padding="0cm" fo:border-left="0.5pt solid #000000" fo:border-right="0.5pt solid #000000" fo:border-top="none" fo:border-bottom="0.5pt solid #000000" style:writing-mode="lr-tb"/>
    </style:style>
    <style:style style:name="Table1.A7" style:family="table-cell">
      <style:table-cell-properties style:vertical-align="top" fo:padding="0cm" fo:border-left="0.5pt solid #000000" fo:border-right="none" fo:border-top="none" fo:border-bottom="0.5pt solid #000000" style:writing-mode="lr-tb"/>
    </style:style>
    <style:style style:name="Table1.B7" style:family="table-cell">
      <style:table-cell-properties style:vertical-align="top" fo:padding="0cm" fo:border-left="none" fo:border-right="none" fo:border-top="none" fo:border-bottom="0.5pt solid #000000" style:writing-mode="lr-tb"/>
    </style:style>
    <style:style style:name="Table1.C7" style:family="table-cell">
      <style:table-cell-properties style:vertical-align="top" fo:padding="0cm" fo:border-left="none" fo:border-right="none" fo:border-top="none" fo:border-bottom="0.5pt solid #000000" style:writing-mode="lr-tb"/>
    </style:style>
    <style:style style:name="Table1.D7" style:family="table-cell">
      <style:table-cell-properties style:vertical-align="top" fo:padding="0cm" fo:border-left="none" fo:border-right="none" fo:border-top="none" fo:border-bottom="0.5pt solid #000000" style:writing-mode="lr-tb"/>
    </style:style>
    <style:style style:name="Table1.E7" style:family="table-cell">
      <style:table-cell-properties style:vertical-align="top" fo:padding="0cm" fo:border-left="none" fo:border-right="none" fo:border-top="none" fo:border-bottom="0.5pt solid #000000" style:writing-mode="lr-tb"/>
    </style:style>
    <style:style style:name="Table1.F7" style:family="table-cell">
      <style:table-cell-properties style:vertical-align="top" fo:padding="0cm" fo:border-left="none" fo:border-right="0.5pt solid #000000" fo:border-top="none" fo:border-bottom="0.5pt solid #000000" style:writing-mode="lr-tb"/>
    </style:style>
    <style:style style:name="Table1.A8" style:family="table-cell">
      <style:table-cell-properties style:vertical-align="top" fo:padding="0cm" fo:border-left="0.5pt solid #000000" fo:border-right="0.5pt solid #000000" fo:border-top="none" fo:border-bottom="0.5pt solid #000000" style:writing-mode="lr-tb"/>
    </style:style>
    <style:style style:name="Table2" style:family="table">
      <style:table-properties style:width="16.519cm" fo:margin-left="0.03cm" table:align="left" style:writing-mode="lr-tb"/>
    </style:style>
    <style:style style:name="Table2.A" style:family="table-column">
      <style:table-column-properties style:column-width="13.469cm"/>
    </style:style>
    <style:style style:name="Table2.B" style:family="table-column">
      <style:table-column-properties style:column-width="3.05cm"/>
    </style:style>
    <style:style style:name="Table2.1" style:family="table-row">
      <style:table-row-properties fo:keep-together="auto"/>
    </style:style>
    <style:style style:name="Table2.A1" style:family="table-cell">
      <style:table-cell-properties style:vertical-align="top" fo:background-color="#e6e6ff" fo:padding="0cm" fo:border="0.5pt solid #000000" style:writing-mode="lr-tb">
        <style:background-image/>
      </style:table-cell-properties>
    </style:style>
    <style:style style:name="Table2.A2" style:family="table-cell">
      <style:table-cell-properties style:vertical-align="top" fo:background-color="#cccccc" fo:padding="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2.B3"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2.A5" style:family="table-cell">
      <style:table-cell-properties style:vertical-align="top" fo:background-color="#c0c0c0" fo:padding="0cm" fo:border-left="0.5pt solid #000000" fo:border-right="0.5pt solid #000000" fo:border-top="none" fo:border-bottom="0.5pt solid #000000" style:writing-mode="lr-tb">
        <style:background-image/>
      </style:table-cell-properties>
    </style:style>
    <style:style style:name="Table5" style:family="table">
      <style:table-properties style:width="16.519cm" fo:margin-left="0.03cm" table:align="left" style:writing-mode="lr-tb"/>
    </style:style>
    <style:style style:name="Table5.A" style:family="table-column">
      <style:table-column-properties style:column-width="12.338cm"/>
    </style:style>
    <style:style style:name="Table5.B" style:family="table-column">
      <style:table-column-properties style:column-width="4.18cm"/>
    </style:style>
    <style:style style:name="Table5.1" style:family="table-row">
      <style:table-row-properties fo:keep-together="auto"/>
    </style:style>
    <style:style style:name="Table5.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0cm" fo:border-left="none" fo:border-right="0.5pt solid #000000" fo:border-top="0.5pt solid #000000" fo:border-bottom="0.5pt solid #000000" style:writing-mode="lr-tb">
        <style:background-image/>
      </style:table-cell-properties>
    </style:style>
    <style:style style:name="Table5.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5.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5.A5"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3" style:family="table">
      <style:table-properties style:width="16.519cm" fo:margin-left="0.03cm" table:align="left" style:writing-mode="lr-tb"/>
    </style:style>
    <style:style style:name="Table3.A" style:family="table-column">
      <style:table-column-properties style:column-width="13.469cm"/>
    </style:style>
    <style:style style:name="Table3.B" style:family="table-column">
      <style:table-column-properties style:column-width="3.05cm"/>
    </style:style>
    <style:style style:name="Table3.1" style:family="table-row">
      <style:table-row-properties fo:keep-together="auto"/>
    </style:style>
    <style:style style:name="Table3.A1" style:family="table-cell">
      <style:table-cell-properties style:vertical-align="top" fo:background-color="#e6e6ff" fo:padding="0cm" fo:border="0.5pt solid #000000" style:writing-mode="lr-tb">
        <style:background-image/>
      </style:table-cell-properties>
    </style:style>
    <style:style style:name="Table3.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3.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4" style:family="table">
      <style:table-properties style:width="16.519cm" fo:margin-left="0.03cm" table:align="left" style:writing-mode="lr-tb"/>
    </style:style>
    <style:style style:name="Table4.A" style:family="table-column">
      <style:table-column-properties style:column-width="13.469cm"/>
    </style:style>
    <style:style style:name="Table4.B" style:family="table-column">
      <style:table-column-properties style:column-width="3.05cm"/>
    </style:style>
    <style:style style:name="Table4.1" style:family="table-row">
      <style:table-row-properties fo:keep-together="auto"/>
    </style:style>
    <style:style style:name="Table4.A1" style:family="table-cell">
      <style:table-cell-properties style:vertical-align="top" fo:background-color="#e6e6ff" fo:padding="0cm" fo:border="0.5pt solid #000000" style:writing-mode="lr-tb">
        <style:background-image/>
      </style:table-cell-properties>
    </style:style>
    <style:style style:name="Table4.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4.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7" style:family="table">
      <style:table-properties style:width="16.519cm" fo:margin-left="0.03cm" table:align="left" style:writing-mode="lr-tb"/>
    </style:style>
    <style:style style:name="Table7.A" style:family="table-column">
      <style:table-column-properties style:column-width="13.469cm"/>
    </style:style>
    <style:style style:name="Table7.B" style:family="table-column">
      <style:table-column-properties style:column-width="3.05cm"/>
    </style:style>
    <style:style style:name="Table7.1" style:family="table-row">
      <style:table-row-properties fo:keep-together="auto"/>
    </style:style>
    <style:style style:name="Table7.A1" style:family="table-cell">
      <style:table-cell-properties style:vertical-align="top" fo:background-color="#e6e6ff" fo:padding="0cm" fo:border="0.5pt solid #000000" style:writing-mode="lr-tb">
        <style:background-image/>
      </style:table-cell-properties>
    </style:style>
    <style:style style:name="Table7.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8" style:family="table">
      <style:table-properties style:width="16.519cm" fo:margin-left="0.03cm" table:align="left" style:writing-mode="lr-tb"/>
    </style:style>
    <style:style style:name="Table8.A" style:family="table-column">
      <style:table-column-properties style:column-width="13.469cm"/>
    </style:style>
    <style:style style:name="Table8.B" style:family="table-column">
      <style:table-column-properties style:column-width="3.05cm"/>
    </style:style>
    <style:style style:name="Table8.1" style:family="table-row">
      <style:table-row-properties fo:keep-together="auto"/>
    </style:style>
    <style:style style:name="Table8.A1" style:family="table-cell">
      <style:table-cell-properties style:vertical-align="top" fo:background-color="#e6e6ff" fo:padding="0cm" fo:border="0.5pt solid #000000" style:writing-mode="lr-tb">
        <style:background-image/>
      </style:table-cell-properties>
    </style:style>
    <style:style style:name="Table8.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8.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8.5" style:family="table-row">
      <style:table-row-properties style:min-row-height="1.741cm" fo:keep-together="auto"/>
    </style:style>
    <style:style style:name="Table8.6" style:family="table-row">
      <style:table-row-properties style:min-row-height="1.106cm" fo:keep-together="auto"/>
    </style:style>
    <style:style style:name="Table9" style:family="table">
      <style:table-properties style:width="16.519cm" fo:margin-left="0.03cm" table:align="left" style:writing-mode="lr-tb"/>
    </style:style>
    <style:style style:name="Table9.A" style:family="table-column">
      <style:table-column-properties style:column-width="13.469cm"/>
    </style:style>
    <style:style style:name="Table9.B" style:family="table-column">
      <style:table-column-properties style:column-width="3.05cm"/>
    </style:style>
    <style:style style:name="Table9.1" style:family="table-row">
      <style:table-row-properties fo:keep-together="auto"/>
    </style:style>
    <style:style style:name="Table9.A1" style:family="table-cell">
      <style:table-cell-properties style:vertical-align="top" fo:background-color="#e6e6ff" fo:padding="0cm" fo:border="0.5pt solid #000000" style:writing-mode="lr-tb">
        <style:background-image/>
      </style:table-cell-properties>
    </style:style>
    <style:style style:name="Table9.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9.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9.6" style:family="table-row">
      <style:table-row-properties style:min-row-height="0.619cm" fo:keep-together="auto"/>
    </style:style>
    <style:style style:name="Table10" style:family="table">
      <style:table-properties style:width="16.519cm" fo:margin-left="0.03cm" table:align="left" style:writing-mode="lr-tb"/>
    </style:style>
    <style:style style:name="Table10.A" style:family="table-column">
      <style:table-column-properties style:column-width="13.469cm"/>
    </style:style>
    <style:style style:name="Table10.B" style:family="table-column">
      <style:table-column-properties style:column-width="3.05cm"/>
    </style:style>
    <style:style style:name="Table10.1" style:family="table-row">
      <style:table-row-properties fo:keep-together="auto"/>
    </style:style>
    <style:style style:name="Table10.A1" style:family="table-cell">
      <style:table-cell-properties style:vertical-align="top" fo:background-color="#e6e6ff" fo:padding="0cm" fo:border="0.5pt solid #000000" style:writing-mode="lr-tb">
        <style:background-image/>
      </style:table-cell-properties>
    </style:style>
    <style:style style:name="Table10.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0.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0.A4"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0.12" style:family="table-row">
      <style:table-row-properties style:min-row-height="0.619cm" fo:keep-together="auto"/>
    </style:style>
    <style:style style:name="Table6" style:family="table">
      <style:table-properties style:width="16.519cm" fo:margin-left="0.03cm" table:align="left" style:writing-mode="lr-tb"/>
    </style:style>
    <style:style style:name="Table6.A" style:family="table-column">
      <style:table-column-properties style:column-width="12.123cm"/>
    </style:style>
    <style:style style:name="Table6.B" style:family="table-column">
      <style:table-column-properties style:column-width="4.396cm"/>
    </style:style>
    <style:style style:name="Table6.1" style:family="table-row">
      <style:table-row-properties fo:keep-together="auto"/>
    </style:style>
    <style:style style:name="Table6.A1" style:family="table-cell">
      <style:table-cell-properties style:vertical-align="top" fo:background-color="#e6e6ff" fo:padding="0cm" fo:border="0.5pt solid #000000" style:writing-mode="lr-tb">
        <style:background-image/>
      </style:table-cell-properties>
    </style:style>
    <style:style style:name="Table6.A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6.A3"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6.B3"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1" style:family="table">
      <style:table-properties style:width="16.519cm" fo:margin-left="0.03cm" table:align="left" style:writing-mode="lr-tb"/>
    </style:style>
    <style:style style:name="Table11.A" style:family="table-column">
      <style:table-column-properties style:column-width="13.469cm"/>
    </style:style>
    <style:style style:name="Table11.B" style:family="table-column">
      <style:table-column-properties style:column-width="3.05cm"/>
    </style:style>
    <style:style style:name="Table11.1" style:family="table-row">
      <style:table-row-properties fo:keep-together="auto"/>
    </style:style>
    <style:style style:name="Table11.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1.B1"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1.A3"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4" style:family="table">
      <style:table-properties style:width="16.519cm" fo:margin-left="0.03cm" table:align="left" style:writing-mode="lr-tb"/>
    </style:style>
    <style:style style:name="Table14.A" style:family="table-column">
      <style:table-column-properties style:column-width="13.469cm"/>
    </style:style>
    <style:style style:name="Table14.B" style:family="table-column">
      <style:table-column-properties style:column-width="3.05cm"/>
    </style:style>
    <style:style style:name="Table14.1" style:family="table-row">
      <style:table-row-properties fo:keep-together="auto"/>
    </style:style>
    <style:style style:name="Table14.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4.B1"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4.A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5" style:family="table">
      <style:table-properties style:width="16.519cm" fo:margin-left="0.03cm" table:align="left" style:writing-mode="lr-tb"/>
    </style:style>
    <style:style style:name="Table15.A" style:family="table-column">
      <style:table-column-properties style:column-width="13.469cm"/>
    </style:style>
    <style:style style:name="Table15.B" style:family="table-column">
      <style:table-column-properties style:column-width="3.05cm"/>
    </style:style>
    <style:style style:name="Table15.1" style:family="table-row">
      <style:table-row-properties fo:keep-together="auto"/>
    </style:style>
    <style:style style:name="Table15.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background-color="transparent" fo:padding="0cm" fo:border-left="none" fo:border-right="0.5pt solid #000000" fo:border-top="0.5pt solid #000000" fo:border-bottom="0.5pt solid #000000" style:writing-mode="lr-tb">
        <style:background-image/>
      </style:table-cell-properties>
    </style:style>
    <style:style style:name="Table15.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5.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6" style:family="table">
      <style:table-properties style:width="16.519cm" fo:margin-left="0.03cm" table:align="left" style:writing-mode="lr-tb"/>
    </style:style>
    <style:style style:name="Table16.A" style:family="table-column">
      <style:table-column-properties style:column-width="13.469cm"/>
    </style:style>
    <style:style style:name="Table16.B" style:family="table-column">
      <style:table-column-properties style:column-width="3.05cm"/>
    </style:style>
    <style:style style:name="Table16.1" style:family="table-row">
      <style:table-row-properties fo:keep-together="auto"/>
    </style:style>
    <style:style style:name="Table16.A1" style:family="table-cell">
      <style:table-cell-properties style:vertical-align="top" fo:background-color="transparent" fo:padding="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background-color="transparent" fo:padding="0cm" fo:border-left="none" fo:border-right="0.5pt solid #000000" fo:border-top="0.5pt solid #000000" fo:border-bottom="0.5pt solid #000000" style:writing-mode="lr-tb">
        <style:background-image/>
      </style:table-cell-properties>
    </style:style>
    <style:style style:name="Table16.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6.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2" style:family="table">
      <style:table-properties style:width="16.519cm" fo:margin-left="0.03cm" table:align="left" style:writing-mode="lr-tb"/>
    </style:style>
    <style:style style:name="Table12.A" style:family="table-column">
      <style:table-column-properties style:column-width="13.469cm"/>
    </style:style>
    <style:style style:name="Table12.B" style:family="table-column">
      <style:table-column-properties style:column-width="3.05cm"/>
    </style:style>
    <style:style style:name="Table12.1" style:family="table-row">
      <style:table-row-properties fo:keep-together="auto"/>
    </style:style>
    <style:style style:name="Table12.A1"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2.B1"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Table13" style:family="table">
      <style:table-properties style:width="16.519cm" fo:margin-left="0.03cm" table:align="left" style:writing-mode="lr-tb"/>
    </style:style>
    <style:style style:name="Table13.A" style:family="table-column">
      <style:table-column-properties style:column-width="13.469cm"/>
    </style:style>
    <style:style style:name="Table13.B" style:family="table-column">
      <style:table-column-properties style:column-width="3.05cm"/>
    </style:style>
    <style:style style:name="Table13.1" style:family="table-row">
      <style:table-row-properties fo:keep-together="auto"/>
    </style:style>
    <style:style style:name="Table13.A1"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13.A2" style:family="table-cell">
      <style:table-cell-properties style:vertical-align="top" fo:background-color="transparent" fo:padding="0cm" fo:border-left="0.5pt solid #000000" fo:border-right="none" fo:border-top="none" fo:border-bottom="0.5pt solid #000000" style:writing-mode="lr-tb">
        <style:background-image/>
      </style:table-cell-properties>
    </style:style>
    <style:style style:name="Table13.B2" style:family="table-cell">
      <style:table-cell-properties style:vertical-align="top" fo:background-color="transparent" fo:padding="0cm" fo:border-left="none" fo:border-right="0.5pt solid #000000" fo:border-top="none" fo:border-bottom="0.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NewsGotT"/>
    </style:style>
    <style:style style:name="P3" style:family="paragraph" style:parent-style-name="Standard">
      <style:paragraph-properties fo:text-align="justify" style:justify-single-word="false"/>
      <style:text-properties style:font-name="NewsGotT" fo:font-size="10pt" style:font-size-asian="10pt" style:font-size-complex="10pt"/>
    </style:style>
    <style:style style:name="P4" style:family="paragraph" style:parent-style-name="Standard">
      <style:paragraph-properties fo:text-align="justify" style:justify-single-word="false"/>
      <style:text-properties style:font-name="NewsGotT"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NewsGotT" fo:font-size="10pt"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NewsGotT" fo:font-size="10pt" style:font-name-asian="YLWHHJ+NewsGotT" style:font-size-asian="10pt" style:font-name-complex="YLWHHJ+NewsGotT" style:font-size-complex="10pt"/>
    </style:style>
    <style:style style:name="P7" style:family="paragraph" style:parent-style-name="Standard">
      <style:paragraph-properties fo:text-align="justify" style:justify-single-word="false" fo:orphans="0" fo:widows="0" fo:hyphenation-ladder-count="no-limit" style:punctuation-wrap="simple"/>
      <style:text-properties style:font-name="NewsGotT" fo:font-size="10pt" officeooo:paragraph-rsid="0079181d" style:font-name-asian="YLWHHJ+NewsGotT" style:font-size-asian="10pt" style:font-name-complex="YLWHHJ+NewsGotT" style:font-size-complex="10pt" fo:hyphenate="false" fo:hyphenation-remain-char-count="2" fo:hyphenation-push-char-count="2"/>
    </style:style>
    <style:style style:name="P8" style:family="paragraph" style:parent-style-name="Standard">
      <style:paragraph-properties fo:text-align="justify" style:justify-single-word="false" fo:orphans="0" fo:widows="0" fo:hyphenation-ladder-count="no-limit" style:punctuation-wrap="simple"/>
      <style:text-properties style:font-name="NewsGotT" fo:font-size="10pt" officeooo:paragraph-rsid="005bff84" style:font-name-asian="YLWHHJ+NewsGotT" style:font-size-asian="10pt" style:font-name-complex="YLWHHJ+NewsGotT" style:font-size-complex="10pt" fo:hyphenate="false" fo:hyphenation-remain-char-count="2" fo:hyphenation-push-char-count="2"/>
    </style:style>
    <style:style style:name="P9" style:family="paragraph" style:parent-style-name="Standard">
      <style:paragraph-properties fo:text-align="justify" style:justify-single-word="false" fo:orphans="0" fo:widows="0" fo:hyphenation-ladder-count="no-limit" style:punctuation-wrap="simple"/>
      <style:text-properties style:font-name="NewsGotT" fo:font-size="10pt" officeooo:paragraph-rsid="00515a3e" style:font-name-asian="YLWHHJ+NewsGotT" style:font-size-asian="10pt" style:font-name-complex="YLWHHJ+NewsGotT" style:font-size-complex="10pt" fo:hyphenate="false" fo:hyphenation-remain-char-count="2" fo:hyphenation-push-char-count="2"/>
    </style:style>
    <style:style style:name="P10" style:family="paragraph" style:parent-style-name="Standard">
      <style:paragraph-properties fo:text-align="justify" style:justify-single-word="false"/>
      <style:text-properties style:font-name="NewsGotT" fo:font-size="10pt" officeooo:paragraph-rsid="0079181d" style:font-name-asian="YLWHHJ+NewsGotT" style:font-size-asian="10pt" style:font-name-complex="YLWHHJ+NewsGotT" style:font-size-complex="10pt"/>
    </style:style>
    <style:style style:name="P11" style:family="paragraph" style:parent-style-name="Standard">
      <style:paragraph-properties fo:text-align="justify" style:justify-single-word="false"/>
      <style:text-properties style:font-name="NewsGotT" fo:font-size="10pt" officeooo:paragraph-rsid="007b964b" style:font-name-asian="YLWHHJ+NewsGotT" style:font-size-asian="10pt" style:font-name-complex="YLWHHJ+NewsGotT" style:font-size-complex="10pt"/>
    </style:style>
    <style:style style:name="P12" style:family="paragraph" style:parent-style-name="Standard">
      <style:paragraph-properties fo:text-align="justify" style:justify-single-word="false"/>
      <style:text-properties style:font-name="NewsGotT" fo:font-size="10pt" officeooo:paragraph-rsid="0030ea0d" style:font-name-asian="YLWHHJ+NewsGotT" style:font-size-asian="10pt" style:font-name-complex="YLWHHJ+NewsGotT" style:font-size-complex="10pt"/>
    </style:style>
    <style:style style:name="P13" style:family="paragraph" style:parent-style-name="Standard">
      <style:paragraph-properties fo:text-align="justify" style:justify-single-word="false"/>
      <style:text-properties style:font-name="NewsGotT" fo:font-size="10pt" officeooo:paragraph-rsid="0040ef1c" style:font-name-asian="YLWHHJ+NewsGotT" style:font-size-asian="10pt" style:font-name-complex="YLWHHJ+NewsGotT" style:font-size-complex="10pt"/>
    </style:style>
    <style:style style:name="P14" style:family="paragraph" style:parent-style-name="Standard">
      <style:paragraph-properties fo:text-align="justify" style:justify-single-word="false"/>
      <style:text-properties style:font-name="NewsGotT" fo:font-size="10pt" officeooo:paragraph-rsid="00435083" style:font-name-asian="YLWHHJ+NewsGotT" style:font-size-asian="10pt" style:font-name-complex="YLWHHJ+NewsGotT" style:font-size-complex="10pt"/>
    </style:style>
    <style:style style:name="P15" style:family="paragraph" style:parent-style-name="Standard">
      <style:paragraph-properties fo:text-align="justify" style:justify-single-word="false"/>
      <style:text-properties style:font-name="NewsGotT" fo:font-size="10pt" officeooo:paragraph-rsid="004a456a" style:font-name-asian="YLWHHJ+NewsGotT" style:font-size-asian="10pt" style:font-name-complex="YLWHHJ+NewsGotT" style:font-size-complex="10pt"/>
    </style:style>
    <style:style style:name="P16" style:family="paragraph" style:parent-style-name="Standard">
      <style:paragraph-properties fo:text-align="justify" style:justify-single-word="false"/>
      <style:text-properties style:font-name="NewsGotT" fo:font-size="10pt" officeooo:paragraph-rsid="00515a3e" style:font-name-asian="YLWHHJ+NewsGotT" style:font-size-asian="10pt" style:font-name-complex="YLWHHJ+NewsGotT" style:font-size-complex="10pt"/>
    </style:style>
    <style:style style:name="P17" style:family="paragraph" style:parent-style-name="Standard">
      <style:paragraph-properties fo:text-align="justify" style:justify-single-word="false"/>
      <style:text-properties style:font-name="NewsGotT" fo:font-size="10pt" officeooo:paragraph-rsid="005bff84" style:font-name-asian="YLWHHJ+NewsGotT" style:font-size-asian="10pt" style:font-name-complex="YLWHHJ+NewsGotT" style:font-size-complex="10pt"/>
    </style:style>
    <style:style style:name="P18" style:family="paragraph" style:parent-style-name="Standard">
      <style:paragraph-properties fo:text-align="justify" style:justify-single-word="false"/>
      <style:text-properties style:font-name="NewsGotT" fo:font-size="10pt" officeooo:paragraph-rsid="00668d38" style:font-name-asian="YLWHHJ+NewsGotT" style:font-size-asian="10pt" style:font-name-complex="YLWHHJ+NewsGotT" style:font-size-complex="10pt"/>
    </style:style>
    <style:style style:name="P19" style:family="paragraph" style:parent-style-name="Standard">
      <style:paragraph-properties fo:text-align="justify" style:justify-single-word="false"/>
      <style:text-properties style:font-name="NewsGotT" fo:font-size="10pt" officeooo:paragraph-rsid="00737851" style:font-name-asian="YLWHHJ+NewsGotT" style:font-size-asian="10pt" style:font-name-complex="YLWHHJ+NewsGotT" style:font-size-complex="10pt"/>
    </style:style>
    <style:style style:name="P20" style:family="paragraph" style:parent-style-name="Standard">
      <style:paragraph-properties fo:text-align="justify" style:justify-single-word="false"/>
      <style:text-properties style:font-name="NewsGotT" fo:font-size="10pt" officeooo:paragraph-rsid="0069bb90" style:font-name-asian="YLWHHJ+NewsGotT" style:font-size-asian="10pt" style:font-name-complex="YLWHHJ+NewsGotT" style:font-size-complex="10pt"/>
    </style:style>
    <style:style style:name="P21" style:family="paragraph" style:parent-style-name="Standard">
      <style:paragraph-properties fo:text-align="justify" style:justify-single-word="false"/>
      <style:text-properties style:font-name="NewsGotT" fo:font-size="10pt" officeooo:paragraph-rsid="006eb006" style:font-name-asian="YLWHHJ+NewsGotT" style:font-size-asian="10pt" style:font-name-complex="YLWHHJ+NewsGotT" style:font-size-complex="10pt"/>
    </style:style>
    <style:style style:name="P22" style:family="paragraph" style:parent-style-name="Standard">
      <style:paragraph-properties fo:text-align="justify" style:justify-single-word="false"/>
      <style:text-properties style:font-name="NewsGotT" fo:font-size="10pt" officeooo:paragraph-rsid="00815db3" style:font-name-asian="YLWHHJ+NewsGotT" style:font-size-asian="10pt" style:font-name-complex="YLWHHJ+NewsGotT" style:font-size-complex="10pt"/>
    </style:style>
    <style:style style:name="P23" style:family="paragraph" style:parent-style-name="Standard">
      <style:paragraph-properties fo:text-align="justify" style:justify-single-word="false"/>
      <style:text-properties style:font-name="NewsGotT" fo:font-size="10pt" officeooo:paragraph-rsid="0081fce2" style:font-name-asian="YLWHHJ+NewsGotT" style:font-size-asian="10pt" style:font-name-complex="YLWHHJ+NewsGotT" style:font-size-complex="10pt"/>
    </style:style>
    <style:style style:name="P24" style:family="paragraph" style:parent-style-name="Standard">
      <style:paragraph-properties fo:text-align="justify" style:justify-single-word="false"/>
      <style:text-properties style:font-name="NewsGotT" fo:font-size="10pt" officeooo:rsid="001e90be" officeooo:paragraph-rsid="001e90be" fo:background-color="#ffff00" style:font-name-asian="YLWHHJ+NewsGotT" style:font-size-asian="10pt" style:font-name-complex="YLWHHJ+NewsGotT" style:font-size-complex="10pt"/>
    </style:style>
    <style:style style:name="P25" style:family="paragraph" style:parent-style-name="Standard">
      <style:paragraph-properties fo:text-align="justify" style:justify-single-word="false"/>
      <style:text-properties style:font-name="NewsGotT" fo:font-size="10pt" officeooo:rsid="0030ea0d" officeooo:paragraph-rsid="002a8d71" style:letter-kerning="true" style:font-name-asian="YLWHHJ+NewsGotT" style:font-size-asian="10pt" style:font-name-complex="YLWHHJ+NewsGotT" style:font-size-complex="10pt"/>
    </style:style>
    <style:style style:name="P26" style:family="paragraph" style:parent-style-name="Standard">
      <style:paragraph-properties fo:text-align="justify" style:justify-single-word="false" fo:orphans="0" fo:widows="0" fo:hyphenation-ladder-count="no-limit" style:punctuation-wrap="simple"/>
      <style:text-properties style:font-name="NewsGotT" fo:font-size="10pt" officeooo:rsid="0030ea0d" officeooo:paragraph-rsid="0079181d" style:letter-kerning="true" style:font-name-asian="YLWHHJ+NewsGotT" style:font-size-asian="10pt" style:font-name-complex="YLWHHJ+NewsGotT" style:font-size-complex="10pt" fo:hyphenate="false" fo:hyphenation-remain-char-count="2" fo:hyphenation-push-char-count="2"/>
    </style:style>
    <style:style style:name="P27" style:family="paragraph" style:parent-style-name="Standard">
      <style:paragraph-properties fo:text-align="justify" style:justify-single-word="false" fo:orphans="0" fo:widows="0" fo:hyphenation-ladder-count="no-limit" style:punctuation-wrap="simple"/>
      <style:text-properties style:font-name="NewsGotT" fo:font-size="10pt" officeooo:rsid="0030ea0d" officeooo:paragraph-rsid="00435083" style:letter-kerning="true" style:font-name-asian="YLWHHJ+NewsGotT" style:font-size-asian="10pt" style:font-name-complex="YLWHHJ+NewsGotT" style:font-size-complex="10pt" fo:hyphenate="false" fo:hyphenation-remain-char-count="2" fo:hyphenation-push-char-count="2"/>
    </style:style>
    <style:style style:name="P28" style:family="paragraph" style:parent-style-name="Standard">
      <style:paragraph-properties fo:text-align="justify" style:justify-single-word="false" fo:orphans="0" fo:widows="0" fo:hyphenation-ladder-count="no-limit" style:punctuation-wrap="simple"/>
      <style:text-properties style:font-name="NewsGotT" fo:font-size="10pt" officeooo:rsid="0030ea0d" officeooo:paragraph-rsid="00668d38" style:letter-kerning="true" style:font-name-asian="YLWHHJ+NewsGotT" style:font-size-asian="10pt" style:font-name-complex="YLWHHJ+NewsGotT" style:font-size-complex="10pt" fo:hyphenate="false" fo:hyphenation-remain-char-count="2" fo:hyphenation-push-char-count="2"/>
    </style:style>
    <style:style style:name="P29" style:family="paragraph" style:parent-style-name="Standard">
      <style:paragraph-properties fo:text-align="justify" style:justify-single-word="false" fo:orphans="0" fo:widows="0" fo:hyphenation-ladder-count="no-limit" style:punctuation-wrap="simple"/>
      <style:text-properties style:font-name="NewsGotT" fo:font-size="10pt" officeooo:rsid="0030ea0d" officeooo:paragraph-rsid="0069bb90" style:letter-kerning="true" style:font-name-asian="YLWHHJ+NewsGotT" style:font-size-asian="10pt" style:font-name-complex="YLWHHJ+NewsGotT" style:font-size-complex="10pt" fo:hyphenate="false" fo:hyphenation-remain-char-count="2" fo:hyphenation-push-char-count="2"/>
    </style:style>
    <style:style style:name="P30" style:family="paragraph" style:parent-style-name="Standard">
      <style:paragraph-properties fo:text-align="justify" style:justify-single-word="false" fo:orphans="0" fo:widows="0" fo:hyphenation-ladder-count="no-limit" style:punctuation-wrap="simple"/>
      <style:text-properties style:font-name="NewsGotT" fo:font-size="10pt" officeooo:rsid="00435083" officeooo:paragraph-rsid="00515a3e" style:letter-kerning="true" style:font-name-asian="YLWHHJ+NewsGotT" style:font-size-asian="10pt" style:font-name-complex="YLWHHJ+NewsGotT" style:font-size-complex="10pt" fo:hyphenate="false" fo:hyphenation-remain-char-count="2" fo:hyphenation-push-char-count="2"/>
    </style:style>
    <style:style style:name="P31" style:family="paragraph" style:parent-style-name="Standard">
      <style:paragraph-properties fo:text-align="justify" style:justify-single-word="false" fo:orphans="0" fo:widows="0" fo:hyphenation-ladder-count="no-limit" style:punctuation-wrap="simple"/>
      <style:text-properties style:font-name="NewsGotT" fo:font-size="10pt" officeooo:rsid="0069bb90" officeooo:paragraph-rsid="0069bb90" style:letter-kerning="true" style:font-name-asian="YLWHHJ+NewsGotT" style:font-size-asian="10pt" style:font-name-complex="YLWHHJ+NewsGotT" style:font-size-complex="10pt" fo:hyphenate="false" fo:hyphenation-remain-char-count="2" fo:hyphenation-push-char-count="2"/>
    </style:style>
    <style:style style:name="P32" style:family="paragraph" style:parent-style-name="Standard">
      <style:paragraph-properties fo:text-align="justify" style:justify-single-word="false" fo:orphans="0" fo:widows="0" fo:hyphenation-ladder-count="no-limit" style:punctuation-wrap="simple"/>
      <style:text-properties style:font-name="NewsGotT" fo:font-size="10pt" officeooo:rsid="0069bb90" officeooo:paragraph-rsid="006eb006" style:letter-kerning="true" style:font-name-asian="YLWHHJ+NewsGotT" style:font-size-asian="10pt" style:font-name-complex="YLWHHJ+NewsGotT" style:font-size-complex="10pt" fo:hyphenate="false" fo:hyphenation-remain-char-count="2" fo:hyphenation-push-char-count="2"/>
    </style:style>
    <style:style style:name="P33" style:family="paragraph" style:parent-style-name="Standard">
      <style:paragraph-properties fo:text-align="justify" style:justify-single-word="false" fo:orphans="0" fo:widows="0" fo:hyphenation-ladder-count="no-limit" style:punctuation-wrap="simple"/>
      <style:text-properties style:font-name="NewsGotT" officeooo:paragraph-rsid="0040ef1c" style:letter-kerning="true" style:font-name-complex="NewsGotT" fo:hyphenate="false" fo:hyphenation-remain-char-count="2" fo:hyphenation-push-char-count="2"/>
    </style:style>
    <style:style style:name="P34" style:family="paragraph" style:parent-style-name="Standard">
      <style:paragraph-properties fo:text-align="justify" style:justify-single-word="false" fo:orphans="0" fo:widows="0" fo:hyphenation-ladder-count="no-limit" style:punctuation-wrap="simple"/>
      <style:text-properties style:font-name="NewsGotT" officeooo:paragraph-rsid="00435083" style:letter-kerning="true" style:font-name-complex="NewsGotT" fo:hyphenate="false" fo:hyphenation-remain-char-count="2" fo:hyphenation-push-char-count="2"/>
    </style:style>
    <style:style style:name="P35" style:family="paragraph" style:parent-style-name="Standard">
      <style:paragraph-properties fo:text-align="justify" style:justify-single-word="false" fo:orphans="0" fo:widows="0" fo:hyphenation-ladder-count="no-limit" style:punctuation-wrap="simple"/>
      <style:text-properties style:font-name="NewsGotT" officeooo:paragraph-rsid="00515a3e" style:letter-kerning="true" style:font-name-complex="NewsGotT" fo:hyphenate="false" fo:hyphenation-remain-char-count="2" fo:hyphenation-push-char-count="2"/>
    </style:style>
    <style:style style:name="P36" style:family="paragraph" style:parent-style-name="Standard">
      <style:paragraph-properties fo:text-align="start" style:justify-single-word="false"/>
      <style:text-properties style:font-name="NewsGotT" fo:font-weight="bold" officeooo:paragraph-rsid="001e90be" style:font-weight-asian="bold" style:font-name-complex="NewsGotT"/>
    </style:style>
    <style:style style:name="P37" style:family="paragraph" style:parent-style-name="Standard">
      <style:paragraph-properties style:snap-to-layout-grid="false"/>
      <style:text-properties style:font-name="NewsGotT" fo:letter-spacing="-0.005cm" fo:font-weight="bold" officeooo:paragraph-rsid="002125f8" style:font-weight-asian="bold" style:font-name-complex="NewsGotT"/>
    </style:style>
    <style:style style:name="P38" style:family="paragraph" style:parent-style-name="Standard">
      <style:paragraph-properties style:snap-to-layout-grid="false"/>
      <style:text-properties style:font-name="NewsGotT" fo:letter-spacing="-0.005cm" fo:font-weight="bold" officeooo:rsid="002125f8" officeooo:paragraph-rsid="002896c7" style:font-weight-asian="bold" style:font-name-complex="NewsGotT"/>
    </style:style>
    <style:style style:name="P39" style:family="paragraph" style:parent-style-name="Standard">
      <style:paragraph-properties style:snap-to-layout-grid="false"/>
      <style:text-properties style:font-name="NewsGotT" fo:letter-spacing="-0.005cm" fo:font-weight="bold" officeooo:rsid="0023995c" officeooo:paragraph-rsid="002452b0" style:font-weight-asian="bold" style:font-name-complex="NewsGotT"/>
    </style:style>
    <style:style style:name="P40" style:family="paragraph" style:parent-style-name="Standard">
      <style:paragraph-properties fo:text-align="center" style:justify-single-word="false" style:snap-to-layout-grid="false"/>
      <style:text-properties style:font-name="NewsGotT" fo:letter-spacing="-0.005cm" fo:font-weight="bold" officeooo:rsid="002896c7" officeooo:paragraph-rsid="002896c7" style:font-weight-asian="bold" style:font-name-complex="NewsGotT"/>
    </style:style>
    <style:style style:name="P41" style:family="paragraph" style:parent-style-name="Standard">
      <style:paragraph-properties style:snap-to-layout-grid="false"/>
      <style:text-properties style:font-name="NewsGotT" fo:letter-spacing="-0.005cm" fo:font-weight="bold" officeooo:rsid="0022b6d5" officeooo:paragraph-rsid="002896c7" style:font-weight-asian="bold" style:font-name-complex="NewsGotT"/>
    </style:style>
    <style:style style:name="P42" style:family="paragraph" style:parent-style-name="Standard">
      <style:paragraph-properties style:snap-to-layout-grid="false"/>
      <style:text-properties style:font-name="NewsGotT" fo:font-size="8pt" fo:letter-spacing="-0.005cm" fo:font-weight="bold" officeooo:rsid="001fe9cc" officeooo:paragraph-rsid="001fe9cc" style:font-size-asian="8pt" style:font-weight-asian="bold" style:font-name-complex="NewsGotT" style:font-size-complex="8pt"/>
    </style:style>
    <style:style style:name="P43" style:family="paragraph" style:parent-style-name="Standard">
      <style:paragraph-properties style:snap-to-layout-grid="false"/>
      <style:text-properties style:font-name="NewsGotT" fo:font-size="8pt" fo:letter-spacing="-0.005cm" fo:font-weight="bold" officeooo:rsid="001fe9cc" officeooo:paragraph-rsid="0024f9f4" style:font-size-asian="8pt" style:font-weight-asian="bold" style:font-name-complex="NewsGotT" style:font-size-complex="8pt"/>
    </style:style>
    <style:style style:name="P44" style:family="paragraph" style:parent-style-name="Standard">
      <style:paragraph-properties style:snap-to-layout-grid="false"/>
      <style:text-properties style:font-name="NewsGotT" fo:font-size="8pt" fo:letter-spacing="-0.005cm" fo:font-weight="bold" officeooo:rsid="0024f9f4" officeooo:paragraph-rsid="0024f9f4" style:font-size-asian="8pt" style:font-weight-asian="bold" style:font-name-complex="NewsGotT" style:font-size-complex="8pt"/>
    </style:style>
    <style:style style:name="P45" style:family="paragraph" style:parent-style-name="Standard">
      <style:paragraph-properties style:snap-to-layout-grid="false"/>
      <style:text-properties style:font-name="NewsGotT" fo:font-size="8pt" fo:letter-spacing="-0.005cm" fo:font-weight="bold" officeooo:rsid="00272061" officeooo:paragraph-rsid="00272061" style:font-size-asian="8pt" style:font-weight-asian="bold" style:font-name-complex="NewsGotT" style:font-size-complex="8pt" style:font-weight-complex="bold"/>
    </style:style>
    <style:style style:name="P46" style:family="paragraph" style:parent-style-name="Standard">
      <style:paragraph-properties style:snap-to-layout-grid="false"/>
      <style:text-properties style:font-name="NewsGotT" fo:font-size="8pt" fo:letter-spacing="-0.005cm" fo:font-weight="normal" officeooo:rsid="001fe9cc" officeooo:paragraph-rsid="001fe9cc" style:font-size-asian="8pt" style:font-weight-asian="normal" style:font-name-complex="NewsGotT" style:font-size-complex="8pt" style:font-weight-complex="normal"/>
    </style:style>
    <style:style style:name="P47" style:family="paragraph" style:parent-style-name="Standard">
      <style:paragraph-properties style:snap-to-layout-grid="false"/>
      <style:text-properties style:font-name="NewsGotT" fo:font-size="8pt" fo:letter-spacing="-0.005cm" fo:font-weight="normal" officeooo:rsid="001fe9cc" officeooo:paragraph-rsid="0024f9f4" style:font-size-asian="8pt" style:font-weight-asian="normal" style:font-name-complex="NewsGotT" style:font-size-complex="8pt" style:font-weight-complex="normal"/>
    </style:style>
    <style:style style:name="P48" style:family="paragraph" style:parent-style-name="Standard">
      <style:paragraph-properties style:snap-to-layout-grid="false"/>
      <style:text-properties style:font-name="NewsGotT" fo:font-size="8pt" fo:letter-spacing="-0.005cm" fo:font-weight="normal" officeooo:rsid="001fe9cc" officeooo:paragraph-rsid="0025cdb2" style:font-size-asian="8pt" style:font-weight-asian="normal" style:font-name-complex="NewsGotT" style:font-size-complex="8pt" style:font-weight-complex="normal"/>
    </style:style>
    <style:style style:name="P49" style:family="paragraph" style:parent-style-name="Standard">
      <style:paragraph-properties style:snap-to-layout-grid="false"/>
      <style:text-properties style:font-name="NewsGotT" fo:font-size="8pt" fo:letter-spacing="-0.005cm" fo:font-weight="normal" officeooo:rsid="002125f8" officeooo:paragraph-rsid="002125f8" style:font-size-asian="8pt" style:font-weight-asian="normal" style:font-name-complex="NewsGotT" style:font-size-complex="8pt" style:font-weight-complex="normal"/>
    </style:style>
    <style:style style:name="P50" style:family="paragraph" style:parent-style-name="Standard">
      <style:paragraph-properties style:snap-to-layout-grid="false"/>
      <style:text-properties style:font-name="NewsGotT" fo:font-size="8pt" fo:letter-spacing="-0.005cm" fo:font-weight="normal" officeooo:rsid="002125f8" officeooo:paragraph-rsid="0025cdb2" style:font-size-asian="8pt" style:font-weight-asian="normal" style:font-name-complex="NewsGotT" style:font-size-complex="8pt" style:font-weight-complex="normal"/>
    </style:style>
    <style:style style:name="P51" style:family="paragraph" style:parent-style-name="Standard">
      <style:paragraph-properties style:snap-to-layout-grid="false"/>
      <style:text-properties style:font-name="NewsGotT" fo:font-size="8pt" fo:letter-spacing="-0.005cm" fo:font-weight="normal" officeooo:rsid="0025cdb2" officeooo:paragraph-rsid="0025cdb2" style:font-size-asian="8pt" style:font-weight-asian="normal" style:font-name-complex="NewsGotT" style:font-size-complex="8pt" style:font-weight-complex="normal"/>
    </style:style>
    <style:style style:name="P52" style:family="paragraph" style:parent-style-name="Standard">
      <style:paragraph-properties style:snap-to-layout-grid="false"/>
      <style:text-properties style:font-name="NewsGotT" fo:font-size="8pt" fo:letter-spacing="-0.005cm" fo:font-weight="normal" officeooo:rsid="00272061" officeooo:paragraph-rsid="00272061" style:font-size-asian="8pt" style:font-weight-asian="normal" style:font-name-complex="NewsGotT" style:font-size-complex="8pt" style:font-weight-complex="normal"/>
    </style:style>
    <style:style style:name="P53" style:family="paragraph" style:parent-style-name="Standard">
      <style:text-properties fo:font-size="10pt" style:font-size-asian="10pt" style:font-size-complex="10pt"/>
    </style:style>
    <style:style style:name="P54" style:family="paragraph" style:parent-style-name="Standard">
      <style:paragraph-properties fo:text-align="justify" style:justify-single-word="false"/>
      <style:text-properties fo:font-size="10pt" style:font-size-asian="10pt" style:font-size-complex="10pt"/>
    </style:style>
    <style:style style:name="P55" style:family="paragraph" style:parent-style-name="Standard">
      <style:text-properties style:text-underline-style="solid" style:text-underline-width="auto" style:text-underline-color="font-color"/>
    </style:style>
    <style:style style:name="P56"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bold" officeooo:rsid="001fe9cc" officeooo:paragraph-rsid="00272061" style:font-name-asian="Times New Roman" style:font-size-asian="10pt" style:language-asian="zh" style:country-asian="CN" style:font-weight-asian="bold" style:font-name-complex="NewsGotT" style:font-size-complex="10pt" style:language-complex="ar" style:country-complex="SA"/>
    </style:style>
    <style:style style:name="P5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896c7" officeooo:paragraph-rsid="002a8d7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2afb1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5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2c3998"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2e716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3b273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3cf09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3eead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02dc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0ef1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3508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70358"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4a456a"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6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15a3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6628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bff8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5df20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10ef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2449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3cfc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5248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68d38"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8842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7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9bb90"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a82f9"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b9f55"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bae0f"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6eb006"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0b04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2120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3785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7063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7d1bf"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8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811aa"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83a86"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85775"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9181d"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7b964b"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15db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18c77"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1fce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afb1c" officeooo:paragraph-rsid="008367aa"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8"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2ef609" officeooo:paragraph-rsid="007b964b"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9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396eae" officeooo:paragraph-rsid="005bff8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0"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3b2734" officeooo:paragraph-rsid="003b2734"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3b2734" officeooo:paragraph-rsid="0040ef1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2"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435083" officeooo:paragraph-rsid="00435083"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3"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507bef" officeooo:paragraph-rsid="00507bef"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507bef" officeooo:paragraph-rsid="00515a3e"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bold" officeooo:rsid="0067a3e1" officeooo:paragraph-rsid="0067a3e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bold" officeooo:rsid="0077063c" officeooo:paragraph-rsid="0077063c"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0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a8d71" officeooo:paragraph-rsid="002a8d7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0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afb1c" officeooo:paragraph-rsid="002afb1c"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09"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2d7942" officeooo:paragraph-rsid="002d794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0"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e7161" officeooo:paragraph-rsid="002e716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1"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2e7161" officeooo:paragraph-rsid="002e716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2"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2ef609" officeooo:paragraph-rsid="007b964b"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3"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0ea0d"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4"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22aba"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339621"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6"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55e6c"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61988"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3b2734" officeooo:paragraph-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1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3cf09e" officeooo:paragraph-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3cf09e" officeooo:paragraph-rsid="00668d3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3eead1" officeooo:paragraph-rsid="003eead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02dcc" officeooo:paragraph-rsid="00402dcc"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2f4a0" officeooo:paragraph-rsid="0042f4a0"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4f44f" officeooo:paragraph-rsid="0044f44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5"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470358" officeooo:paragraph-rsid="0047035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6"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470358" officeooo:paragraph-rsid="0047035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7"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0c087" officeooo:paragraph-rsid="0050c08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8"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0c087" officeooo:paragraph-rsid="00515a3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2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15a3e" officeooo:paragraph-rsid="00515a3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15a3e" officeooo:paragraph-rsid="0056628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1"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530dd1" officeooo:paragraph-rsid="0079181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66283" officeooo:paragraph-rsid="0056628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5df202" officeooo:paragraph-rsid="005df20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4"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5f1a7d" officeooo:paragraph-rsid="005f1a7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weight="normal" officeooo:rsid="005f1a7d" officeooo:paragraph-rsid="006244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10ef2" officeooo:paragraph-rsid="00610ef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7"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2449e" officeooo:paragraph-rsid="006244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8"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3cfc3" officeooo:paragraph-rsid="0063cfc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3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5248e" officeooo:paragraph-rsid="0065248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7a3e1" officeooo:paragraph-rsid="0067a3e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88421" officeooo:paragraph-rsid="0068842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a82f9" officeooo:paragraph-rsid="006a82f9"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b9f55" officeooo:paragraph-rsid="006b9f55"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6bae0f" officeooo:paragraph-rsid="006bae0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5"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bae0f" officeooo:paragraph-rsid="006bae0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6"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05b62" officeooo:paragraph-rsid="00705b6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705b62" officeooo:paragraph-rsid="00705b6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8"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0b042" officeooo:paragraph-rsid="0070b04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4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21201" officeooo:paragraph-rsid="0072120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7063c" officeooo:paragraph-rsid="0077063c"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7d1bf" officeooo:paragraph-rsid="0077d1b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811aa" officeooo:paragraph-rsid="007811a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3"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83a86" officeooo:paragraph-rsid="00783a86"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4"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7dd61a" officeooo:paragraph-rsid="007dd61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5"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68d38" officeooo:paragraph-rsid="00668d38"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6"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68d38" officeooo:paragraph-rsid="0069bb90"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7"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75102d" officeooo:paragraph-rsid="0075102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8"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6eb006" officeooo:paragraph-rsid="006eb006"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59"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5db3" officeooo:paragraph-rsid="00815db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0"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8c77" officeooo:paragraph-rsid="00818c7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1"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1fce2" officeooo:paragraph-rsid="0081fce2"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2" style:family="paragraph" style:parent-style-name="Standard">
      <style:paragraph-properties fo:text-align="justify" style:justify-single-word="false" style:snap-to-layout-grid="false"/>
      <style:text-properties style:use-window-font-color="true" style:font-name="NewsGotT" fo:font-size="10pt" fo:letter-spacing="-0.005cm" fo:language="es" fo:country="ES" fo:font-weight="normal" officeooo:rsid="008367aa" officeooo:paragraph-rsid="008367a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163"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style="italic" fo:font-weight="bold" officeooo:rsid="005f1a7d" officeooo:paragraph-rsid="005f1a7d"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64"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style="italic" fo:font-weight="bold" officeooo:rsid="005f1a7d" officeooo:paragraph-rsid="0062449e"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65"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5f1a7d" officeooo:paragraph-rsid="0062449e"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66"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610ef2" officeooo:paragraph-rsid="00610ef2"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67" style:family="paragraph" style:parent-style-name="Standard">
      <style:paragraph-properties fo:text-align="center" style:justify-single-word="false" style:snap-to-layout-grid="false"/>
      <style:text-properties style:use-window-font-color="true" style:font-name="NewsGotT" fo:font-size="10pt" fo:letter-spacing="-0.005cm" fo:language="es" fo:country="ES" fo:font-style="italic" fo:font-weight="bold" officeooo:rsid="00566283" officeooo:paragraph-rsid="00566283" style:font-name-asian="Times New Roman" style:font-size-asian="10pt" style:language-asian="zh" style:country-asian="CN" style:font-style-asian="italic" style:font-weight-asian="bold" style:font-name-complex="NewsGotT" style:font-size-complex="10pt" style:language-complex="ar" style:country-complex="SA" style:font-style-complex="italic" style:font-weight-complex="bold"/>
    </style:style>
    <style:style style:name="P168" style:family="paragraph" style:parent-style-name="Standard">
      <style:paragraph-properties fo:text-align="start" style:justify-single-word="false" style:snap-to-layout-grid="false"/>
      <style:text-properties officeooo:paragraph-rsid="003cf09e"/>
    </style:style>
    <style:style style:name="P169" style:family="paragraph" style:parent-style-name="Standard">
      <style:paragraph-properties fo:text-align="start" style:justify-single-word="false" style:snap-to-layout-grid="false"/>
      <style:text-properties officeooo:rsid="0042de6d" officeooo:paragraph-rsid="0042de6d"/>
    </style:style>
    <style:style style:name="P170" style:family="paragraph" style:parent-style-name="Standard">
      <style:paragraph-properties fo:text-align="start" style:justify-single-word="false" style:snap-to-layout-grid="false"/>
      <style:text-properties officeooo:rsid="00507bef" officeooo:paragraph-rsid="00507bef"/>
    </style:style>
    <style:style style:name="P171" style:family="paragraph" style:parent-style-name="Standard">
      <style:paragraph-properties fo:text-align="start" style:justify-single-word="false" style:snap-to-layout-grid="false"/>
      <style:text-properties officeooo:rsid="00507bef" officeooo:paragraph-rsid="00515a3e"/>
    </style:style>
    <style:style style:name="P172" style:family="paragraph" style:parent-style-name="Standard">
      <style:paragraph-properties fo:text-align="start" style:justify-single-word="false" style:snap-to-layout-grid="false"/>
      <style:text-properties officeooo:rsid="00668d38" officeooo:paragraph-rsid="00668d38"/>
    </style:style>
    <style:style style:name="P173" style:family="paragraph" style:parent-style-name="Standard">
      <style:paragraph-properties fo:text-align="start" style:justify-single-word="false" style:snap-to-layout-grid="false"/>
      <style:text-properties officeooo:rsid="0069bb90" officeooo:paragraph-rsid="006bae0f"/>
    </style:style>
    <style:style style:name="P174" style:family="paragraph" style:parent-style-name="Standard">
      <style:paragraph-properties fo:text-align="start" style:justify-single-word="false" style:snap-to-layout-grid="false"/>
      <style:text-properties officeooo:rsid="00785775" officeooo:paragraph-rsid="00815db3"/>
    </style:style>
    <style:style style:name="P175" style:family="paragraph" style:parent-style-name="Sender">
      <style:paragraph-properties fo:margin-left="-12.502cm" fo:margin-right="-0.212cm" fo:text-indent="12.502cm" style:auto-text-indent="false"/>
      <style:text-properties fo:color="#008000" style:font-name="Eras Bk BT" fo:font-size="12pt" fo:font-weight="bold" style:font-size-asian="12pt" style:font-weight-asian="bold" style:text-scale="80%"/>
    </style:style>
    <style:style style:name="P176" style:family="paragraph" style:parent-style-name="Sender">
      <style:paragraph-properties fo:margin-left="-12.502cm" fo:margin-right="-0.212cm" fo:text-indent="12.502cm" style:auto-text-indent="false"/>
      <style:text-properties fo:color="#008000" style:font-name="Eras Md BT" fo:font-size="10pt" style:font-size-asian="10pt" style:text-scale="80%"/>
    </style:style>
    <style:style style:name="P177" style:family="paragraph" style:parent-style-name="Standard">
      <style:paragraph-properties fo:margin-left="0cm" fo:margin-right="0cm" fo:text-align="justify" style:justify-single-word="false" fo:text-indent="0cm" style:auto-text-indent="false"/>
      <style:text-properties style:font-name="NewsGotT" fo:font-size="12pt" fo:font-weight="bold" style:font-size-asian="12pt" style:font-weight-asian="bold" style:font-weight-complex="bold"/>
    </style:style>
    <style:style style:name="P178" style:family="paragraph" style:parent-style-name="Standard">
      <style:paragraph-properties fo:margin-left="0cm" fo:margin-right="0cm" fo:text-align="justify" style:justify-single-word="false" fo:text-indent="0cm" style:auto-text-indent="false"/>
      <style:text-properties style:font-name="NewsGotT" fo:font-size="12pt" style:text-underline-style="none" style:font-size-asian="12pt" style:font-size-complex="12pt"/>
    </style:style>
    <style:style style:name="P179" style:family="paragraph" style:parent-style-name="Standard">
      <style:paragraph-properties fo:margin-left="0cm" fo:margin-right="0cm" fo:text-align="start" style:justify-single-word="false" fo:text-indent="0cm" style:auto-text-indent="false"/>
      <style:text-properties style:font-name="NewsGotT" fo:font-size="12pt" style:font-size-asian="12pt"/>
    </style:style>
    <style:style style:name="P180" style:family="paragraph" style:parent-style-name="Standard">
      <style:paragraph-properties fo:margin-left="0cm" fo:margin-right="0cm" fo:text-align="justify" style:justify-single-word="false" fo:text-indent="0cm" style:auto-text-indent="false"/>
      <style:text-properties style:font-name="NewsGotT" fo:font-size="10pt" officeooo:paragraph-rsid="00815db3" style:font-name-asian="YLWHHJ+NewsGotT" style:font-size-asian="10pt" style:font-name-complex="YLWHHJ+NewsGotT" style:font-size-complex="10pt"/>
    </style:style>
    <style:style style:name="P181" style:family="paragraph" style:parent-style-name="Standard">
      <style:paragraph-properties fo:margin-left="0cm" fo:margin-right="0cm" fo:text-align="justify" style:justify-single-word="false" fo:text-indent="0cm" style:auto-text-indent="false"/>
      <style:text-properties style:font-name="NewsGotT" fo:font-size="10pt" officeooo:rsid="00818c77" officeooo:paragraph-rsid="00785775" style:font-name-asian="YLWHHJ+NewsGotT" style:font-size-asian="10pt" style:font-name-complex="YLWHHJ+NewsGotT" style:font-size-complex="10pt"/>
    </style:style>
    <style:style style:name="P182" style:family="paragraph" style:parent-style-name="Standard">
      <style:paragraph-properties fo:margin-left="0cm" fo:margin-right="0cm" fo:text-indent="0cm" style:auto-text-indent="false"/>
      <style:text-properties style:text-underline-style="none" style:font-size-complex="12pt"/>
    </style:style>
    <style:style style:name="P183" style:family="paragraph" style:parent-style-name="Standard">
      <style:paragraph-properties fo:margin-left="0.866cm" fo:margin-right="0cm" fo:text-indent="0cm" style:auto-text-indent="false"/>
      <style:text-properties style:font-name="NewsGotT" fo:font-size="10pt" style:font-size-asian="10pt" style:font-size-complex="10pt"/>
    </style:style>
    <style:style style:name="P184" style:family="paragraph" style:parent-style-name="Standard">
      <style:paragraph-properties fo:break-before="page"/>
      <style:text-properties style:font-name="NewsGotT" fo:font-size="12pt" style:text-underline-style="solid" style:text-underline-width="auto" style:text-underline-color="font-color" style:font-size-asian="12pt" style:font-size-complex="12pt"/>
    </style:style>
    <style:style style:name="P185" style:family="paragraph" style:parent-style-name="Standard">
      <style:paragraph-properties fo:text-align="justify" style:justify-single-word="false" fo:break-before="page"/>
      <style:text-properties style:font-name="NewsGotT" fo:font-size="10pt" style:font-name-asian="YLWHHJ+NewsGotT" style:font-size-asian="10pt" style:font-name-complex="YLWHHJ+NewsGotT" style:font-size-complex="10pt"/>
    </style:style>
    <style:style style:name="P186" style:family="paragraph" style:parent-style-name="Standard">
      <style:paragraph-properties fo:text-align="justify" style:justify-single-word="false" fo:orphans="0" fo:widows="0" fo:hyphenation-ladder-count="no-limit" fo:break-before="page" style:punctuation-wrap="simple"/>
      <style:text-properties style:font-name="NewsGotT" fo:font-size="10pt" officeooo:paragraph-rsid="0079181d" style:font-name-asian="YLWHHJ+NewsGotT" style:font-size-asian="10pt" style:font-name-complex="YLWHHJ+NewsGotT" style:font-size-complex="10pt" fo:hyphenate="false" fo:hyphenation-remain-char-count="2" fo:hyphenation-push-char-count="2"/>
    </style:style>
    <style:style style:name="P187" style:family="paragraph" style:parent-style-name="Standard">
      <style:paragraph-properties fo:text-align="justify" style:justify-single-word="false" fo:break-before="page"/>
      <style:text-properties style:font-name="NewsGotT" fo:font-size="10pt" officeooo:paragraph-rsid="00785775" style:font-name-asian="YLWHHJ+NewsGotT" style:font-size-asian="10pt" style:font-name-complex="YLWHHJ+NewsGotT" style:font-size-complex="10pt"/>
    </style:style>
    <style:style style:name="P188" style:family="paragraph" style:parent-style-name="Standard">
      <style:paragraph-properties fo:text-align="justify" style:justify-single-word="false" fo:orphans="0" fo:widows="0" fo:hyphenation-ladder-count="no-limit" fo:break-before="page" style:punctuation-wrap="simple"/>
      <style:text-properties style:font-name="NewsGotT" fo:font-size="10pt" officeooo:rsid="0030ea0d" officeooo:paragraph-rsid="0030ea0d" style:letter-kerning="true" style:font-name-asian="YLWHHJ+NewsGotT" style:font-size-asian="10pt" style:font-name-complex="YLWHHJ+NewsGotT" style:font-size-complex="10pt" fo:hyphenate="false" fo:hyphenation-remain-char-count="2" fo:hyphenation-push-char-count="2"/>
    </style:style>
    <style:style style:name="P189" style:family="paragraph" style:parent-style-name="Standard">
      <style:paragraph-properties fo:margin-left="0.501cm" fo:margin-right="0cm" fo:text-align="justify" style:justify-single-word="false" fo:text-indent="0cm" style:auto-text-indent="false"/>
      <style:text-properties style:font-name="NewsGotT" officeooo:paragraph-rsid="001e90be" style:font-name-complex="NewsGotT"/>
    </style:style>
    <style:style style:name="P190" style:family="paragraph" style:parent-style-name="Standard">
      <style:paragraph-properties fo:text-align="center" style:justify-single-word="false" fo:background-color="#e6e6ff" style:snap-to-layout-grid="false">
        <style:background-image/>
      </style:paragraph-properties>
      <style:text-properties style:use-window-font-color="true" style:font-name="NewsGotT" fo:font-size="10pt" fo:letter-spacing="-0.005cm" fo:language="es" fo:country="ES" fo:font-weight="bold" officeooo:rsid="00721201" officeooo:paragraph-rsid="00721201"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1" style:family="paragraph" style:parent-style-name="Standard">
      <style:paragraph-properties fo:text-align="center" style:justify-single-word="false" fo:background-color="#e6e6ff" style:snap-to-layout-grid="false">
        <style:background-image/>
      </style:paragraph-properties>
      <style:text-properties style:use-window-font-color="true" style:font-name="NewsGotT" fo:font-size="10pt" fo:letter-spacing="-0.005cm" fo:language="es" fo:country="ES" fo:font-weight="bold" officeooo:rsid="0070b042" officeooo:paragraph-rsid="0070b042" style:font-name-asian="Times New Roman" style:font-size-asian="10pt" style:language-asian="zh" style:country-asian="CN" style:font-weight-asian="bold" style:font-name-complex="NewsGotT" style:font-size-complex="10pt" style:language-complex="ar" style:country-complex="SA" style:font-weight-complex="bold"/>
    </style:style>
    <style:style style:name="P192" style:family="paragraph" style:parent-style-name="Footnote">
      <style:text-properties officeooo:paragraph-rsid="0022b6d5"/>
    </style:style>
    <style:style style:name="P193" style:family="paragraph" style:parent-style-name="Footnote">
      <style:text-properties officeooo:rsid="002452b0" officeooo:paragraph-rsid="002452b0"/>
    </style:style>
    <style:style style:name="P194" style:family="paragraph" style:parent-style-name="Footnote">
      <style:paragraph-properties fo:text-align="justify" style:justify-single-word="false"/>
      <style:text-properties officeooo:rsid="0030ea0d" officeooo:paragraph-rsid="0030ea0d"/>
    </style:style>
    <style:style style:name="P195" style:family="paragraph" style:parent-style-name="Footnote">
      <style:paragraph-properties fo:text-align="justify" style:justify-single-word="false"/>
      <style:text-properties officeooo:rsid="00322aba" officeooo:paragraph-rsid="00322aba"/>
    </style:style>
    <style:style style:name="P196" style:family="paragraph" style:parent-style-name="Footnote">
      <style:paragraph-properties fo:text-align="justify" style:justify-single-word="false"/>
      <style:text-properties officeooo:rsid="003b2734" officeooo:paragraph-rsid="003b2734"/>
    </style:style>
    <style:style style:name="P197" style:family="paragraph" style:parent-style-name="Text_20_body">
      <style:text-properties fo:letter-spacing="-0.005cm" officeooo:paragraph-rsid="001e90be"/>
    </style:style>
    <style:style style:name="P198" style:family="paragraph" style:parent-style-name="Heading_20_1">
      <style:paragraph-properties fo:margin-left="0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199" style:family="paragraph" style:parent-style-name="Heading_20_1">
      <style:paragraph-properties fo:margin-left="0cm" fo:margin-right="0cm" fo:text-align="justify" style:justify-single-word="false" fo:text-indent="0cm" style:auto-text-indent="false"/>
    </style:style>
    <style:style style:name="P200" style:family="paragraph" style:parent-style-name="Heading_20_1">
      <style:paragraph-properties fo:margin-left="0cm" fo:margin-right="0cm" fo:text-indent="0cm" style:auto-text-indent="false"/>
      <style:text-properties style:text-underline-style="none"/>
    </style:style>
    <style:style style:name="P201" style:family="paragraph" style:parent-style-name="Heading_20_1">
      <style:paragraph-properties fo:margin-left="0.866cm" fo:margin-right="0cm" fo:text-indent="0cm" style:auto-text-indent="false"/>
      <style:text-properties fo:font-size="10pt" style:font-size-asian="10pt" style:font-size-complex="10pt"/>
    </style:style>
    <style:style style:name="P202" style:family="paragraph" style:parent-style-name="Standard" style:master-page-name="Standard">
      <style:paragraph-properties fo:margin-left="8.752cm" fo:margin-right="0cm" fo:text-align="justify" style:justify-single-word="false" fo:text-indent="0cm" style:auto-text-indent="false" style:page-number="auto"/>
      <style:text-properties style:font-name="NewsGotT" fo:language="zxx" fo:country="none"/>
    </style:style>
    <style:style style:name="P203" style:family="paragraph" style:parent-style-name="Standard" style:list-style-name="L2">
      <style:paragraph-properties fo:text-align="start" style:justify-single-word="false" style:snap-to-layout-grid="false"/>
      <style:text-properties style:use-window-font-color="true" style:font-name="NewsGotT" fo:font-size="10pt" fo:letter-spacing="-0.005cm" fo:language="es" fo:country="ES" fo:font-weight="normal" officeooo:rsid="002ef609" officeooo:paragraph-rsid="007b964b"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04" style:family="paragraph" style:parent-style-name="Standard" style:list-style-name="L3">
      <style:paragraph-properties fo:text-align="start" style:justify-single-word="false" style:snap-to-layout-grid="false"/>
      <style:text-properties style:use-window-font-color="true" style:font-name="NewsGotT" fo:font-size="10pt" fo:letter-spacing="-0.005cm" fo:language="es" fo:country="ES" fo:font-weight="normal" officeooo:rsid="003cf09e" officeooo:paragraph-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05" style:family="paragraph" style:parent-style-name="Standard" style:list-style-name="L3">
      <style:paragraph-properties fo:text-align="start" style:justify-single-word="false" style:snap-to-layout-grid="false"/>
      <style:text-properties style:use-window-font-color="true" style:font-name="NewsGotT" fo:font-size="10pt" fo:letter-spacing="-0.005cm" fo:language="es" fo:country="ES" fo:font-weight="normal" officeooo:rsid="003cf09e" officeooo:paragraph-rsid="0044f44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06" style:family="paragraph" style:parent-style-name="Standard" style:list-style-name="L4">
      <style:paragraph-properties fo:text-align="justify" style:justify-single-word="false" style:snap-to-layout-grid="false"/>
      <style:text-properties style:use-window-font-color="true" style:font-name="NewsGotT" fo:font-size="10pt" fo:letter-spacing="-0.005cm" fo:language="es" fo:country="ES" fo:font-weight="normal" officeooo:rsid="0063cfc3" officeooo:paragraph-rsid="0063cfc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07" style:family="paragraph" style:parent-style-name="Standard" style:list-style-name="L5">
      <style:paragraph-properties fo:text-align="justify" style:justify-single-word="false" style:snap-to-layout-grid="false"/>
      <style:text-properties style:use-window-font-color="true" style:font-name="NewsGotT" fo:font-size="10pt" fo:letter-spacing="-0.005cm" fo:language="es" fo:country="ES" fo:font-weight="normal" officeooo:rsid="0067a3e1" officeooo:paragraph-rsid="0067a3e1"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08" style:family="paragraph" style:parent-style-name="Standard" style:list-style-name="L5">
      <style:paragraph-properties fo:text-align="justify" style:justify-single-word="false" style:snap-to-layout-grid="false"/>
      <style:text-properties style:use-window-font-color="true" style:font-name="NewsGotT" fo:font-size="10pt" fo:letter-spacing="-0.005cm" fo:language="es" fo:country="ES" fo:font-weight="normal" officeooo:rsid="0067a3e1" officeooo:paragraph-rsid="00694926"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09" style:family="paragraph" style:parent-style-name="Standard">
      <style:paragraph-properties fo:text-align="start" style:justify-single-word="false" style:snap-to-layout-grid="false"/>
      <style:text-properties style:use-window-font-color="true" style:font-name="NewsGotT" fo:font-size="10pt" fo:letter-spacing="-0.005cm" fo:language="es" fo:country="ES" fo:font-weight="normal" officeooo:rsid="00815db3" officeooo:paragraph-rsid="00815db3"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P210" style:family="paragraph" style:parent-style-name="Standard">
      <style:paragraph-properties fo:text-align="justify" style:justify-single-word="false"/>
      <style:text-properties style:use-window-font-color="true" style:text-outline="false" style:text-line-through-style="none" style:text-line-through-type="none" style:font-name="sans-serif" fo:font-size="10pt" fo:language="es" fo:country="ES" fo:font-style="normal" fo:text-shadow="none" style:text-underline-style="none" fo:font-weight="bold" officeooo:rsid="0081fce2" officeooo:paragraph-rsid="00815db3"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P211" style:family="paragraph" style:parent-style-name="Standard" style:list-style-name="L3">
      <style:paragraph-properties fo:text-align="start" style:justify-single-word="false" style:snap-to-layout-grid="false"/>
      <style:text-properties officeooo:rsid="003cf09e" officeooo:paragraph-rsid="003cf09e"/>
    </style:style>
    <style:style style:name="P212" style:family="paragraph" style:parent-style-name="Standard" style:list-style-name="L3">
      <style:paragraph-properties fo:text-align="start" style:justify-single-word="false" style:snap-to-layout-grid="false"/>
      <style:text-properties officeooo:rsid="003cf09e" officeooo:paragraph-rsid="004510ec"/>
    </style:style>
    <style:style style:name="P213" style:family="paragraph" style:parent-style-name="Standard" style:list-style-name="L1">
      <style:paragraph-properties fo:margin-left="0cm" fo:margin-right="0cm" fo:text-align="start" style:justify-single-word="false" fo:text-indent="0cm" style:auto-text-indent="false"/>
      <style:text-properties style:font-name="NewsGotT" fo:font-size="12pt" style:font-size-asian="12pt"/>
    </style:style>
    <style:style style:name="P214" style:family="paragraph" style:parent-style-name="Standard">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sans-serif" fo:font-size="10pt" fo:language="es" fo:country="ES" fo:font-style="normal" fo:text-shadow="none" style:text-underline-style="none" fo:font-weight="bold" officeooo:rsid="0081fce2" officeooo:paragraph-rsid="0081fce2"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P215" style:family="paragraph" style:parent-style-name="Heading_20_3" style:list-style-name="">
      <style:paragraph-properties fo:text-align="start" style:justify-single-word="false" fo:orphans="2" fo:widows="2" fo:hyphenation-ladder-count="no-limit"/>
      <style:text-properties style:font-name="NewsGotT" fo:font-size="12pt" style:text-underline-style="solid" style:text-underline-width="auto" style:text-underline-color="font-color" style:font-size-asian="12pt" style:font-size-complex="12pt" fo:hyphenate="false" fo:hyphenation-remain-char-count="2" fo:hyphenation-push-char-count="2"/>
    </style:style>
    <style:style style:name="P216" style:family="paragraph" style:parent-style-name="Heading_20_3">
      <style:paragraph-properties fo:margin-left="0cm" fo:margin-right="0cm" fo:text-indent="0cm" style:auto-text-indent="false"/>
    </style:style>
    <style:style style:name="P217" style:family="paragraph" style:parent-style-name="Heading_20_2">
      <style:text-properties fo:language="zxx" fo:country="none"/>
    </style:style>
    <style:style style:name="P218" style:family="paragraph" style:parent-style-name="Heading_20_2">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NewsGotT" fo:font-size="12pt" fo:language="es" fo:country="ES" fo:font-style="normal" fo:text-shadow="none" style:text-underline-style="none" fo:font-weight="bold" officeooo:rsid="00cd7dca" officeooo:paragraph-rsid="0081fce2" style:font-name-asian="Times New Roman" style:font-size-asian="12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219" style:family="paragraph" style:parent-style-name="Heading_20_2">
      <style:paragraph-properties fo:margin-left="0cm" fo:margin-right="0cm" fo:text-align="justify" style:justify-single-word="false" fo:text-indent="0cm" style:auto-text-indent="false"/>
      <style:text-properties style:use-window-font-color="true" style:text-outline="false" style:text-line-through-style="none" style:text-line-through-type="none" style:font-name="sans-serif" fo:font-size="10pt" fo:language="es" fo:country="ES" fo:font-style="normal" fo:text-shadow="none" style:text-underline-style="none" fo:font-weight="bold" officeooo:rsid="00818c77" officeooo:paragraph-rsid="00818c77"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P220" style:family="paragraph" style:parent-style-name="Heading_20_2">
      <style:paragraph-properties fo:margin-left="0cm" fo:margin-right="0cm" fo:text-align="justify" style:justify-single-word="false" fo:text-indent="0cm" style:auto-text-indent="false"/>
      <style:text-properties style:font-name="NewsGotT" officeooo:paragraph-rsid="0081fce2" style:font-name-complex="Times New Roman"/>
    </style:style>
    <style:style style:name="P221" style:family="paragraph" style:parent-style-name="Heading_20_4">
      <style:text-properties fo:font-size="10pt" style:font-size-asian="10pt" style:font-size-complex="10pt"/>
    </style:style>
    <style:style style:name="P222" style:family="paragraph" style:parent-style-name="Heading_20_6">
      <style:paragraph-properties fo:text-align="start" style:justify-single-word="false"/>
      <style:text-properties style:use-window-font-color="true" style:font-name="NewsGotT" fo:font-size="10pt" fo:language="es" fo:country="ES" fo:font-weight="bold" officeooo:rsid="001e90be" officeooo:paragraph-rsid="001e90be" style:letter-kerning="true" style:font-name-asian="Times New Roman" style:font-size-asian="10pt" style:language-asian="zh" style:country-asian="CN" style:font-weight-asian="bold" style:font-name-complex="NewsGotT" style:font-size-complex="10pt" style:language-complex="ar" style:country-complex="SA"/>
    </style:style>
    <style:style style:name="P223" style:family="paragraph" style:parent-style-name="Heading_20_6">
      <style:paragraph-properties fo:orphans="0" fo:widows="0" fo:hyphenation-ladder-count="no-limit" style:punctuation-wrap="simple"/>
      <style:text-properties style:font-name="NewsGotT" officeooo:paragraph-rsid="001e90be" style:letter-kerning="true" style:font-name-complex="NewsGotT" fo:hyphenate="false" fo:hyphenation-remain-char-count="2" fo:hyphenation-push-char-count="2"/>
    </style:style>
    <style:style style:name="P224" style:family="paragraph" style:parent-style-name="Heading_20_6">
      <style:paragraph-properties fo:text-align="justify" style:justify-single-word="false" fo:orphans="0" fo:widows="0" fo:hyphenation-ladder-count="no-limit" style:punctuation-wrap="simple"/>
      <style:text-properties style:font-name="NewsGotT" officeooo:paragraph-rsid="0079181d" style:letter-kerning="true" style:font-name-complex="NewsGotT" fo:hyphenate="false" fo:hyphenation-remain-char-count="2" fo:hyphenation-push-char-count="2"/>
    </style:style>
    <style:style style:name="P225" style:family="paragraph" style:parent-style-name="Heading_20_6">
      <style:paragraph-properties fo:text-align="justify" style:justify-single-word="false" fo:orphans="0" fo:widows="0" fo:hyphenation-ladder-count="no-limit" style:punctuation-wrap="simple"/>
      <style:text-properties style:font-name="NewsGotT" officeooo:paragraph-rsid="0030ea0d" style:letter-kerning="true" style:font-name-complex="NewsGotT" fo:hyphenate="false" fo:hyphenation-remain-char-count="2" fo:hyphenation-push-char-count="2"/>
    </style:style>
    <style:style style:name="P226" style:family="paragraph" style:parent-style-name="Heading_20_6">
      <style:paragraph-properties fo:text-align="justify" style:justify-single-word="false" fo:orphans="0" fo:widows="0" fo:hyphenation-ladder-count="no-limit" style:punctuation-wrap="simple"/>
      <style:text-properties style:font-name="NewsGotT" officeooo:paragraph-rsid="00435083" style:letter-kerning="true" style:font-name-complex="NewsGotT" fo:hyphenate="false" fo:hyphenation-remain-char-count="2" fo:hyphenation-push-char-count="2"/>
    </style:style>
    <style:style style:name="P227" style:family="paragraph" style:parent-style-name="Heading_20_6">
      <style:paragraph-properties fo:text-align="justify" style:justify-single-word="false" fo:orphans="0" fo:widows="0" fo:hyphenation-ladder-count="no-limit" style:punctuation-wrap="simple"/>
      <style:text-properties style:font-name="NewsGotT" officeooo:paragraph-rsid="00668d38" style:letter-kerning="true" style:font-name-complex="NewsGotT" fo:hyphenate="false" fo:hyphenation-remain-char-count="2" fo:hyphenation-push-char-count="2"/>
    </style:style>
    <style:style style:name="P228" style:family="paragraph" style:parent-style-name="Heading_20_6">
      <style:paragraph-properties fo:text-align="justify" style:justify-single-word="false" fo:orphans="0" fo:widows="0" fo:hyphenation-ladder-count="no-limit" style:punctuation-wrap="simple"/>
      <style:text-properties style:font-name="NewsGotT" officeooo:paragraph-rsid="00737851" style:letter-kerning="true" style:font-name-complex="NewsGotT" fo:hyphenate="false" fo:hyphenation-remain-char-count="2" fo:hyphenation-push-char-count="2"/>
    </style:style>
    <style:style style:name="P229" style:family="paragraph" style:parent-style-name="Heading_20_6">
      <style:paragraph-properties fo:text-align="justify" style:justify-single-word="false" fo:orphans="0" fo:widows="0" fo:hyphenation-ladder-count="no-limit" style:punctuation-wrap="simple"/>
      <style:text-properties style:font-name="NewsGotT" officeooo:paragraph-rsid="0069bb90" style:letter-kerning="true" style:font-name-complex="NewsGotT" fo:hyphenate="false" fo:hyphenation-remain-char-count="2" fo:hyphenation-push-char-count="2"/>
    </style:style>
    <style:style style:name="P230" style:family="paragraph" style:parent-style-name="Heading_20_6">
      <style:paragraph-properties fo:text-align="justify" style:justify-single-word="false" fo:orphans="0" fo:widows="0" fo:hyphenation-ladder-count="no-limit" style:punctuation-wrap="simple"/>
      <style:text-properties style:font-name="NewsGotT" officeooo:paragraph-rsid="00339621" style:letter-kerning="true" style:font-name-complex="NewsGotT" fo:hyphenate="false" fo:hyphenation-remain-char-count="2" fo:hyphenation-push-char-count="2"/>
    </style:style>
    <style:style style:name="P231" style:family="paragraph" style:parent-style-name="Heading_20_6">
      <style:paragraph-properties fo:text-align="justify" style:justify-single-word="false" fo:orphans="0" fo:widows="0" fo:hyphenation-ladder-count="no-limit" style:punctuation-wrap="simple"/>
      <style:text-properties style:font-name="NewsGotT" fo:font-size="10pt" officeooo:paragraph-rsid="0079181d" style:letter-kerning="true" style:font-name-asian="YLWHHJ+NewsGotT" style:font-size-asian="10pt" style:font-name-complex="YLWHHJ+NewsGotT" style:font-size-complex="10pt" fo:hyphenate="false" fo:hyphenation-remain-char-count="2" fo:hyphenation-push-char-count="2"/>
    </style:style>
    <style:style style:name="P232" style:family="paragraph" style:parent-style-name="Heading_20_6">
      <style:paragraph-properties fo:text-align="justify" style:justify-single-word="false" fo:orphans="0" fo:widows="0" fo:hyphenation-ladder-count="no-limit" style:punctuation-wrap="simple"/>
      <style:text-properties style:font-name="NewsGotT" fo:font-size="10pt" officeooo:paragraph-rsid="0030ea0d" style:letter-kerning="true" style:font-name-asian="YLWHHJ+NewsGotT" style:font-size-asian="10pt" style:font-name-complex="YLWHHJ+NewsGotT" style:font-size-complex="10pt" fo:hyphenate="false" fo:hyphenation-remain-char-count="2" fo:hyphenation-push-char-count="2"/>
    </style:style>
    <style:style style:name="P233" style:family="paragraph" style:parent-style-name="Heading_20_6">
      <style:paragraph-properties fo:text-align="justify" style:justify-single-word="false" fo:orphans="0" fo:widows="0" fo:hyphenation-ladder-count="no-limit" style:punctuation-wrap="simple"/>
      <style:text-properties style:font-name="NewsGotT" fo:font-size="10pt" officeooo:paragraph-rsid="00668d38" style:letter-kerning="true" style:font-name-asian="YLWHHJ+NewsGotT" style:font-size-asian="10pt" style:font-name-complex="YLWHHJ+NewsGotT" style:font-size-complex="10pt" fo:hyphenate="false" fo:hyphenation-remain-char-count="2" fo:hyphenation-push-char-count="2"/>
    </style:style>
    <style:style style:name="P234" style:family="paragraph" style:parent-style-name="Heading_20_6">
      <style:paragraph-properties fo:text-align="justify" style:justify-single-word="false" fo:orphans="0" fo:widows="0" fo:hyphenation-ladder-count="no-limit" style:punctuation-wrap="simple"/>
      <style:text-properties style:font-name="NewsGotT" fo:font-size="10pt" officeooo:paragraph-rsid="00737851" style:letter-kerning="true" style:font-name-asian="YLWHHJ+NewsGotT" style:font-size-asian="10pt" style:font-name-complex="YLWHHJ+NewsGotT" style:font-size-complex="10pt" fo:hyphenate="false" fo:hyphenation-remain-char-count="2" fo:hyphenation-push-char-count="2"/>
    </style:style>
    <style:style style:name="P235" style:family="paragraph" style:parent-style-name="Heading_20_6">
      <style:paragraph-properties fo:text-align="justify" style:justify-single-word="false" fo:orphans="0" fo:widows="0" fo:hyphenation-ladder-count="no-limit" style:punctuation-wrap="simple"/>
      <style:text-properties style:font-name="NewsGotT" fo:font-size="10pt" officeooo:paragraph-rsid="00339621" style:letter-kerning="true" style:font-name-asian="YLWHHJ+NewsGotT" style:font-size-asian="10pt" style:font-name-complex="YLWHHJ+NewsGotT" style:font-size-complex="10pt" fo:hyphenate="false" fo:hyphenation-remain-char-count="2" fo:hyphenation-push-char-count="2"/>
    </style:style>
    <style:style style:name="P236" style:family="paragraph" style:parent-style-name="Heading_20_6" style:list-style-name="">
      <style:paragraph-properties fo:text-align="justify" style:justify-single-word="false" fo:orphans="0" fo:widows="0" fo:hyphenation-ladder-count="no-limit" style:punctuation-wrap="simple"/>
      <style:text-properties style:font-name="NewsGotT" fo:font-size="10pt" officeooo:rsid="0030ea0d" officeooo:paragraph-rsid="007b964b" style:letter-kerning="true" style:font-name-asian="YLWHHJ+NewsGotT" style:font-size-asian="10pt" style:font-name-complex="YLWHHJ+NewsGotT" style:font-size-complex="10pt" fo:hyphenate="false" fo:hyphenation-remain-char-count="2" fo:hyphenation-push-char-count="2"/>
    </style:style>
    <style:style style:name="P237" style:family="paragraph" style:parent-style-name="Heading_20_6">
      <style:paragraph-properties fo:text-align="justify" style:justify-single-word="false" fo:orphans="0" fo:widows="0" fo:hyphenation-ladder-count="no-limit" style:punctuation-wrap="simple"/>
      <style:text-properties style:font-name="NewsGotT" fo:font-size="10pt" officeooo:rsid="0030ea0d" officeooo:paragraph-rsid="00435083" style:letter-kerning="true" style:font-name-asian="YLWHHJ+NewsGotT" style:font-size-asian="10pt" style:font-name-complex="YLWHHJ+NewsGotT" style:font-size-complex="10pt" fo:hyphenate="false" fo:hyphenation-remain-char-count="2" fo:hyphenation-push-char-count="2"/>
    </style:style>
    <style:style style:name="P238" style:family="paragraph" style:parent-style-name="Heading_20_6">
      <style:paragraph-properties fo:text-align="justify" style:justify-single-word="false" fo:orphans="0" fo:widows="0" fo:hyphenation-ladder-count="no-limit" style:punctuation-wrap="simple"/>
      <style:text-properties style:font-name="NewsGotT" fo:font-size="10pt" officeooo:rsid="0030ea0d" officeooo:paragraph-rsid="00339621" style:letter-kerning="true" style:font-name-asian="YLWHHJ+NewsGotT" style:font-size-asian="10pt" style:font-name-complex="YLWHHJ+NewsGotT" style:font-size-complex="10pt" fo:hyphenate="false" fo:hyphenation-remain-char-count="2" fo:hyphenation-push-char-count="2"/>
    </style:style>
    <style:style style:name="P239" style:family="paragraph" style:parent-style-name="Heading_20_6">
      <style:paragraph-properties fo:text-align="justify" style:justify-single-word="false" fo:orphans="0" fo:widows="0" fo:hyphenation-ladder-count="no-limit" fo:break-before="page" style:punctuation-wrap="simple"/>
      <style:text-properties style:font-name="NewsGotT" fo:font-size="10pt" officeooo:rsid="0030ea0d" officeooo:paragraph-rsid="00668d38" style:letter-kerning="true" style:font-name-asian="YLWHHJ+NewsGotT" style:font-size-asian="10pt" style:font-name-complex="YLWHHJ+NewsGotT" style:font-size-complex="10pt" fo:hyphenate="false" fo:hyphenation-remain-char-count="2" fo:hyphenation-push-char-count="2"/>
    </style:style>
    <style:style style:name="P240"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02dcc" style:font-weight-asian="bold" style:font-weight-complex="bold"/>
    </style:style>
    <style:style style:name="T4" style:family="text">
      <style:text-properties fo:font-weight="bold" style:font-weight-asian="bold" style:font-size-complex="12pt" style:font-weight-complex="bold"/>
    </style:style>
    <style:style style:name="T5" style:family="text">
      <style:text-properties style:font-name="NewsGotT"/>
    </style:style>
    <style:style style:name="T6" style:family="text">
      <style:text-properties style:font-name="NewsGotT"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font-size-complex="12pt"/>
    </style:style>
    <style:style style:name="T10" style:family="text">
      <style:text-properties officeooo:rsid="00844747" style:font-size-complex="12pt"/>
    </style:style>
    <style:style style:name="T11" style:family="text">
      <style:text-properties fo:font-size="10pt" officeooo:rsid="0030ea0d" style:font-name-asian="YLWHHJ+NewsGotT" style:font-size-asian="10pt" style:font-name-complex="YLWHHJ+NewsGotT" style:font-size-complex="10pt"/>
    </style:style>
    <style:style style:name="T12" style:family="text">
      <style:text-properties fo:font-size="10pt" officeooo:rsid="00322aba" style:font-name-asian="YLWHHJ+NewsGotT" style:font-size-asian="10pt" style:font-name-complex="YLWHHJ+NewsGotT" style:font-size-complex="10pt"/>
    </style:style>
    <style:style style:name="T13" style:family="text">
      <style:text-properties fo:font-size="10pt" officeooo:rsid="00339621" style:font-name-asian="YLWHHJ+NewsGotT" style:font-size-asian="10pt" style:font-name-complex="YLWHHJ+NewsGotT" style:font-size-complex="10pt"/>
    </style:style>
    <style:style style:name="T14" style:family="text">
      <style:text-properties fo:font-size="10pt" officeooo:rsid="00355e6c" style:font-name-asian="YLWHHJ+NewsGotT" style:font-size-asian="10pt" style:font-name-complex="YLWHHJ+NewsGotT" style:font-size-complex="10pt"/>
    </style:style>
    <style:style style:name="T15" style:family="text">
      <style:text-properties fo:font-size="10pt" officeooo:rsid="00435083" style:font-name-asian="YLWHHJ+NewsGotT" style:font-size-asian="10pt" style:font-name-complex="YLWHHJ+NewsGotT" style:font-size-complex="10pt"/>
    </style:style>
    <style:style style:name="T16" style:family="text">
      <style:text-properties fo:font-size="10pt" officeooo:rsid="00668d38" style:font-name-asian="YLWHHJ+NewsGotT" style:font-size-asian="10pt" style:font-name-complex="YLWHHJ+NewsGotT" style:font-size-complex="10pt"/>
    </style:style>
    <style:style style:name="T17" style:family="text">
      <style:text-properties fo:font-size="10pt" officeooo:rsid="0069bb90" style:font-name-asian="YLWHHJ+NewsGotT" style:font-size-asian="10pt" style:font-name-complex="YLWHHJ+NewsGotT" style:font-size-complex="10pt"/>
    </style:style>
    <style:style style:name="T18" style:family="text">
      <style:text-properties fo:font-size="10pt" officeooo:rsid="006eb006" style:font-name-asian="YLWHHJ+NewsGotT" style:font-size-asian="10pt" style:font-name-complex="YLWHHJ+NewsGotT" style:font-size-complex="10pt"/>
    </style:style>
    <style:style style:name="T19" style:family="text">
      <style:text-properties fo:font-size="10pt" officeooo:rsid="00737851" style:font-name-asian="YLWHHJ+NewsGotT" style:font-size-asian="10pt" style:font-name-complex="YLWHHJ+NewsGotT" style:font-size-complex="10pt"/>
    </style:style>
    <style:style style:name="T20" style:family="text">
      <style:text-properties officeooo:rsid="001e90be"/>
    </style:style>
    <style:style style:name="T21" style:family="text">
      <style:text-properties officeooo:rsid="001fe9cc"/>
    </style:style>
    <style:style style:name="T22" style:family="text">
      <style:text-properties officeooo:rsid="0022b6d5"/>
    </style:style>
    <style:style style:name="T23" style:family="text">
      <style:text-properties officeooo:rsid="0024f9f4"/>
    </style:style>
    <style:style style:name="T24" style:family="text">
      <style:text-properties officeooo:rsid="0025cdb2"/>
    </style:style>
    <style:style style:name="T25" style:family="text">
      <style:text-properties style:use-window-font-color="true" style:font-name="NewsGotT" fo:font-size="10pt" fo:letter-spacing="-0.005cm" fo:language="es" fo:country="ES" fo:font-weight="normal"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6" style:family="text">
      <style:text-properties style:use-window-font-color="true" style:font-name="NewsGotT" fo:font-size="10pt" fo:letter-spacing="-0.005cm" fo:language="es" fo:country="ES" fo:font-weight="normal" officeooo:rsid="003b2734"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7" style:family="text">
      <style:text-properties style:use-window-font-color="true" style:font-name="NewsGotT" fo:font-size="10pt" fo:letter-spacing="-0.005cm" fo:language="es" fo:country="ES" fo:font-weight="normal" officeooo:rsid="003cf09e"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8" style:family="text">
      <style:text-properties style:use-window-font-color="true" style:font-name="NewsGotT" fo:font-size="10pt" fo:letter-spacing="-0.005cm" fo:language="es" fo:country="ES" fo:font-weight="normal" officeooo:rsid="0044f44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29" style:family="text">
      <style:text-properties style:use-window-font-color="true" style:font-name="NewsGotT" fo:font-size="10pt" fo:letter-spacing="-0.005cm" fo:language="es" fo:country="ES" fo:font-weight="normal" officeooo:rsid="0050c087"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30" style:family="text">
      <style:text-properties style:use-window-font-color="true" style:font-name="NewsGotT" fo:font-size="10pt" fo:letter-spacing="-0.005cm" fo:language="es" fo:country="ES" fo:font-weight="normal" officeooo:rsid="00557ced"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31" style:family="text">
      <style:text-properties style:use-window-font-color="true" style:font-name="NewsGotT" fo:font-size="10pt" fo:letter-spacing="-0.005cm" fo:language="es" fo:country="ES" fo:font-weight="normal" officeooo:rsid="006bae0f"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32" style:family="text">
      <style:text-properties style:use-window-font-color="true" style:font-name="NewsGotT" fo:font-size="10pt" fo:letter-spacing="-0.005cm" fo:language="es" fo:country="ES" fo:font-weight="normal" officeooo:rsid="007dd61a" style:font-name-asian="Times New Roman" style:font-size-asian="10pt" style:language-asian="zh" style:country-asian="CN" style:font-weight-asian="normal" style:font-name-complex="NewsGotT" style:font-size-complex="10pt" style:language-complex="ar" style:country-complex="SA" style:font-weight-complex="normal"/>
    </style:style>
    <style:style style:name="T33" style:family="text">
      <style:text-properties style:use-window-font-color="true" style:text-outline="false" style:text-line-through-style="none" style:text-line-through-type="none" style:font-name="sans-serif" fo:font-size="10pt" fo:language="es" fo:country="ES" fo:font-style="normal" fo:text-shadow="none" style:text-underline-style="none" fo:font-weight="bold" officeooo:rsid="00cc97ca"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T34" style:family="text">
      <style:text-properties style:use-window-font-color="true" style:text-outline="false" style:text-line-through-style="none" style:text-line-through-type="none" style:font-name="sans-serif" fo:font-size="10pt" fo:language="es" fo:country="ES" fo:font-style="normal" fo:text-shadow="none" style:text-underline-style="none" fo:font-weight="bold" officeooo:rsid="00818c77" style:font-name-asian="YLWHHJ+NewsGotT" style:font-size-asian="10pt" style:font-style-asian="normal" style:font-weight-asian="bold" style:font-name-complex="YLWHHJ+NewsGotT" style:font-size-complex="10pt" style:language-complex="ar" style:country-complex="SA" style:font-style-complex="normal" style:font-weight-complex="bold" style:text-emphasize="none" style:text-overline-style="none" style:text-overline-color="font-color"/>
    </style:style>
    <style:style style:name="T35" style:family="text">
      <style:text-properties officeooo:rsid="002afb1c"/>
    </style:style>
    <style:style style:name="T36" style:family="text">
      <style:text-properties officeooo:rsid="002c3998"/>
    </style:style>
    <style:style style:name="T37" style:family="text">
      <style:text-properties officeooo:rsid="002d7942"/>
    </style:style>
    <style:style style:name="T38" style:family="text">
      <style:text-properties officeooo:rsid="00361988"/>
    </style:style>
    <style:style style:name="T39" style:family="text">
      <style:text-properties officeooo:rsid="00375627"/>
    </style:style>
    <style:style style:name="T40" style:family="text">
      <style:text-properties officeooo:rsid="003cf09e"/>
    </style:style>
    <style:style style:name="T41" style:family="text">
      <style:text-properties officeooo:rsid="00429a89"/>
    </style:style>
    <style:style style:name="T42" style:family="text">
      <style:text-properties officeooo:rsid="00470358"/>
    </style:style>
    <style:style style:name="T43" style:family="text">
      <style:text-properties officeooo:rsid="0048e8ea"/>
    </style:style>
    <style:style style:name="T44" style:family="text">
      <style:text-properties officeooo:rsid="0050c087"/>
    </style:style>
    <style:style style:name="T45" style:family="text">
      <style:text-properties officeooo:rsid="00515a3e"/>
    </style:style>
    <style:style style:name="T46" style:family="text">
      <style:text-properties officeooo:rsid="00530dd1"/>
    </style:style>
    <style:style style:name="T47" style:family="text">
      <style:text-properties officeooo:rsid="005bff84"/>
    </style:style>
    <style:style style:name="T48" style:family="text">
      <style:text-properties officeooo:rsid="0062449e"/>
    </style:style>
    <style:style style:name="T49" style:family="text">
      <style:text-properties officeooo:rsid="0063cfc3"/>
    </style:style>
    <style:style style:name="T50" style:family="text">
      <style:text-properties officeooo:rsid="00688421"/>
    </style:style>
    <style:style style:name="T51" style:family="text">
      <style:text-properties officeooo:rsid="00694926"/>
    </style:style>
    <style:style style:name="T52" style:family="text">
      <style:text-properties officeooo:rsid="006b9f55"/>
    </style:style>
    <style:style style:name="T53" style:family="text">
      <style:text-properties officeooo:rsid="00705b62"/>
    </style:style>
    <style:style style:name="T54" style:family="text">
      <style:text-properties officeooo:rsid="00730748"/>
    </style:style>
    <style:style style:name="T55" style:family="text">
      <style:text-properties style:font-name="sans-serif" fo:font-size="10pt" officeooo:rsid="00818c77" style:font-name-asian="YLWHHJ+NewsGotT" style:font-size-asian="10pt" style:font-name-complex="YLWHHJ+NewsGotT"/>
    </style:style>
    <style:style style:name="T56" style:family="text">
      <style:text-properties style:font-name="sans-serif" fo:font-size="10pt" officeooo:rsid="0081fce2" style:font-name-asian="YLWHHJ+NewsGotT" style:font-size-asian="10pt" style:font-name-complex="YLWHHJ+NewsGotT"/>
    </style:style>
    <style:style style:name="T57" style:family="text">
      <style:text-properties officeooo:rsid="00815db3"/>
    </style:style>
    <style:style style:name="T58" style:family="text">
      <style:text-properties officeooo:rsid="00844747"/>
    </style:style>
    <style:style style:name="fr1" style:family="graphic" style:parent-style-name="Frame">
      <style:graphic-properties style:wrap="none"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none" draw:fill="solid" draw:fill-color="#008000" draw:textarea-horizontal-align="left" draw:textarea-vertical-align="middle" draw:auto-grow-height="false" fo:padding-top="0.229cm" fo:padding-bottom="0.229cm" fo:padding-left="0.441cm" fo:padding-right="0.441cm" fo:wrap-option="no-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draw:frame draw:style-name="fr1" draw:name="Marco1" text:anchor-type="char" svg:x="8.638cm" svg:y="1.755cm" svg:width="11.234cm" svg:height="1.277cm" draw:z-index="0"><draw:text-box><text:p text:style-name="P175">CONSEJERÍA DE HACIENDA Y ADMINISTRACIÓN PÚBLICA</text:p><text:p text:style-name="P176">Dirección General de Política Digital</text:p></draw:text-box></draw:frame><draw:g text:anchor-type="char" draw:z-index="2" draw:style-name="gr1"><draw:custom-shape draw:style-name="gr2" draw:text-style-name="P240" svg:width="5.291cm" svg:height="0.493cm" svg:x="-0.499cm" svg:y="-0.026cm"><text:p/><draw:enhanced-geometry svg:viewBox="0 0 21600 21600" draw:type="rectangle" draw:enhanced-path="M 0 0 L 21600 0 21600 21600 0 21600 0 0 Z N"/></draw:custom-shape><draw:custom-shape draw:style-name="gr3" draw:text-style-name="P240" svg:width="0.237cm" svg:height="0.498cm" svg:x="-0.499cm" svg:y="-0.032cm"><text:p/><draw:enhanced-geometry svg:viewBox="0 0 135 288" draw:type="non-primitive" draw:enhanced-path="M 0 219 L 3 232 5 247 13 257 20 268 30 275 43 283 48 285 55 285 68 288 83 285 95 283 105 275 115 268 125 257 130 247 133 240 135 232 135 219 135 0 68 0 68 39 98 39 98 219 98 224 95 232 93 237 88 240 85 245 80 247 73 250 68 250 63 250 58 247 53 245 48 240 43 237 40 232 40 224 38 219 0 219 Z N"/></draw:custom-shape><draw:custom-shape draw:style-name="gr3" draw:text-style-name="P240" svg:width="0.29cm" svg:height="0.498cm" svg:x="-0.206cm" svg:y="-0.032cm"><text:p/><draw:enhanced-geometry svg:viewBox="0 0 165 288" draw:type="non-primitive" draw:enhanced-path="M 128 0 L 128 219 128 224 125 232 123 237 118 240 115 245 110 247 103 250 98 250 93 250 85 247 80 245 78 240 73 237 70 232 68 224 68 219 68 0 0 0 0 39 30 39 30 219 33 232 35 247 43 257 50 268 60 275 73 283 78 285 85 285 98 288 113 285 125 283 135 275 145 268 153 257 160 247 163 240 165 232 165 219 165 0 128 0 Z N"/></draw:custom-shape><draw:custom-shape draw:style-name="gr3" draw:text-style-name="P240" svg:width="0.29cm" svg:height="0.502cm" svg:x="0.136cm" svg:y="-0.037cm"><text:p/><draw:enhanced-geometry svg:viewBox="0 0 165 290" draw:type="non-primitive" draw:enhanced-path="M 128 137 L 68 64 68 290 30 290 30 41 0 41 0 0 68 0 128 76 128 0 165 2 165 290 128 290 128 137 Z N"/></draw:custom-shape><draw:custom-shape draw:style-name="gr3" draw:text-style-name="P240" svg:width="0.198cm" svg:height="0.502cm" svg:x="0.48cm" svg:y="-0.037cm"><text:p/><draw:enhanced-geometry svg:viewBox="0 0 113 290" draw:type="non-primitive" draw:enhanced-path="M 75 290 L 75 41 113 41 113 0 0 0 0 41 38 41 38 290 75 290 Z N"/></draw:custom-shape><draw:custom-shape draw:style-name="gr3" draw:text-style-name="P240" svg:width="0.299cm" svg:height="0.498cm" svg:x="0.732cm" svg:y="-0.032cm"><text:p/><draw:enhanced-geometry svg:viewBox="0 0 170 288" draw:type="non-primitive" draw:enhanced-path="M 0 39 L 0 0 90 0 97 0 105 3 112 6 117 11 122 16 127 23 130 28 132 36 170 288 132 288 112 166 57 166 40 288 0 288 40 39 0 39 Z M 77 39 L 62 128 107 128 95 44 92 39 90 39 77 39 Z N"/></draw:custom-shape><draw:custom-shape draw:style-name="gr3" draw:text-style-name="P240" svg:width="0.267cm" svg:height="0.502cm" svg:x="1.614cm" svg:y="-0.037cm"><text:p/><draw:enhanced-geometry svg:viewBox="0 0 152 290" draw:type="non-primitive" draw:enhanced-path="M 0 0 L 0 41 32 41 32 290 152 290 145 252 70 252 70 168 107 168 107 130 70 130 70 41 145 41 145 0 0 0 Z N"/></draw:custom-shape><draw:custom-shape draw:style-name="gr3" draw:text-style-name="P240" svg:width="0.29cm" svg:height="0.498cm" svg:x="1.309cm" svg:y="-0.032cm"><text:p/><draw:enhanced-geometry svg:viewBox="0 0 165 288" draw:type="non-primitive" draw:enhanced-path="M 68 250 L 68 39 98 39 103 39 110 41 113 44 118 46 123 51 125 56 125 62 128 69 128 219 125 224 125 232 123 237 118 240 113 245 108 247 103 250 98 250 68 250 Z M 98 288 L 110 285 123 283 135 275 145 268 153 257 160 245 163 240 163 232 165 219 165 69 163 54 160 41 153 31 145 21 135 11 123 6 118 3 110 0 98 0 0 0 0 39 30 39 30 288 98 288 Z N"/></draw:custom-shape><draw:custom-shape draw:style-name="gr3" draw:text-style-name="P240" svg:width="0.299cm" svg:height="0.498cm" svg:x="4.489cm" svg:y="-0.032cm"><text:p/><draw:enhanced-geometry svg:viewBox="0 0 170 288" draw:type="non-primitive" draw:enhanced-path="M 0 39 L 0 0 87 0 97 0 105 3 110 6 117 11 122 16 125 23 130 28 130 36 170 288 130 288 112 166 57 166 37 288 0 288 37 39 0 39 Z M 77 39 L 62 128 107 128 92 44 92 39 87 39 77 39 Z N"/></draw:custom-shape><draw:custom-shape draw:style-name="gr3" draw:text-style-name="P240" svg:width="0.29cm" svg:height="0.502cm" svg:x="2.478cm" svg:y="-0.037cm"><text:p/><draw:enhanced-geometry svg:viewBox="0 0 165 290" draw:type="non-primitive" draw:enhanced-path="M 125 137 L 67 64 67 290 30 290 30 41 0 41 0 0 67 0 125 76 125 0 165 2 165 290 125 290 125 137 Z N"/></draw:custom-shape><draw:custom-shape draw:style-name="gr3" draw:text-style-name="P240" svg:width="0.299cm" svg:height="0.498cm" svg:x="2.161cm" svg:y="-0.032cm"><text:p/><draw:enhanced-geometry svg:viewBox="0 0 170 288" draw:type="non-primitive" draw:enhanced-path="M 0 39 L 0 0 87 0 95 0 102 3 110 6 117 11 122 16 125 23 130 28 130 36 170 288 130 288 112 166 57 166 37 288 0 288 37 39 0 39 Z M 75 39 L 62 128 107 128 92 44 92 39 87 39 75 39 Z N"/></draw:custom-shape><draw:custom-shape draw:style-name="gr3" draw:text-style-name="P240" svg:width="0.29cm" svg:height="0.498cm" svg:x="2.822cm" svg:y="-0.032cm"><text:p/><draw:enhanced-geometry svg:viewBox="0 0 165 288" draw:type="non-primitive" draw:enhanced-path="M 97 288 L 110 285 122 283 135 275 145 268 152 257 160 245 160 240 162 232 165 219 165 69 162 54 160 41 152 31 145 21 135 11 122 6 117 3 110 0 97 0 0 0 0 39 30 39 30 288 97 288 Z M 67 250 L 67 39 97 39 102 39 107 41 112 44 117 46 122 51 125 56 125 62 125 69 125 219 125 224 125 232 120 237 117 240 112 245 107 247 102 250 97 250 67 250 Z N"/></draw:custom-shape><draw:custom-shape draw:style-name="gr3" draw:text-style-name="P240" svg:width="0.299cm" svg:height="0.498cm" svg:x="3.184cm" svg:y="-0.032cm"><text:p/><draw:enhanced-geometry svg:viewBox="0 0 170 288" draw:type="non-primitive" draw:enhanced-path="M 0 39 L 0 0 87 0 97 0 105 3 110 6 117 11 122 16 125 23 130 28 130 36 170 288 130 288 112 166 57 166 37 288 0 288 37 39 0 39 Z M 77 39 L 62 128 107 128 92 44 92 39 87 39 77 39 Z N"/></draw:custom-shape><draw:custom-shape draw:style-name="gr3" draw:text-style-name="P240" svg:width="0.29cm" svg:height="0.498cm" svg:x="3.726cm" svg:y="-0.032cm"><text:p/><draw:enhanced-geometry svg:viewBox="0 0 165 288" draw:type="non-primitive" draw:enhanced-path="M 128 0 L 128 219 125 224 125 232 123 237 118 240 113 245 108 247 103 250 98 250 90 250 85 247 80 245 75 240 73 237 70 232 68 224 68 219 68 0 0 0 0 39 30 39 30 219 30 232 35 247 40 257 50 268 60 275 70 283 78 285 83 285 98 288 110 285 123 283 135 275 145 268 153 257 160 247 163 240 163 232 165 219 165 0 128 0 Z N"/></draw:custom-shape><draw:custom-shape draw:style-name="gr3" draw:text-style-name="P240" svg:width="0.184cm" svg:height="0.498cm" svg:x="4.075cm" svg:y="-0.032cm"><text:p/><draw:enhanced-geometry svg:viewBox="0 0 105 288" draw:type="non-primitive" draw:enhanced-path="M 97 39 L 67 39 60 39 55 41 50 44 45 46 42 51 40 56 37 62 37 69 37 219 37 224 40 232 42 237 47 240 50 245 55 247 62 250 67 250 97 250 105 288 67 288 52 285 40 283 30 275 20 268 10 257 5 245 2 240 0 232 0 219 0 69 0 54 5 41 12 31 20 21 30 11 40 6 47 3 52 0 67 0 97 0 97 39 Z N"/></draw:custom-shape><draw:custom-shape draw:style-name="gr3" draw:text-style-name="P240" svg:width="0.119cm" svg:height="0.502cm" svg:x="4.299cm" svg:y="-0.037cm"><text:p/><draw:enhanced-geometry svg:viewBox="0 0 68 290" draw:type="non-primitive" draw:enhanced-path="M 68 290 L 68 0 0 0 0 41 30 41 30 290 68 290 Z N"/></draw:custom-shape><draw:custom-shape draw:style-name="gr3" draw:text-style-name="P240" svg:width="0.269cm" svg:height="0.502cm" svg:x="3.496cm" svg:y="-0.037cm"><text:p/><draw:enhanced-geometry svg:viewBox="0 0 153 290" draw:type="non-primitive" draw:enhanced-path="M 0 0 L 0 41 30 41 30 290 153 290 145 252 68 252 68 41 68 0 0 0 Z N"/></draw:custom-shape></draw:g></text:p>
      <text:p text:style-name="P2"/>
      <text:h text:style-name="P217" text:outline-level="2"><draw:frame draw:style-name="fr2" draw:name="Marco2" text:anchor-type="char" svg:x="-0.012cm" svg:y="-0.012cm" svg:width="14.803cm" svg:height="1.012cm" draw:z-index="1"><draw:text-box><text:h text:style-name="Heading_20_2" text:outline-level="2">INFORME TÉCNICO</text:h></draw:text-box></draw:frame></text:h>
      <text:h text:style-name="P216" text:outline-level="3">A) IDENTIFICACIÓN DE LA DOCUMENTACIÓN APORTADA</text:h>
      <text:h text:style-name="P198" text:outline-level="1"><text:span text:style-name="T2">1. Órgano de contratación:</text:span> <text:s/><text:span text:style-name="T58">&lt;organismo&gt;</text:span></text:h>
      <text:h text:style-name="P199" text:outline-level="1"><text:span text:style-name="T2">2.</text:span> <text:s/><text:span text:style-name="T2">Referencia INFOCOR:</text:span> 000<text:span text:style-name="T58">XX</text:span>/2014/<text:span text:style-name="T58">&lt;ORGANISMO&gt;</text:span>/INF</text:h>
      <text:h text:style-name="P199" text:outline-level="1"><text:span text:style-name="T2">3. </text:span><text:s/><text:span text:style-name="T2">Fecha solicitud (entrada en registro):</text:span> </text:h>
      <text:h text:style-name="P199" text:outline-level="1"><text:span text:style-name="T2">4. Fecha de asignación al técnico que subscribe el presente informe:</text:span> <text:s/></text:h>
      <text:h text:style-name="P199" text:outline-level="1"><text:span text:style-name="T2">5. <text:s/>Fecha informe: </text:span><text:span text:style-name="T7">May 15, 2014</text:span></text:h>
      <text:h text:style-name="P198" text:outline-level="1"><text:span text:style-name="T2">6. Título:</text:span> <text:span text:style-name="T58">&lt;Título de la solicitud&gt;</text:span></text:h>
      <text:p text:style-name="P177">7. Documentos que integran el expediente, sujetos a Informe Vinculante (últimas versiones):</text:p>
      <text:p text:style-name="P177"/>
      <text:list xml:id="list3891656865303102152" text:style-name="L1">
        <text:list-header>
          <text:p text:style-name="P213">Tipo: SOLICITUD DE INFORMES<text:line-break/>Nombre Fichero: Doc_219925.pdf<text:line-break/><text:line-break/>Tipo: MEMORIA JUSTIFICATIVA<text:line-break/>Nombre Fichero: O-COCO-DE-MJ-PRORROGA02_2014-000-0100.pdf<text:line-break/><text:line-break/></text:p>
        </text:list-header>
      </text:list>
      <text:p text:style-name="P179"/>
      <text:h text:style-name="P199" text:outline-level="1"><text:span text:style-name="T2">8. <text:s/>Importe:</text:span> <text:span text:style-name="T58">&lt;999</text:span>99.<text:span text:style-name="T58">9</text:span>9<text:span text:style-name="T58">&gt;</text:span><text:span text:style-name="T1"> </text:span><text:span text:style-name="T7">euros (IVA incluido).</text:span></text:h>
      <text:h text:style-name="P198" text:outline-level="1"><text:span text:style-name="T2">9. <text:s/>Plazo de ejecución:</text:span> x meses.</text:h>
      <text:h text:style-name="P199" text:outline-level="1"><text:span text:style-name="T2">10. Tipo:</text:span> Servicio</text:h>
      <text:h text:style-name="P200" text:outline-level="1"><text:span text:style-name="T4">11. Procedimiento y Forma de Adjudicación:</text:span><text:span text:style-name="T9"> </text:span><text:span text:style-name="T10">&lt;</text:span><text:span text:style-name="T9">Pro</text:span><text:span text:style-name="T10">cedimiento y forma de adjudicación&gt;</text:span></text:h>
      <text:h text:style-name="P200" text:outline-level="1"><text:span text:style-name="T4">12. Evolución del expediente:</text:span><text:span text:style-name="T9"> </text:span></text:h>
      <text:p text:style-name="P182"/>
      <text:p text:style-name="P178">&lt;&lt;&lt;volcado pantalla de la evolución del expediente tomado de infocor</text:p>
      <text:p text:style-name="P178">&gt;&gt;&gt;</text:p>
      <text:h text:style-name="P215" text:outline-level="3"/>
      <text:p text:style-name="P184"/>
      <text:h text:style-name="Heading_20_3" text:outline-level="3">B) <text:span text:style-name="T8">REVISIÓN DEL TÉCNICO</text:span></text:h>
      <text:p text:style-name="P55"/>
      <text:p text:style-name="P3">El presente informe, de carácter técnico, se limita a informar del resultado de la revisión que, a criterio del técnico que subscribe, se ha hecho del expediente referenciado, sin perjuicio de aquellas otras revisiones que se entiendan necesarias hacer en el seno de la Dirección General de Política Digital.</text:p>
      <text:p text:style-name="P3"/>
      <text:p text:style-name="P3">En su revisión formal se observa que contiene los documentos que se le exigen, y que fueron antes relacionados en su última versión (apartado A.7 anterior).</text:p>
      <text:p text:style-name="P3"/>
      <text:p text:style-name="P3"/>
      <text:p text:style-name="P24">El técnico revisor, con el visto bueno del jefe del servicio al que pertenece, ha realizado las siguientes comprobaciones de conformidad con los criterios de revisión que la Dirección General de Política Digital ha hecho públicos en la “Guía para la elaboración de pliegos de contratación conforme a las directrices de la Política Digital de la Junta de Andalucía”:</text:p>
      <text:p text:style-name="P24"/>
      <text:p text:style-name="P197"/>
      <text:h text:style-name="P222" text:outline-level="6">COMPROBACIONES REALIZADAS EN LA DOCUMENTACIÓN APORTADA AL EXPEDIENTE DE SOLICITUD DE INFORME VINCULANTE.</text:h>
      <text:p text:style-name="P36"/>
      <text:h text:style-name="P223" text:outline-level="6"><text:span text:style-name="T20">REVISIÓN FORMAL PREVIA</text:span><text:tab/></text:h>
      <text:p text:style-name="P18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40">SOBRE LOS DOCUMENTOS QUE DEBEN FORMAR PARTE DEL EXPEDIENTE</text:p>
          </table:table-cell>
          <table:covered-table-cell/>
          <table:covered-table-cell/>
          <table:covered-table-cell/>
          <table:covered-table-cell/>
          <table:covered-table-cell/>
        </table:table-row>
        <table:table-row table:style-name="Table1.1">
          <table:table-cell table:style-name="Table1.A2" table:number-columns-spanned="6" office:value-type="string">
            <text:p text:style-name="P38">Se trata de un contrato sujero a Regulación Armonizada<text:note text:id="ftn1" text:note-class="footnote"><text:note-citation>1</text:note-citation><text:note-body><text:p text:style-name="P192"><text:span text:style-name="T22">Los contratos sujetos a Regulación Armonizada están regulados por los artículos 13 al 17 del </text:span>Real Decreto Legislativo 3/2011, de 14 de noviembre, por el que se aprueba el texto refundido de la Ley de Contratos del Sector Público.<text:span text:style-name="T22"> Para el caso general de INFOCOR, serían todos aquellos contratos de bienes o servicios cuyo valor estimado (incluyendo posibles prórrogas o modificados) exceda de 207.000 euros.</text:span></text:p></text:note-body></text:note>: </text:p>
            <text:p text:style-name="P41"><text:s text:c="30"/>SI | NO</text:p>
          </table:table-cell>
          <table:covered-table-cell/>
          <table:covered-table-cell/>
          <table:covered-table-cell/>
          <table:covered-table-cell/>
          <table:covered-table-cell/>
        </table:table-row>
        <table:table-row table:style-name="Table1.1">
          <table:table-cell table:style-name="Table1.A3" table:number-columns-spanned="6" office:value-type="string">
            <text:p text:style-name="P39">El solicitante es un poder adjudicador que no tiene el carácter de administración pública:</text:p>
            <text:p text:style-name="P39"><text:s text:c="30"/>SI | NO</text:p>
          </table:table-cell>
          <table:covered-table-cell/>
          <table:covered-table-cell/>
          <table:covered-table-cell/>
          <table:covered-table-cell/>
          <table:covered-table-cell/>
        </table:table-row>
        <table:table-row table:style-name="Table1.1">
          <table:table-cell table:style-name="Table1.A4" table:number-columns-spanned="6" office:value-type="string">
            <text:p text:style-name="P37"><text:span text:style-name="T21">Tipo de contrato según su forma de adjudicación (marcar con X el que proceda)</text:span> :</text:p>
            <text:p text:style-name="P37"/>
          </table:table-cell>
          <table:covered-table-cell/>
          <table:covered-table-cell/>
          <table:covered-table-cell/>
          <table:covered-table-cell/>
          <table:covered-table-cell/>
        </table:table-row>
        <table:table-row table:style-name="Table1.1">
          <table:table-cell table:style-name="Table1.A5" office:value-type="string">
            <text:p text:style-name="P42"><text:s/><text:span text:style-name="T23">Procedimientos </text:span>Abierto, <text:span text:style-name="T23">Negociado con y sin Publicidad, Subasta</text:span>:</text:p>
          </table:table-cell>
          <table:table-cell table:style-name="Table1.B5" office:value-type="string">
            <text:p text:style-name="P42">Modificado:</text:p>
          </table:table-cell>
          <table:table-cell table:style-name="Table1.C5" office:value-type="string">
            <text:p text:style-name="P43">Menor: </text:p>
          </table:table-cell>
          <table:table-cell table:style-name="Table1.D5" office:value-type="string">
            <text:p text:style-name="P42">Prórroga:</text:p>
          </table:table-cell>
          <table:table-cell table:style-name="Table1.E5" office:value-type="string">
            <text:p text:style-name="P42">Encargo de ejecución:</text:p>
          </table:table-cell>
          <table:table-cell table:style-name="Table1.F5" office:value-type="string">
            <text:p text:style-name="P44">Convenios o acuerdos de colaboración</text:p>
          </table:table-cell>
        </table:table-row>
        <table:table-row table:style-name="Table1.1">
          <table:table-cell table:style-name="Table1.A6" table:number-columns-spanned="6" office:value-type="string">
            <text:p text:style-name="P56">Documentos que obligatoriamente deben aportar los solicitantes (marcar con X los aportados)</text:p>
          </table:table-cell>
          <table:covered-table-cell/>
          <table:covered-table-cell/>
          <table:covered-table-cell/>
          <table:covered-table-cell/>
          <table:covered-table-cell/>
        </table:table-row>
        <table:table-row table:style-name="Table1.1">
          <table:table-cell table:style-name="Table1.A7" office:value-type="string">
            <text:p text:style-name="P46">MJ:</text:p>
            <text:p text:style-name="P49">PPT: </text:p>
            <text:p text:style-name="P49">PCAP<text:note text:id="ftn2" text:note-class="footnote"><text:note-citation>2</text:note-citation><text:note-body><text:p text:style-name="P193">En virtud del artículo 191 del TRLCSP, los poderes adjudicadores que no tengan la condicación de Administraciones Públicas pueden sustituir el PCAP por unas intrucciones que garanticen que el contrato es adjudicado a quien presente la oferta económicamente más ventajosa, y se cumplan los principios de principios de publicidad, concurrencia, transparencia, confidencialidad, igualdad y no discriminación, instrucciones a las que se les debe dar publicidad. Lo habitual es que las Entidades Instrumentales recojan estas instrucciones en el propio Pliego de Prescripciones Técnicas. <text:span text:style-name="T54">Se debe comprobar la presencia de dichas instrucciones (criterios de valoración de proposiciones).</text:span></text:p></text:note-body></text:note>: </text:p>
            <text:p text:style-name="P52"/>
          </table:table-cell>
          <table:table-cell table:style-name="Table1.B7" office:value-type="string">
            <text:p text:style-name="P48">MJ: <text:s/></text:p>
            <text:p text:style-name="P50">PPT <text:span text:style-name="T24">(si altera el objeto del contrato):</text:span></text:p>
            <text:p text:style-name="P50"/>
          </table:table-cell>
          <table:table-cell table:style-name="Table1.C7" office:value-type="string">
            <text:p text:style-name="P48">MJ: <text:s/></text:p>
          </table:table-cell>
          <table:table-cell table:style-name="Table1.D7" office:value-type="string">
            <text:p text:style-name="P48">MJ: <text:s/></text:p>
          </table:table-cell>
          <table:table-cell table:style-name="Table1.E7" office:value-type="string">
            <text:p text:style-name="P47">MJ: </text:p>
            <text:p text:style-name="P47"><text:span text:style-name="T23">Informe propuesta, proyecto de resolución o documento equivalente:</text:span> </text:p>
          </table:table-cell>
          <table:table-cell table:style-name="Table1.F7" office:value-type="string">
            <text:p text:style-name="P51">MJ:</text:p>
            <text:p text:style-name="P51">Propuesta de convenio o acuerdo:</text:p>
          </table:table-cell>
        </table:table-row>
        <table:table-row table:style-name="Table1.1">
          <table:table-cell table:style-name="Table1.A8" table:number-columns-spanned="6" office:value-type="string">
            <text:p text:style-name="P45">Documentación técnica adicional (OPCIONAL): </text:p>
            <text:p text:style-name="P45"/>
          </table:table-cell>
          <table:covered-table-cell/>
          <table:covered-table-cell/>
          <table:covered-table-cell/>
          <table:covered-table-cell/>
          <table:covered-table-cell/>
        </table:table-row>
      </table:table>
      <text:p text:style-name="P24"/>
      <text:p text:style-name="P185"/>
      <table:table table:name="Table2" table:style-name="Table2">
        <table:table-column table:style-name="Table2.A"/>
        <table:table-column table:style-name="Table2.B"/>
        <table:table-row table:style-name="Table2.1">
          <table:table-cell table:style-name="Table2.A1" table:number-columns-spanned="2" office:value-type="string">
            <text:p text:style-name="P57">SOBRE EL FIRMANTE DE LOS DOCUMENTOS Y SU COMPETENCIA</text:p>
          </table:table-cell>
          <table:covered-table-cell/>
        </table:table-row>
        <table:table-row table:style-name="Table2.1">
          <table:table-cell table:style-name="Table2.A2" table:number-columns-spanned="2" office:value-type="string">
            <text:p text:style-name="P109">Sobre el firmante del documento de solicitud dirigido al DGPD</text:p>
          </table:table-cell>
          <table:covered-table-cell/>
        </table:table-row>
        <table:table-row table:style-name="Table2.1">
          <table:table-cell table:style-name="Table2.A3" office:value-type="string">
            <text:p text:style-name="P107">La persona que firma y presenta electrónicamente la solicitud <text:span text:style-name="T35">tiene potestad para ello, bien por ser competente o por tener delegada la firma del mismo, según recoge el documento “USUARIOS CON PERFIL DIRECTOR GENERAL”</text:span></text:p>
          </table:table-cell>
          <table:table-cell table:style-name="Table2.B3" office:value-type="string">
            <text:p text:style-name="P58">SI | NO</text:p>
          </table:table-cell>
        </table:table-row>
        <table:table-row table:style-name="Table2.1">
          <table:table-cell table:style-name="Table2.A3" office:value-type="string">
            <text:p text:style-name="P108">En el caso de que no se den ninguno de los dos supuestos de la condición anterior, dentro de la documentación que forma parte de la solicitud, <text:span text:style-name="T36">¿se incorpora la solicitud firmada por el alto cargo o autorizado como documento anexo?</text:span></text:p>
          </table:table-cell>
          <table:table-cell table:style-name="Table2.B3" office:value-type="string">
            <text:p text:style-name="P59">SI | NO</text:p>
          </table:table-cell>
        </table:table-row>
        <table:table-row table:style-name="Table2.1">
          <table:table-cell table:style-name="Table2.A5" table:number-columns-spanned="2" office:value-type="string">
            <text:p text:style-name="P111"><text:span text:style-name="T37">Sobre</text:span> el firmante del resto de documentos (MJ, proyecto de PPT, proyecto de PCAP)</text:p>
          </table:table-cell>
          <table:covered-table-cell/>
        </table:table-row>
        <table:table-row table:style-name="Table2.1">
          <table:table-cell table:style-name="Table2.A3" office:value-type="string">
            <text:p text:style-name="P110">¿Coincide la persona que aparece en el pie de firma con la persona que firma el documento, especialmente en el caso de que se trate de un informe de firma electrónica?</text:p>
          </table:table-cell>
          <table:table-cell table:style-name="Table2.B3" office:value-type="string">
            <text:p text:style-name="P60">SI | NO</text:p>
          </table:table-cell>
        </table:table-row>
        <table:table-row table:style-name="Table2.1">
          <table:table-cell table:style-name="Table2.A3" office:value-type="string">
            <text:p text:style-name="P110">Además de que coincida pie de firma con persona que practica la firma, ¿se consigna el puesto de trabajo o cargo que desempeña en la organización en el pie de firma?</text:p>
          </table:table-cell>
          <table:table-cell table:style-name="Table2.B3" office:value-type="string">
            <text:p text:style-name="P60">SI | NO</text:p>
          </table:table-cell>
        </table:table-row>
      </table:table>
      <text:p text:style-name="P25"/>
      <text:p text:style-name="P186"/>
      <text:p text:style-name="P7"/>
      <text:p text:style-name="P7"/>
      <text:p text:style-name="P10"/>
      <text:h text:style-name="P224" text:outline-level="6"><text:span text:style-name="T11">REVISIONES PARA GARANTIZAR LA </text:span><text:span text:style-name="T12">CORRECTA DEFINICIÓN </text:span><text:span text:style-name="T14">Y CARACTERIZACIÓN </text:span><text:span text:style-name="T12">DEL OBJETO DEL CONTRATO</text:span></text:h>
      <text:h text:style-name="P231" text:outline-level="6"><text:tab/></text:h>
      <text:p text:style-name="P10"/>
      <table:table table:name="Table5" table:style-name="Table5">
        <table:table-column table:style-name="Table5.A"/>
        <table:table-column table:style-name="Table5.B"/>
        <table:table-row table:style-name="Table5.1">
          <table:table-cell table:style-name="Table5.A1" office:value-type="string">
            <text:p text:style-name="P115">¿El objeto del contrato aparece claramente definido? ¿Se enumeran de forma explicita los bienes y/o servicios que forman parte del objeto de la contratación? ¿Se desarrolla de forma clara su contenido? </text:p>
          </table:table-cell>
          <table:table-cell table:style-name="Table5.B1" office:value-type="string">
            <text:p text:style-name="P92">SI | NO</text:p>
          </table:table-cell>
        </table:table-row>
        <table:table-row table:style-name="Table5.1">
          <table:table-cell table:style-name="Table5.A2" office:value-type="string">
            <text:p text:style-name="P114">¿El presupuesto TIC coincide con el presupuesto de licitación? En caso negativo ¿se consigna correctamente en el formulario de solicitud de INFOCOR? ¿En la justificación de precios de la MJ, se distingue claramente el valor de las partidas TIC?</text:p>
            <text:p text:style-name="P113"/>
          </table:table-cell>
          <table:table-cell table:style-name="Table5.B2" office:value-type="string">
            <text:p text:style-name="P92">SI | NO</text:p>
          </table:table-cell>
        </table:table-row>
        <table:table-row table:style-name="Table5.1">
          <table:table-cell table:style-name="Table5.A2" office:value-type="string">
            <text:p text:style-name="P114">En la MJ y en el PPT ¿el presupuesto de licitación aparece justificado, en base al desglose de precios unitarios y número de unidades, o bien mediante tanto alzado?<text:note text:id="ftn3" text:note-class="footnote"><text:note-citation>3</text:note-citation><text:note-body><text:p text:style-name="P195">Este es un principio básico de la Ley de Contratos, que aparece recogido en el artículo 87.2 del Texto Refundido: “2. El precio del contrato podrá formularse tanto en términos de precios unitarios referidos a los distintos componentes de la prestación o a las unidades de la misma que se entreguen o ejecuten, como en términos de precios aplicables a tanto alzado a la totalidad o a parte de las prestaciones del contrato....”</text:p></text:note-body></text:note> <text:span text:style-name="T39">¿Existe por tanto una estimación económica del coste de cada una de las partidas de bienes y/o servicios que constituyen el objeto del contrato?</text:span></text:p>
            <text:p text:style-name="P113"/>
          </table:table-cell>
          <table:table-cell table:style-name="Table5.B2" office:value-type="string">
            <text:p text:style-name="P92">SI | NO</text:p>
          </table:table-cell>
        </table:table-row>
        <table:table-row table:style-name="Table5.1">
          <table:table-cell table:style-name="Table5.A2" office:value-type="string">
            <text:p text:style-name="P116">¿El alcance del contrato está explícitamente acotado?</text:p>
          </table:table-cell>
          <table:table-cell table:style-name="Table5.B2" office:value-type="string">
            <text:p text:style-name="P92">SI | NO</text:p>
          </table:table-cell>
        </table:table-row>
        <table:table-row table:style-name="Table5.1">
          <table:table-cell table:style-name="Table5.A5" table:number-columns-spanned="2" office:value-type="string">
            <text:p text:style-name="P116"><text:span text:style-name="T38"><text:s text:c="2"/>Explicar mediante un breve párrafo cual es el objeto de la contratación.</text:span> </text:p>
          </table:table-cell>
          <table:covered-table-cell/>
        </table:table-row>
        <table:table-row table:style-name="Table5.1">
          <table:table-cell table:style-name="Table5.A5" table:number-columns-spanned="2" office:value-type="string">
            <text:p text:style-name="P117"/>
            <text:p text:style-name="P117"><text:span text:style-name="T46"><text:s text:c="6"/>&lt;&lt;&lt;&lt;&lt;&lt;</text:span>Introducir aquí un breve resumen del objeto del contrato<text:span text:style-name="T46">&gt;&gt;&gt;&gt;&gt;&gt;&gt;&gt;&gt;&gt;</text:span></text:p>
            <text:p text:style-name="P117"/>
          </table:table-cell>
          <table:covered-table-cell/>
        </table:table-row>
        <table:table-row table:style-name="Table5.1">
          <table:table-cell table:style-name="Table5.A2" office:value-type="string">
            <text:p text:style-name="P131">¿ En los pliegos se expresa con detalle el entorno tecnológico en el que se van a realizar los trabajos, en particular en materia de bases de datos, servidores de aplicaciones y utilización, en su caso, de sistemas de gestión documental?</text:p>
          </table:table-cell>
          <table:table-cell table:style-name="Table5.B2" office:value-type="string">
            <text:p text:style-name="P92">SI | NO</text:p>
          </table:table-cell>
        </table:table-row>
      </table:table>
      <text:p text:style-name="P26"/>
      <text:p text:style-name="P11"/>
      <text:p text:style-name="P11"/>
      <table:table table:name="Table3" table:style-name="Table3">
        <table:table-column table:style-name="Table3.A"/>
        <table:table-column table:style-name="Table3.B"/>
        <table:table-row table:style-name="Table3.1">
          <table:table-cell table:style-name="Table3.A1" table:number-columns-spanned="2" office:value-type="string">
            <text:p text:style-name="P98">EN CASO DE CONTRATOS DERIVADOS</text:p>
          </table:table-cell>
          <table:covered-table-cell/>
        </table:table-row>
        <table:table-row table:style-name="Table3.1">
          <table:table-cell table:style-name="Table3.A2" office:value-type="string">
            <text:p text:style-name="P112">¿El informe vinculante se refiere a una prórroga, contrato de entidad instrumental para satisfacer una encomienda, o a un modificado?</text:p>
          </table:table-cell>
          <table:table-cell table:style-name="Table3.B2" office:value-type="string">
            <text:p text:style-name="P93">SI | NO</text:p>
          </table:table-cell>
        </table:table-row>
        <table:table-row table:style-name="Table3.1">
          <table:table-cell table:style-name="Table3.A2" office:value-type="string">
            <text:p text:style-name="P112">En la Memoria Justificativa se incluye explícitamente esta información:</text:p>
            <text:list xml:id="list4261061682658079580" text:style-name="L2">
              <text:list-item>
                <text:p text:style-name="P203">Denominación del contrato original </text:p>
              </text:list-item>
              <text:list-item>
                <text:p text:style-name="P203">Importe de licitación, importe de adjudicación y empresa adjudicataria</text:p>
              </text:list-item>
              <text:list-item>
                <text:p text:style-name="P203">Fecha de vigencia de dicho contrato </text:p>
              </text:list-item>
              <text:list-item>
                <text:p text:style-name="P203">Número de expediente INFOCOR del contrato original</text:p>
              </text:list-item>
            </text:list>
          </table:table-cell>
          <table:table-cell table:style-name="Table3.B2" office:value-type="string">
            <text:p text:style-name="P93">SI | NO</text:p>
          </table:table-cell>
        </table:table-row>
      </table:table>
      <text:p text:style-name="P11"/>
      <text:h text:style-name="P236" text:outline-level="6"/>
      <text:p text:style-name="P188"/>
      <text:h text:style-name="P225" text:outline-level="6"><text:span text:style-name="T11">REVISIONES PARA GARANTIZAR LA MÁXIMA CONCURRENCIA</text:span><text:span text:style-name="T11"><text:note text:id="ftn4" text:note-class="footnote"><text:note-citation>4</text:note-citation><text:note-body><text:p text:style-name="P194">Conforme al espíritu del artículo 117.2 del TRLCSP. Las prescripciones técnicas deberán permitir el acceso en condiciones de igualdad de los licitadores, sin que puedan tener por efecto la creación de obstáculos injustificados a la apertura de los contratos públicos a la competencia.</text:p></text:note-body></text:note></text:span></text:h>
      <text:h text:style-name="P232" text:outline-level="6"><text:tab/></text:h>
      <text:p text:style-name="P12"/>
      <table:table table:name="Table4" table:style-name="Table4">
        <table:table-column table:style-name="Table4.A"/>
        <table:table-column table:style-name="Table4.B"/>
        <table:table-row table:style-name="Table4.1">
          <table:table-cell table:style-name="Table4.A1" table:number-columns-spanned="2" office:value-type="string">
            <text:p text:style-name="P100">SOBRE LOS CRITERIOS DE SOLVENCIA<text:note text:id="ftn5" text:note-class="footnote"><text:note-citation>5</text:note-citation><text:note-body><text:p text:style-name="P196">La solvencia define los recursos y capacitación que debe garantizar una empresa para la correcta realización de los trabajos. Entendemos que en relación a la solvencia la DGPD debe buscar el equilibrio entre garantizar la máxima concurrencia (impidiendo que los requisitos de solvencia enmascaren condiciones imposibles de cumplir para todos los licitadores salvo para uno) y salvaguardar los intereses de la Junta en cuanto a la calidad de los trabajos que se vayan a realizar. </text:p></text:note-body></text:note></text:p>
          </table:table-cell>
          <table:covered-table-cell/>
        </table:table-row>
        <table:table-row table:style-name="Table4.1">
          <table:table-cell table:style-name="Table4.A2" office:value-type="string">
            <text:p text:style-name="P118">En los criterios de solvencia <text:span text:style-name="T2">¿se solicitan requisitos de experiencia excesivos, que puedan limitar la concurrencia de un modo injustificado?</text:span> Se considerará requisito de experiencia excesivo <text:span text:style-name="T40">todo aquel que exceda de los siguientes umbrales por perfil profesional:</text:span></text:p>
            <text:list xml:id="list2283524692476859496" text:style-name="L3">
              <text:list-item>
                <text:p text:style-name="P211"><text:span text:style-name="T26">J</text:span><text:span text:style-name="T25">efe de Proyecto / Consultor Estratégico / equivalente: &gt; 5 años</text:span></text:p>
              </text:list-item>
              <text:list-item>
                <text:p text:style-name="P204">Analista Funcional / Analista de Sistemas / equivalente &gt; 3 años</text:p>
              </text:list-item>
              <text:list-item>
                <text:p text:style-name="P204">Analista Programador / Técnico de Sistemas / equivalente &gt; 2 años</text:p>
              </text:list-item>
              <text:list-item>
                <text:p text:style-name="P204">Programador / Operador de Sistemas / equivalente &gt; 1 año</text:p>
                <text:p text:style-name="P204"/>
              </text:list-item>
            </text:list>
            <text:p text:style-name="P168"><text:span text:style-name="T27">Los perfiles</text:span><text:span text:style-name="T26"> </text:span><text:span text:style-name="T27">y sus </text:span><text:span text:style-name="T26">equivalencias </text:span><text:span text:style-name="T27">son los </text:span><text:span text:style-name="T26">definidos según el MRFI-C de las Guías SÍLICE de la AGE</text:span></text:p>
          </table:table-cell>
          <table:table-cell table:style-name="Table4.B2" office:value-type="string">
            <text:p text:style-name="P61">SI | NO</text:p>
          </table:table-cell>
        </table:table-row>
        <table:table-row table:style-name="Table4.1">
          <table:table-cell table:style-name="Table4.A2" office:value-type="string">
            <text:p text:style-name="P119">En el caso de que se exijan requisitos de experiencia que excedan los umbrales anteriormente expuestos <text:span text:style-name="T2">¿se justifica adecuadamente en los pliegos la fijación de estos requisitos, y qué características especiales tiene el proyecto que justifiquen los mismos?</text:span></text:p>
          </table:table-cell>
          <table:table-cell table:style-name="Table4.B2" office:value-type="string">
            <text:p text:style-name="P62">SI | NO</text:p>
          </table:table-cell>
        </table:table-row>
        <table:table-row table:style-name="Table4.1">
          <table:table-cell table:style-name="Table4.A2" office:value-type="string">
            <text:p text:style-name="P124">¿Se exigen requisitos de titulación para los distintos perfiles profesionales que forman parte del equipo de trabajo, que puedan limitar la concurrencia ? Se considerarán requisitos de titulación excesivos todos aquellos que excedan de los siguientes:</text:p>
            <text:p text:style-name="P124"/>
            <text:list xml:id="list131739117059796" text:continue-numbering="true" text:style-name="L3">
              <text:list-item>
                <text:p text:style-name="P212"><text:span text:style-name="T26">J</text:span><text:span text:style-name="T25">efe de Proyecto / Consultor Estratégico / equivalente: </text:span><text:span text:style-name="T28">&gt; Licenciado, Arquitecto o Ingeniero </text:span><text:span text:style-name="T25">o equivalente</text:span></text:p>
              </text:list-item>
              <text:list-item>
                <text:p text:style-name="P212"><text:span text:style-name="T25">Analista Funcional / Analista de Sistemas / equivalente &gt; </text:span><text:span text:style-name="T28">Diplomado, Arquitecto Técnico o Ingeniero Técnico </text:span><text:span text:style-name="T25">o equivalente</text:span></text:p>
              </text:list-item>
              <text:list-item>
                <text:p text:style-name="P212"><text:span text:style-name="T25">Analista Programador / Técnico de Sistemas / equivalente &gt; </text:span><text:span text:style-name="T28">FP.III o Técnico Superior </text:span><text:span text:style-name="T25">o equivalente</text:span></text:p>
              </text:list-item>
              <text:list-item>
                <text:p text:style-name="P205">Programador / Operador de Sistemas / equivalente &gt; FP.II, Bachillerato o equivalente</text:p>
              </text:list-item>
            </text:list>
          </table:table-cell>
          <table:table-cell table:style-name="Table4.B2" office:value-type="string">
            <text:p text:style-name="P62"/>
          </table:table-cell>
        </table:table-row>
        <table:table-row table:style-name="Table4.1">
          <table:table-cell table:style-name="Table4.A2" office:value-type="string">
            <text:p text:style-name="P121">Atendiendo también a los criterios de solvencia, <text:span text:style-name="T2">¿se solicita que el personal miembro del equipo de proyecto aporte certificaciones </text:span><text:span text:style-name="T3">profesionales</text:span><text:span text:style-name="T2"> de capacitación sobre una determinada metodología o técnica, </text:span><text:span text:style-name="T3">además de titulaciones académicas</text:span><text:span text:style-name="T2">?</text:span></text:p>
          </table:table-cell>
          <table:table-cell table:style-name="Table4.B2" office:value-type="string">
            <text:p text:style-name="P63">SI | NO</text:p>
          </table:table-cell>
        </table:table-row>
        <table:table-row table:style-name="Table4.1">
          <table:table-cell table:style-name="Table4.A2" office:value-type="string">
            <text:p text:style-name="P122">En caso de que la respuesta anterior sea afirmativa <text:span text:style-name="T2">¿se justifica en los pliegos la exigencia de estas certificaciones profesionales, por las características especiales del proyecto?</text:span> En el caso de que estas certificaciones sean emitidas por entidades privadas <text:span text:style-name="T2">¿existe una justificación en los pliegos?</text:span></text:p>
          </table:table-cell>
          <table:table-cell table:style-name="Table4.B2" office:value-type="string">
            <text:p text:style-name="P64">SI | NO</text:p>
          </table:table-cell>
        </table:table-row>
      </table:table>
      <text:p text:style-name="P12"/>
      <text:p text:style-name="P33"/>
      <text:p text:style-name="P13"/>
      <table:table table:name="Table7" table:style-name="Table7">
        <table:table-column table:style-name="Table7.A"/>
        <table:table-column table:style-name="Table7.B"/>
        <table:table-row table:style-name="Table7.1">
          <table:table-cell table:style-name="Table7.A1" table:number-columns-spanned="2" office:value-type="string">
            <text:p text:style-name="P101">SOBRE <text:span text:style-name="T41">EL PROCEDIMIENTO DE ADJUDICACIÓN Y LA UNICIDAD DE FABRICANTE</text:span></text:p>
          </table:table-cell>
          <table:covered-table-cell/>
        </table:table-row>
        <table:table-row table:style-name="Table7.1">
          <table:table-cell table:style-name="Table7.A2" office:value-type="string">
            <text:p text:style-name="P169"><text:span text:style-name="T26">E</text:span><text:span text:style-name="T25">n el caso de que el procedimiento de adjudicación sea el Procedimiento Negociado ¿Se justifica en los pliegos la adopción de este procedimiento, en base a algunos de los supuestos recogidos en los artículos 170 a 175 del TRLCSP?</text:span></text:p>
          </table:table-cell>
          <table:table-cell table:style-name="Table7.B2" office:value-type="string">
            <text:p text:style-name="P65">SI | NO</text:p>
          </table:table-cell>
        </table:table-row>
        <text:soft-page-break/>
        <table:table-row table:style-name="Table7.1">
          <table:table-cell table:style-name="Table7.A2" office:value-type="string">
            <text:p text:style-name="P123">En el caso de que el supuesto bajo el que se adopte la fórmula del procedimiento negociado sea la del artículo 170.d “...por razones técnicas o artísticas o por motivos relacionados con la protección de derechos de exclusiva”. ¿Quedan acreditadas explícitamente estas razones técnicas o estos derechos de exclusiva en los pliegos? No es suficiente con declarar que existen estas circunstancias, <text:span text:style-name="T42">deben estar explicadas con precisión en los pliegos del expediente de contratación, o aportar certificados de exclusividad emitidos por parte del fabricante.</text:span></text:p>
          </table:table-cell>
          <table:table-cell table:style-name="Table7.B2" office:value-type="string">
            <text:p text:style-name="P65">SI | NO</text:p>
          </table:table-cell>
        </table:table-row>
      </table:table>
      <text:p text:style-name="P13"/>
      <text:p text:style-name="P34"/>
      <text:p text:style-name="P14"/>
      <table:table table:name="Table8" table:style-name="Table8">
        <table:table-column table:style-name="Table8.A"/>
        <table:table-column table:style-name="Table8.B"/>
        <table:table-row table:style-name="Table8.1">
          <table:table-cell table:style-name="Table8.A1" table:number-columns-spanned="2" office:value-type="string">
            <text:p text:style-name="P102">SOBRE EL USO DE MARCAS O MODELOS</text:p>
          </table:table-cell>
          <table:covered-table-cell/>
        </table:table-row>
        <table:table-row table:style-name="Table8.1">
          <table:table-cell table:style-name="Table8.A2" office:value-type="string">
            <text:p text:style-name="P126">¿Hacen referencias los pliegos a marcas, modelos, patentes, o procedimientos concretos?</text:p>
          </table:table-cell>
          <table:table-cell table:style-name="Table8.B2" office:value-type="string">
            <text:p text:style-name="P66">SI | NO</text:p>
          </table:table-cell>
        </table:table-row>
        <table:table-row table:style-name="Table8.1">
          <table:table-cell table:style-name="Table8.A2" office:value-type="string">
            <text:p text:style-name="P125">En caso afirmativo ¿se justifica técnicamente y de forma precisa, de forma explícita en los pliegos, el uso de marcas o modelos, por la <text:span text:style-name="T2">naturaleza del objeto del contrato</text:span>?</text:p>
          </table:table-cell>
          <table:table-cell table:style-name="Table8.B2" office:value-type="string">
            <text:p text:style-name="P66">SI | NO</text:p>
          </table:table-cell>
        </table:table-row>
        <table:table-row table:style-name="Table8.1">
          <table:table-cell table:style-name="Table8.A2" office:value-type="string">
            <text:p text:style-name="P125">¿Se trata de la adquisición de un repuesto o pieza de un bien existente, o de una renovación de licencias de software ya contratadas, <text:span text:style-name="T47">en cuyo caso no es necesaria la justificación ni usar el término “o equivalente”</text:span>?</text:p>
          </table:table-cell>
          <table:table-cell table:style-name="Table8.B2" office:value-type="string">
            <text:p text:style-name="P67">SI | NO</text:p>
          </table:table-cell>
        </table:table-row>
        <table:table-row table:style-name="Table8.5">
          <table:table-cell table:style-name="Table8.A2" office:value-type="string">
            <text:p text:style-name="P125">¿Se soportarían costes elevados, o dificultades técnicas desproporcionadas, si no se hiciese uso de las marcas o modelos de los que se hace mención en los pliegos? Esta justificación debe aparecer explícitamente en los pliegos, y debe ser precisa y detallada, en relación a cuales serían estas dificultades</text:p>
          </table:table-cell>
          <table:table-cell table:style-name="Table8.B2" office:value-type="string">
            <text:p text:style-name="P67">SI | NO</text:p>
          </table:table-cell>
        </table:table-row>
        <table:table-row table:style-name="Table8.6">
          <table:table-cell table:style-name="Table8.A2" office:value-type="string">
            <text:p text:style-name="P125">En el caso de que no se justifique por el objeto del contrato ¿Se justifica porque si no se hace mención a la marca o modelo, no sea posible <text:span text:style-name="T43">describir con precisión la naturaleza del bien o servicio? En caso afirmativo ¿se incluye la coletilla “o equivalente”?</text:span></text:p>
          </table:table-cell>
          <table:table-cell table:style-name="Table8.B2" office:value-type="string">
            <text:p text:style-name="P67">SI | NO</text:p>
          </table:table-cell>
        </table:table-row>
      </table:table>
      <text:p text:style-name="P14"/>
      <text:p text:style-name="P14"/>
      <text:p text:style-name="P14"/>
      <text:h text:style-name="P237" text:outline-level="6"/>
      <text:p text:style-name="P27"/>
      <text:h text:style-name="P226" text:outline-level="6"><text:span text:style-name="T11">REVISIONES PARA GARANTIZAR LA MÁXIMA </text:span><text:span text:style-name="T15">REUTILIZACIÓN</text:span></text:h>
      <text:p text:style-name="P34"/>
      <text:p text:style-name="P15"/>
      <table:table table:name="Table9" table:style-name="Table9">
        <table:table-column table:style-name="Table9.A"/>
        <table:table-column table:style-name="Table9.B"/>
        <table:table-row table:style-name="Table9.1">
          <table:table-cell table:style-name="Table9.A1" table:number-columns-spanned="2" office:value-type="string">
            <text:p text:style-name="P103">EN RELACIÓN AL DESARROLLO DE NUEVOS SISTEMAS DE INFORMACIÓN</text:p>
          </table:table-cell>
          <table:covered-table-cell/>
        </table:table-row>
        <table:table-row table:style-name="Table9.1">
          <table:table-cell table:style-name="Table9.A2" office:value-type="string">
            <text:p text:style-name="P170"><text:span text:style-name="T25">¿Es objeto del presente contrato el desarrollo de un nuevo sistema de información </text:span><text:span text:style-name="T29">o aplicación informática</text:span><text:span text:style-name="T25">?</text:span></text:p>
          </table:table-cell>
          <table:table-cell table:style-name="Table9.B2" office:value-type="string">
            <text:p text:style-name="P68">SI | NO</text:p>
          </table:table-cell>
        </table:table-row>
        <table:table-row table:style-name="Table9.1">
          <table:table-cell table:style-name="Table9.A2" office:value-type="string">
            <text:p text:style-name="P127">Consignar el nombre del sistema de información o aplicativo:</text:p>
            <text:p text:style-name="P127"/>
            <text:p text:style-name="P129">&lt;&lt;&lt;&lt;&lt; <text:s text:c="10"/>&gt;&gt;&gt;&gt;&gt;&gt;&gt;&gt;&gt;&gt;</text:p>
            <text:p text:style-name="P127"/>
          </table:table-cell>
          <table:table-cell table:style-name="Table9.B2" office:value-type="string">
            <text:p text:style-name="P68"/>
          </table:table-cell>
        </table:table-row>
        <table:table-row table:style-name="Table9.1">
          <table:table-cell table:style-name="Table9.A2" office:value-type="string">
            <text:p text:style-name="P127"/>
            <text:p text:style-name="P127"><text:span text:style-name="T45">¿Incorporan los pliegos una justificación, basada en un estudio o análisis,</text:span> por el cual no resulta posible o adecuada la incorporación de las funcionalidades previstas para el nuevo sistema o aplicación, a uno ya existente en la Consejería o entidad?</text:p>
            <text:p text:style-name="P127"/>
          </table:table-cell>
          <table:table-cell table:style-name="Table9.B2" office:value-type="string">
            <text:p text:style-name="P68">SI | NO</text:p>
          </table:table-cell>
        </table:table-row>
        <table:table-row table:style-name="Table9.1">
          <table:table-cell table:style-name="Table9.A2" office:value-type="string">
            <text:p text:style-name="P128"/>
            <text:p text:style-name="P129">¿Incluyen los pliegos una justificación, basada en un estudio o análisis, sobre la imposibilidad de <text:span text:style-name="T44">reutilización de software propiedad de la Administración o bien disponible como software de fuentes abiertas</text:span>?</text:p>
          </table:table-cell>
          <table:table-cell table:style-name="Table9.B2" office:value-type="string">
            <text:p text:style-name="P68">SI | NO</text:p>
          </table:table-cell>
        </table:table-row>
        <table:table-row table:style-name="Table9.6">
          <table:table-cell table:style-name="Table9.A2" office:value-type="string">
            <text:p text:style-name="P129">¿Incluyen los pliegos la claúsula de liberación de software en el Repositorio y Catálogo de la Junta de Andalucía?</text:p>
          </table:table-cell>
          <table:table-cell table:style-name="Table9.B2" office:value-type="string">
            <text:p text:style-name="P68">SI | NO</text:p>
          </table:table-cell>
        </table:table-row>
      </table:table>
      <text:p text:style-name="P15"/>
      <text:p text:style-name="P35"/>
      <text:p text:style-name="P16"/>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104">EN RELACIÓN AL <text:span text:style-name="T45">MANTENIMIENTO DE</text:span> SISTEMAS DE INFORMACIÓN <text:span text:style-name="T45">EXISTENTES</text:span></text:p>
          </table:table-cell>
          <table:covered-table-cell/>
        </table:table-row>
        <table:table-row table:style-name="Table10.1">
          <table:table-cell table:style-name="Table10.A2" office:value-type="string">
            <text:p text:style-name="P171"><text:span text:style-name="T25">¿Es objeto del presente contrato el </text:span><text:span text:style-name="T30">mantenimiento de un sistema de información o aplicativo ya existente</text:span><text:span text:style-name="T25">?</text:span></text:p>
          </table:table-cell>
          <table:table-cell table:style-name="Table10.B2" office:value-type="string">
            <text:p text:style-name="P69">SI | NO</text:p>
          </table:table-cell>
        </table:table-row>
        <table:table-row table:style-name="Table10.1">
          <table:table-cell table:style-name="Table10.A2" office:value-type="string">
            <text:p text:style-name="P132">¿Aparecen en los pliegos los datos de los expedientes de contratación anteriores en relación con dicho sistema de información, con independencia de la unidad organizativa desde la que se impulsaron? Si las contrataciones son anteriores al inicio del servicio de INFOCOR, se deberán facilitar los datos del contrato. Si no, bastará con los códigos INFOCOR derivados.</text:p>
          </table:table-cell>
          <table:table-cell table:style-name="Table10.B2" office:value-type="string">
            <text:p text:style-name="P69">SI | NO</text:p>
          </table:table-cell>
        </table:table-row>
        <table:table-row table:style-name="Table10.1">
          <table:table-cell table:style-name="Table10.A4" table:number-columns-spanned="2" office:value-type="string">
            <text:p text:style-name="P165">Consignar en este apartado <text:span text:style-name="T49">la relación de expedientes INFOCOR que han sido objeto de informe sobre el sistema de información a mantener</text:span></text:p>
          </table:table-cell>
          <table:covered-table-cell/>
        </table:table-row>
        <table:table-row table:style-name="Table10.1">
          <table:table-cell table:style-name="Table10.A4" table:number-columns-spanned="2" office:value-type="string">
            <text:p text:style-name="P132"/>
            <text:list xml:id="list8517678599911471478" text:style-name="L4">
              <text:list-item>
                <text:p text:style-name="P206">EXPEDIENTE 1</text:p>
              </text:list-item>
              <text:list-item>
                <text:p text:style-name="P206">EXPEDIENTE 2</text:p>
              </text:list-item>
              <text:list-item>
                <text:p text:style-name="P206">…..</text:p>
              </text:list-item>
              <text:list-item>
                <text:p text:style-name="P206">EXPEDIENTE N.</text:p>
              </text:list-item>
            </text:list>
            <text:p text:style-name="P132"/>
          </table:table-cell>
          <table:covered-table-cell/>
        </table:table-row>
        <table:table-row table:style-name="Table10.1">
          <table:table-cell table:style-name="Table10.A2" office:value-type="string">
            <text:p text:style-name="P132">El sistema que se desea mantener ¿está inventariado en el repositorio de software y en el catálogo de software de la Junta de Andalucía? </text:p>
          </table:table-cell>
          <table:table-cell table:style-name="Table10.B2" office:value-type="string">
            <text:p text:style-name="P69">SI | NO</text:p>
          </table:table-cell>
        </table:table-row>
        <table:table-row table:style-name="Table10.1">
          <table:table-cell table:style-name="Table10.A2" office:value-type="string">
            <text:p text:style-name="P132">En caso afirmativo ¿Cual es la fecha de la última actualización del mismo en el catálogo?</text:p>
          </table:table-cell>
          <table:table-cell table:style-name="Table10.B2" office:value-type="string">
            <text:p text:style-name="P69"/>
          </table:table-cell>
        </table:table-row>
        <table:table-row table:style-name="Table10.1">
          <table:table-cell table:style-name="Table10.A4" table:number-columns-spanned="2" office:value-type="string">
            <text:p text:style-name="P167">¿Cual es la URL de dicho aplicativo o sistema en el catálogo?</text:p>
            <text:p text:style-name="P69"/>
          </table:table-cell>
          <table:covered-table-cell/>
        </table:table-row>
        <table:table-row table:style-name="Table10.1">
          <table:table-cell table:style-name="Table10.A4" table:number-columns-spanned="2" office:value-type="string">
            <text:p text:style-name="P132"/>
            <text:p text:style-name="P138">&lt;&lt;&lt;URL del sistema de información en el catálogo de software&gt;&gt;&gt;&gt;&gt;&gt;</text:p>
            <text:p text:style-name="P132"/>
          </table:table-cell>
          <table:covered-table-cell/>
        </table:table-row>
        <table:table-row table:style-name="Table10.1">
          <table:table-cell table:style-name="Table10.A2" office:value-type="string">
            <text:p text:style-name="P132">En caso contrario, <text:s/>¿en los pliegos se indica el motivo de exención por el que el sistema que se desea mantener no ha sido publicado en catálogo y repositorio?</text:p>
          </table:table-cell>
          <table:table-cell table:style-name="Table10.B2" office:value-type="string">
            <text:p text:style-name="P69">SI | NO</text:p>
          </table:table-cell>
        </table:table-row>
        <table:table-row table:style-name="Table10.1">
          <table:table-cell table:style-name="Table10.A2" office:value-type="string">
            <text:p text:style-name="P132">En el caso de que el sistema de información esté exento de publicar su código fuente y documentación en el Repositorio ¿Se indica en los pliegos la existencia de algún medio técnico para que las empresas interesadas puedan estudiar el software cuyo mantenimiento se desea contratar? En caso de que no ¿está justificada esta falta de disponibilidad del código fuente para su estudio por parte de las empresas en los pliegos?</text:p>
          </table:table-cell>
          <table:table-cell table:style-name="Table10.B2" office:value-type="string">
            <text:p text:style-name="P70">SI | NO</text:p>
          </table:table-cell>
        </table:table-row>
        <table:table-row table:style-name="Table10.12">
          <table:table-cell table:style-name="Table10.A2" office:value-type="string">
            <text:p text:style-name="P130">¿Incluyen los pliegos la claúsula de liberación de software en el Repositorio y Catálogo de la Junta de Andalucía?</text:p>
          </table:table-cell>
          <table:table-cell table:style-name="Table10.B2" office:value-type="string">
            <text:p text:style-name="P69">SI | NO</text:p>
          </table:table-cell>
        </table:table-row>
      </table:table>
      <text:p text:style-name="P30"/>
      <text:p text:style-name="P35"/>
      <text:p text:style-name="P17"/>
      <table:table table:name="Table6" table:style-name="Table6">
        <table:table-column table:style-name="Table6.A"/>
        <table:table-column table:style-name="Table6.B"/>
        <table:table-row table:style-name="Table6.1">
          <table:table-cell table:style-name="Table6.A1" table:number-columns-spanned="2" office:value-type="string">
            <text:p text:style-name="P99">SOBRE SUMINISTROS DE LICENCIAS</text:p>
          </table:table-cell>
          <table:covered-table-cell/>
        </table:table-row>
        <table:table-row table:style-name="Table6.1">
          <table:table-cell table:style-name="Table6.A2" table:number-columns-spanned="2" office:value-type="string">
            <text:p text:style-name="P166">Nuevas Adquisiciones</text:p>
          </table:table-cell>
          <table:covered-table-cell/>
        </table:table-row>
        <table:table-row table:style-name="Table6.1">
          <table:table-cell table:style-name="Table6.A3" office:value-type="string">
            <text:p text:style-name="P133">En relación con las revisiones del apartado “Sobre el uso de marcas y modelos”, ¿se justifica explícitamente en los pliegos la contratación de una licencia de uso nueva para un determinado producto software? Esta justificación debe incluir las funcionalidades que debe incluir dicho producto, por qué se ha elegido dicho producto y no otros productos que ofrezcan funcionalidades similares. </text:p>
          </table:table-cell>
          <table:table-cell table:style-name="Table6.B3" office:value-type="string">
            <text:p text:style-name="P71">SI | NO</text:p>
          </table:table-cell>
        </table:table-row>
        <table:table-row table:style-name="Table6.1">
          <table:table-cell table:style-name="Table6.A3" office:value-type="string">
            <text:p text:style-name="P139">En el caso de que la razón esgrimida sea la ausencia de soporte ¿queda acreditada de forma precisa en los pliegos esta circunstancia?</text:p>
          </table:table-cell>
          <table:table-cell table:style-name="Table6.B3" office:value-type="string">
            <text:p text:style-name="P76">SI | NO</text:p>
          </table:table-cell>
        </table:table-row>
        <table:table-row table:style-name="Table6.1">
          <table:table-cell table:style-name="Table6.A3" office:value-type="string">
            <text:p text:style-name="P133">¿Incluyen los pliegos una descripción sobre los formatos de datos con los que trabaja el producto contratado, y si estos son estándares abiertos o por el contrario formatos cerrados específicos de dicho producto?</text:p>
          </table:table-cell>
          <table:table-cell table:style-name="Table6.B3" office:value-type="string">
            <text:p text:style-name="P72">SI | NO</text:p>
          </table:table-cell>
        </table:table-row>
        <table:table-row table:style-name="Table6.1">
          <table:table-cell table:style-name="Table6.A3" office:value-type="string">
            <text:p text:style-name="P133">En el caso de que los formatos con los que trabaje dicho producto sean cerrados específicos del producto ¿Se justifica en los pliegos la pérdida de independencia y neutralidad tecnológica que supone trabajar con dichos formatos exclusivos del producto, por la funcionalidad que dicho producto proporciona?</text:p>
          </table:table-cell>
          <table:table-cell table:style-name="Table6.B3" office:value-type="string">
            <text:p text:style-name="P71">SI | NO</text:p>
          </table:table-cell>
        </table:table-row>
        <text:soft-page-break/>
        <table:table-row table:style-name="Table6.1">
          <table:table-cell table:style-name="Table6.A2" table:number-columns-spanned="2" office:value-type="string">
            <text:p text:style-name="P166">Ampliaciones del parque de licencias</text:p>
          </table:table-cell>
          <table:covered-table-cell/>
        </table:table-row>
        <table:table-row table:style-name="Table6.1">
          <table:table-cell table:style-name="Table6.A3" office:value-type="string">
            <text:p text:style-name="P136">En los contratos de suministro de nuevas licencias de un parque ya existente, los pliegos <text:span text:style-name="T2">deberán justificar la adopción del producto seleccionado</text:span>. No se admitirá como razón que ya haya una base instalada, a no ser que los formatos de datos con los que trabaje el producto sean cerrados y exclusivos de dicho producto, no haya herramientas apropiadas de conversación (o su coste no lo compense), y la funcionalidad que ofrece el producto justifique la no adopción de formatos abiertos en el suministro original.</text:p>
            <text:p text:style-name="P136"/>
            <text:p text:style-name="P136">¿Justifican los pliegos la adopción del producto seleccionado, excluyendo la causa anteriormente expuesta?</text:p>
            <text:p text:style-name="P136"/>
          </table:table-cell>
          <table:table-cell table:style-name="Table6.B3" office:value-type="string">
            <text:p text:style-name="P73"/>
            <text:p text:style-name="P73"/>
            <text:p text:style-name="P73">SI | NO</text:p>
            <text:p text:style-name="P73"/>
          </table:table-cell>
        </table:table-row>
        <table:table-row table:style-name="Table6.1">
          <table:table-cell table:style-name="Table6.A3" office:value-type="string">
            <text:p text:style-name="P138">¿Se consigna en los pliegos los expedientes de INFOCOR en los que se informó la contratación del suministro inicial de licencias?</text:p>
          </table:table-cell>
          <table:table-cell table:style-name="Table6.B3" office:value-type="string">
            <text:p text:style-name="P75">SI | NO</text:p>
          </table:table-cell>
        </table:table-row>
        <table:table-row table:style-name="Table6.1">
          <table:table-cell table:style-name="Table6.A2" table:number-columns-spanned="2" office:value-type="string">
            <text:p text:style-name="P165">Consignar en este apartado <text:span text:style-name="T49">la relación de expedientes INFOCOR que han sido objeto de informe sobre el suministro inicial de licencias</text:span></text:p>
          </table:table-cell>
          <table:covered-table-cell/>
        </table:table-row>
        <table:table-row table:style-name="Table6.1">
          <table:table-cell table:style-name="Table6.A2" table:number-columns-spanned="2" office:value-type="string">
            <text:list xml:id="list131738213707912" text:continue-numbering="true" text:style-name="L4">
              <text:list-item>
                <text:p text:style-name="P206">EXPEDIENTE 1</text:p>
              </text:list-item>
              <text:list-item>
                <text:p text:style-name="P206">EXPEDIENTE 2</text:p>
              </text:list-item>
              <text:list-item>
                <text:p text:style-name="P206">…..</text:p>
              </text:list-item>
              <text:list-item>
                <text:p text:style-name="P206">EXPEDIENTE N.</text:p>
              </text:list-item>
            </text:list>
          </table:table-cell>
          <table:covered-table-cell/>
        </table:table-row>
        <table:table-row table:style-name="Table6.1">
          <table:table-cell table:style-name="Table6.A3" office:value-type="string">
            <text:p text:style-name="P136"/>
            <text:p text:style-name="P136"><text:s/>¿Se justifica en los pliegos la necesidad de incrementar el parque de licencias?</text:p>
          </table:table-cell>
          <table:table-cell table:style-name="Table6.B3" office:value-type="string">
            <text:p text:style-name="P74">SI | NO</text:p>
          </table:table-cell>
        </table:table-row>
        <table:table-row table:style-name="Table6.1">
          <table:table-cell table:style-name="Table6.A3" office:value-type="string">
            <text:p text:style-name="P137">¿Se indica en los pliegos el tamaño del parque instalado?</text:p>
          </table:table-cell>
          <table:table-cell table:style-name="Table6.B3" office:value-type="string">
            <text:p text:style-name="P74">SI | NO</text:p>
          </table:table-cell>
        </table:table-row>
        <table:table-row table:style-name="Table6.1">
          <table:table-cell table:style-name="Table6.A2" table:number-columns-spanned="2" office:value-type="string">
            <text:p text:style-name="P164">Consignar en este apartado el <text:span text:style-name="T48">tamaño del parque preexistente</text:span></text:p>
          </table:table-cell>
          <table:covered-table-cell/>
        </table:table-row>
        <table:table-row table:style-name="Table6.1">
          <table:table-cell table:style-name="Table6.A2" table:number-columns-spanned="2" office:value-type="string">
            <text:p text:style-name="P137"/>
            <text:p text:style-name="P135">&lt;&lt;&lt;<text:span text:style-name="T48">Número y modalidad de licencias del parque pre-existente</text:span>&gt;&gt;&gt;&gt;</text:p>
            <text:p text:style-name="P135"/>
            <text:p text:style-name="P137"/>
          </table:table-cell>
          <table:covered-table-cell/>
        </table:table-row>
        <table:table-row table:style-name="Table6.1">
          <table:table-cell table:style-name="Table6.A2" table:number-columns-spanned="2" office:value-type="string">
            <text:p text:style-name="P163">Consignar en este apartado el nombre y versión del producto, la categoría del mismo (ofimática, CAD, Diseño Gráfico, Técnica de Sistemas, Programación, etc), y el número de licencias contratadas.</text:p>
          </table:table-cell>
          <table:covered-table-cell/>
        </table:table-row>
        <table:table-row table:style-name="Table6.1">
          <table:table-cell table:style-name="Table6.A2" table:number-columns-spanned="2" office:value-type="string">
            <text:p text:style-name="P134"/>
            <text:p text:style-name="P134">&lt;&lt;&lt;Datos sobre el suministro de licencias software adquirido&gt;&gt;&gt;&gt;</text:p>
            <text:p text:style-name="P134"/>
          </table:table-cell>
          <table:covered-table-cell/>
        </table:table-row>
      </table:table>
      <text:p text:style-name="P8"/>
      <text:p text:style-name="P9"/>
      <text:h text:style-name="P239" text:outline-level="6"/>
      <text:p text:style-name="P28"/>
      <text:h text:style-name="P227" text:outline-level="6"><text:span text:style-name="T11">REVISIONES PARA GARANTIZAR LA </text:span><text:span text:style-name="T16">NEUTRALIDAD TECNOLÓGICA Y LA INTEROPERABILIDAD</text:span></text:h>
      <text:h text:style-name="P233" text:outline-level="6"><text:tab/></text:h>
      <text:p text:style-name="P18"/>
      <table:table table:name="Table11" table:style-name="Table11">
        <table:table-column table:style-name="Table11.A"/>
        <table:table-column table:style-name="Table11.B"/>
        <table:table-row table:style-name="Table11.1">
          <table:table-cell table:style-name="Table11.A1" office:value-type="string">
            <text:p text:style-name="P172"><text:span text:style-name="T25">¿</text:span><text:span text:style-name="T26">I</text:span><text:span text:style-name="T25">ncluyen los pliegos la claúsula tipo en materia de Interoperabilidad?</text:span></text:p>
            <text:p text:style-name="P155"/>
          </table:table-cell>
          <table:table-cell table:style-name="Table11.B1" office:value-type="string">
            <text:p text:style-name="P77">SI | NO</text:p>
          </table:table-cell>
        </table:table-row>
        <table:table-row table:style-name="Table11.1">
          <table:table-cell table:style-name="Table11.A1" office:value-type="string">
            <text:p text:style-name="P140">En dicha clausula se establece el cumplimiento de las Normas Técnicas de Interoperabilidad del Esquema Nacional de Interoperabilidad, siendo una de ellas el Catálogo de Estándares. ¿Se incluye en los pliegos una relación de los estándares del catálogo cuyo cumplimiento deberán garantizar las ofertas? </text:p>
          </table:table-cell>
          <table:table-cell table:style-name="Table11.B1" office:value-type="string">
            <text:p text:style-name="P77">SI | NO</text:p>
          </table:table-cell>
        </table:table-row>
        <table:table-row table:style-name="Table11.1">
          <table:table-cell table:style-name="Table11.A3" table:number-columns-spanned="2" office:value-type="string">
            <text:p text:style-name="P105">Incluir los estándares del Catálogo de Estándares del ENI que se van a utilizar en el marco del presente contrato</text:p>
          </table:table-cell>
          <table:covered-table-cell/>
        </table:table-row>
        <table:table-row table:style-name="Table11.1">
          <table:table-cell table:style-name="Table11.A3" table:number-columns-spanned="2" office:value-type="string">
            <text:p text:style-name="P120"/>
            <text:list xml:id="list1898182927324020331" text:style-name="L5">
              <text:list-item>
                <text:p text:style-name="P207">Estándar 1.</text:p>
              </text:list-item>
              <text:list-item>
                <text:p text:style-name="P207">….</text:p>
              </text:list-item>
              <text:list-item>
                <text:p text:style-name="P207">Estándar N.</text:p>
              </text:list-item>
            </text:list>
            <text:p text:style-name="P120"/>
            <text:p text:style-name="P120"/>
          </table:table-cell>
          <table:covered-table-cell/>
        </table:table-row>
        <table:table-row table:style-name="Table11.1">
          <table:table-cell table:style-name="Table11.A1" office:value-type="string">
            <text:p text:style-name="P140">¿Se indica en los pliegos la utilización de formatos no estándar, o no incluidos en el catálogo de estándare<text:span text:style-name="T50">s del ENI?</text:span></text:p>
          </table:table-cell>
          <table:table-cell table:style-name="Table11.B1" office:value-type="string">
            <text:p text:style-name="P78">SI | NO</text:p>
          </table:table-cell>
        </table:table-row>
        <table:table-row table:style-name="Table11.1">
          <table:table-cell table:style-name="Table11.A1" office:value-type="string">
            <text:p text:style-name="P141">En el caso de que así sea ¿aparece explícitamente justificada la funcionalidad que el formato no estándar cubre, y no lo hace ninguno de los estándares del Catálogo de Estándares del ENI?</text:p>
          </table:table-cell>
          <table:table-cell table:style-name="Table11.B1" office:value-type="string">
            <text:p text:style-name="P78">SI | NO</text:p>
          </table:table-cell>
        </table:table-row>
        <table:table-row table:style-name="Table11.1">
          <table:table-cell table:style-name="Table11.A3" table:number-columns-spanned="2" office:value-type="string">
            <text:p text:style-name="P141">Incluir los formatos <text:span text:style-name="T51">a utilizar que no están incluidos en el ENI</text:span></text:p>
          </table:table-cell>
          <table:covered-table-cell/>
        </table:table-row>
        <table:table-row table:style-name="Table11.1">
          <table:table-cell table:style-name="Table11.A3" table:number-columns-spanned="2" office:value-type="string">
            <text:list xml:id="list131739207060785" text:continue-numbering="true" text:style-name="L5">
              <text:list-item>
                <text:p text:style-name="P208"><text:span text:style-name="T51">Formato No </text:span>Estándar 1.</text:p>
              </text:list-item>
              <text:list-item>
                <text:p text:style-name="P208">….</text:p>
              </text:list-item>
              <text:list-item>
                <text:p text:style-name="P208"><text:span text:style-name="T51">Formato No </text:span>Estándar N.</text:p>
              </text:list-item>
            </text:list>
          </table:table-cell>
          <table:covered-table-cell/>
        </table:table-row>
      </table:table>
      <text:p text:style-name="P18"/>
      <text:h text:style-name="P228" text:outline-level="6"><text:span text:style-name="T11">REVISIONES </text:span><text:span text:style-name="T19">EN RELACIÓN CON EL MODELO DE IMPLANTACIÓN DE LA ADMINISTRACIÓN ELECTRÓNICA</text:span></text:h>
      <text:h text:style-name="P234" text:outline-level="6"><text:tab/></text:h>
      <text:p text:style-name="P19"/>
      <table:table table:name="Table14" table:style-name="Table14">
        <table:table-column table:style-name="Table14.A"/>
        <table:table-column table:style-name="Table14.B"/>
        <table:table-row table:style-name="Table14.1">
          <table:table-cell table:style-name="Table14.A1" office:value-type="string">
            <text:p text:style-name="P157">¿Forma parte del objeto del contrato la gestión electrónica de procedimientos administrativos?</text:p>
          </table:table-cell>
          <table:table-cell table:style-name="Table14.B1" office:value-type="string">
            <text:p text:style-name="P86">SI | NO</text:p>
          </table:table-cell>
        </table:table-row>
        <table:table-row table:style-name="Table14.1">
          <table:table-cell table:style-name="Table14.A2" table:number-columns-spanned="2" office:value-type="string">
            <text:p text:style-name="P150">En caso afirmativo, los pliegos (MJ y PPT) deben indicar la relación de procedimientos administrativos afectados, según consten en el Registro de Procedimientos Administrativos de la Administación de la Junta de Andalucía. Indicar los procedimientos:</text:p>
          </table:table-cell>
          <table:covered-table-cell/>
        </table:table-row>
        <table:table-row table:style-name="Table14.1">
          <table:table-cell table:style-name="Table14.A2" table:number-columns-spanned="2" office:value-type="string">
            <text:p text:style-name="P106">&lt;&lt;&lt;PROCEDIMIENTO 1&gt;&gt;&gt;</text:p>
            <text:p text:style-name="P106">…...</text:p>
            <text:p text:style-name="P106"/>
            <text:p text:style-name="P106">&lt;&lt;&lt;PROCEDIMIENTO N&gt;&gt;&gt;</text:p>
          </table:table-cell>
          <table:covered-table-cell/>
        </table:table-row>
        <table:table-row table:style-name="Table14.1">
          <table:table-cell table:style-name="Table14.A1" office:value-type="string">
            <text:p text:style-name="P150">Para los procedimientos incluidos en el listado anterior ¿se indica en los pliegos si se ha realizado un análisis de rediseño funcional y simplificación de procedimiento, conforme a lo indicado en el art. 34 de la Ley de Acceso Electrónico de los Ciudadanos a los Servicios Públicos? </text:p>
          </table:table-cell>
          <table:table-cell table:style-name="Table14.B1" office:value-type="string">
            <text:p text:style-name="P87">SI | NO</text:p>
          </table:table-cell>
        </table:table-row>
        <table:table-row table:style-name="Table14.1">
          <table:table-cell table:style-name="Table14.A1" office:value-type="string">
            <text:p text:style-name="P151">En caso afirmativo ¿Se indica expresamente en los pliegos que para el desarrollo de los trabajos se atenderá al análisis de rediseño funcional y simplificación ya realizado, que se debe aportar a la empresa adjudicataria de los trabajos? ¿Se incluye dentro de la documentación que acompaña a la solicitud dicho Análisis?</text:p>
          </table:table-cell>
          <table:table-cell table:style-name="Table14.B1" office:value-type="string">
            <text:p text:style-name="P88">SI | NO</text:p>
          </table:table-cell>
        </table:table-row>
        <table:table-row table:style-name="Table14.1">
          <table:table-cell table:style-name="Table14.A1" office:value-type="string">
            <text:p text:style-name="P151">En caso de que no se haya realizado el análisis de rediseño ¿Se incluye en los pliegos la clausula de Rediseño Funcional y Simplificación de los Procedimientos?</text:p>
          </table:table-cell>
          <table:table-cell table:style-name="Table14.B1" office:value-type="string">
            <text:p text:style-name="P88">SI | NO</text:p>
          </table:table-cell>
        </table:table-row>
        <table:table-row table:style-name="Table14.1">
          <table:table-cell table:style-name="Table14.A1" office:value-type="string">
            <text:p text:style-name="P152">En el caso de que la realización de dicho análisis forme parte del objeto del contrato ¿Se incluye en los pliegos la clausula para la definición de procedimientos administrativos por medios electrónicos?</text:p>
          </table:table-cell>
          <table:table-cell table:style-name="Table14.B1" office:value-type="string">
            <text:p text:style-name="P89">SI | NO</text:p>
          </table:table-cell>
        </table:table-row>
        <text:soft-page-break/>
        <table:table-row table:style-name="Table14.1">
          <table:table-cell table:style-name="Table14.A1" office:value-type="string">
            <text:p text:style-name="P151"/>
            <text:p text:style-name="P151"/>
            <text:p text:style-name="P152">Como parte del objeto de los trabajos a realizar ¿se hace uso de certificados electrónicos y firma electrónica?</text:p>
          </table:table-cell>
          <table:table-cell table:style-name="Table14.B1" office:value-type="string">
            <text:p text:style-name="P89"/>
            <text:p text:style-name="P89">SI | NO</text:p>
          </table:table-cell>
        </table:table-row>
        <table:table-row table:style-name="Table14.1">
          <table:table-cell table:style-name="Table14.A1" office:value-type="string">
            <text:p text:style-name="P153">¿Se especifica en los pliegos si se va a hacer uso de la plataforma @firma corporativo, u otra distinta?</text:p>
          </table:table-cell>
          <table:table-cell table:style-name="Table14.B1" office:value-type="string">
            <text:p text:style-name="P90">SI | NO</text:p>
          </table:table-cell>
        </table:table-row>
        <table:table-row table:style-name="Table14.1">
          <table:table-cell table:style-name="Table14.A1" office:value-type="string">
            <text:p text:style-name="P153">¿Incorporan los pliegos la coletilla en función de la plataforma @firma a utilizar?</text:p>
          </table:table-cell>
          <table:table-cell table:style-name="Table14.B1" office:value-type="string">
            <text:p text:style-name="P90">SI | NO</text:p>
          </table:table-cell>
        </table:table-row>
      </table:table>
      <text:p text:style-name="P19"/>
      <text:p text:style-name="P23"/>
      <text:h text:style-name="P218" text:outline-level="2"><text:span text:style-name="T55">REVISIONES DESTINADAS A INCREMENTAR LA </text:span><text:span text:style-name="T56">CALIDAD TÉCNICA DE LOS PLIEGOS TIC.</text:span></text:h>
      <text:p text:style-name="P214"/>
      <text:h text:style-name="P219" text:outline-level="2"/>
      <table:table table:name="Table15" table:style-name="Table15">
        <table:table-column table:style-name="Table15.A"/>
        <table:table-column table:style-name="Table15.B"/>
        <table:table-row table:style-name="Table15.1">
          <table:table-cell table:style-name="Table15.A1" office:value-type="string">
            <text:p text:style-name="P209">¿Incluyen los pliegos la clausula tipo sobre confidencialidad de la información?</text:p>
          </table:table-cell>
          <table:table-cell table:style-name="Table15.B1" office:value-type="string">
            <text:p text:style-name="P91">SI | NO</text:p>
          </table:table-cell>
        </table:table-row>
        <table:table-row table:style-name="Table15.1">
          <table:table-cell table:style-name="Table15.A2" office:value-type="string">
            <text:p text:style-name="P154">¿Y la clausula tipo sobre <text:span text:style-name="T57">propiedad intelectual de los trabajos?</text:span></text:p>
          </table:table-cell>
          <table:table-cell table:style-name="Table15.B2" office:value-type="string">
            <text:p text:style-name="P91">SI | NO</text:p>
          </table:table-cell>
        </table:table-row>
        <table:table-row table:style-name="Table15.1">
          <table:table-cell table:style-name="Table15.A2" office:value-type="string">
            <text:p text:style-name="P159">¿Incluyen la clausula tipo sobre lugar de realización de los trabajos?</text:p>
          </table:table-cell>
          <table:table-cell table:style-name="Table15.B2" office:value-type="string">
            <text:p text:style-name="P94">SI | NO</text:p>
          </table:table-cell>
        </table:table-row>
        <table:table-row table:style-name="Table15.1">
          <table:table-cell table:style-name="Table15.A2" office:value-type="string">
            <text:p text:style-name="P159">¿Se incluye una clausula sobre garantía?</text:p>
          </table:table-cell>
          <table:table-cell table:style-name="Table15.B2" office:value-type="string">
            <text:p text:style-name="P94">SI | NO</text:p>
          </table:table-cell>
        </table:table-row>
      </table:table>
      <text:p text:style-name="P181"/>
      <text:p text:style-name="P210"/>
      <text:h text:style-name="P220" text:outline-level="2"><text:span text:style-name="T33">R</text:span><text:span text:style-name="T34">EVISIONES DESTINADAS A HOMOGENEIZAR Y NORMALIZAR METODOLOGÍAS, HERRAMIENTAS Y SERVICIOS TIC EMPLEADOS EN LA JUNTA DE ANDALUCÍA.</text:span></text:h>
      <text:p text:style-name="P22"/>
      <table:table table:name="Table16" table:style-name="Table16">
        <table:table-column table:style-name="Table16.A"/>
        <table:table-column table:style-name="Table16.B"/>
        <table:table-row table:style-name="Table16.1">
          <table:table-cell table:style-name="Table16.A1" office:value-type="string">
            <text:p text:style-name="P174"><text:span text:style-name="T32">En el caso de que en el objeto del contrato se encuentre, entre otros, tareas de desarrollo de sistemas </text:span><text:span text:style-name="T25">¿Se incluye en el clausulado de los pliegos la clausula tipo sobre MADEJA?</text:span></text:p>
          </table:table-cell>
          <table:table-cell table:style-name="Table16.B1" office:value-type="string">
            <text:p text:style-name="P94">SI | NO</text:p>
          </table:table-cell>
        </table:table-row>
        <table:table-row table:style-name="Table16.1">
          <table:table-cell table:style-name="Table16.A2" office:value-type="string">
            <text:p text:style-name="P160">¿Y la clausula tipo sobre la metodología METRICA v3?</text:p>
          </table:table-cell>
          <table:table-cell table:style-name="Table16.B2" office:value-type="string">
            <text:p text:style-name="P95">SI | NO</text:p>
          </table:table-cell>
        </table:table-row>
        <table:table-row table:style-name="Table16.1">
          <table:table-cell table:style-name="Table16.A2" office:value-type="string">
            <text:p text:style-name="P161">¿Se incluye en los pliegos la clausula tipo sobre “Uso de infraestructuras TIC y herramientas corporativas”</text:p>
          </table:table-cell>
          <table:table-cell table:style-name="Table16.B2" office:value-type="string">
            <text:p text:style-name="P96">SI | NO</text:p>
          </table:table-cell>
        </table:table-row>
        <table:table-row table:style-name="Table16.1">
          <table:table-cell table:style-name="Table16.A2" office:value-type="string">
            <text:p text:style-name="P162">El objeto y el alcance del contrato a realizar ¿se encuentra ya cubierto por algún contrato corporativo en vigor o en estado de licitación? Ejemplos de contratos corporativos vigentes son el contrato corporativo de Oracle, el contrato corporativo de Microsoft, etc.</text:p>
          </table:table-cell>
          <table:table-cell table:style-name="Table16.B2" office:value-type="string">
            <text:p text:style-name="P97">SI | NO</text:p>
          </table:table-cell>
        </table:table-row>
      </table:table>
      <text:p text:style-name="P180"/>
      <text:p text:style-name="P187"/>
      <text:p text:style-name="P6"/>
      <text:h text:style-name="P229" text:outline-level="6"><text:span text:style-name="T11">REVISIONES </text:span><text:span text:style-name="T17">EN RELACIÓN CON LA SEGURIDAD DE LOS SISTEMAS DE INFORMACIÓN.</text:span></text:h>
      <text:p text:style-name="P31"/>
      <text:p text:style-name="P31"/>
      <text:p text:style-name="P20"/>
      <table:table table:name="Table12" table:style-name="Table12">
        <table:table-column table:style-name="Table12.A"/>
        <table:table-column table:style-name="Table12.B"/>
        <table:table-row table:style-name="Table12.1">
          <table:table-cell table:style-name="Table12.A1" office:value-type="string">
            <text:p text:style-name="P145">¿Se hace mención explícita en los pliegos sobre si en el marco de los trabajos a realizar se realiza el tratamiento de datos personales?</text:p>
            <text:p text:style-name="P156"/>
          </table:table-cell>
          <table:table-cell table:style-name="Table12.B1" office:value-type="string">
            <text:p text:style-name="P79">SI | NO</text:p>
          </table:table-cell>
        </table:table-row>
        <table:table-row table:style-name="Table12.1">
          <table:table-cell table:style-name="Table12.A1" office:value-type="string">
            <text:p text:style-name="P173"><text:span text:style-name="T31">En caso de que sí, </text:span><text:span text:style-name="T25">¿Incluyen los pliegos la claúsula tipo en relación con el tratamiento de datos personales?</text:span></text:p>
          </table:table-cell>
          <table:table-cell table:style-name="Table12.B1" office:value-type="string">
            <text:p text:style-name="P82">SI | NO</text:p>
          </table:table-cell>
        </table:table-row>
        <table:table-row table:style-name="Table12.1">
          <table:table-cell table:style-name="Table12.A1" office:value-type="string">
            <text:p text:style-name="P173"><text:span text:style-name="T31"><text:s/></text:span><text:span text:style-name="T25">¿</text:span><text:span text:style-name="T31">Y la clausula tipo sobre la gestión de usuarios cuando los sistemas realizan tratamientos de datos personales</text:span><text:span text:style-name="T25">?</text:span></text:p>
          </table:table-cell>
          <table:table-cell table:style-name="Table12.B1" office:value-type="string">
            <text:p text:style-name="P82">SI | NO</text:p>
          </table:table-cell>
        </table:table-row>
        <table:table-row table:style-name="Table12.1">
          <table:table-cell table:style-name="Table12.A1" office:value-type="string">
            <text:p text:style-name="P142">En caso de que el objeto del contrato <text:span text:style-name="T52">esté relacionado con un sistema de información ¿</text:span>Se especifica en los pliegos la categoría de seguridad según la clasificación del ENS en la que recae dicho sistema?</text:p>
          </table:table-cell>
          <table:table-cell table:style-name="Table12.B1" office:value-type="string">
            <text:p text:style-name="P80">SI | NO</text:p>
          </table:table-cell>
        </table:table-row>
        <table:table-row table:style-name="Table12.1">
          <table:table-cell table:style-name="Table12.A1" office:value-type="string">
            <text:p text:style-name="P144">¿Incluyen los pliegos la clausula tipo sobre seguridad?</text:p>
          </table:table-cell>
          <table:table-cell table:style-name="Table12.B1" office:value-type="string">
            <text:p text:style-name="P82">SI | NO</text:p>
          </table:table-cell>
        </table:table-row>
        <table:table-row table:style-name="Table12.1">
          <table:table-cell table:style-name="Table12.A1" office:value-type="string">
            <text:p text:style-name="P143">En la clausula tipo sobre seguridad ¿se hace mención a las medidas de seguridad a tomar en función de la categería del sistema según el ENS?</text:p>
          </table:table-cell>
          <table:table-cell table:style-name="Table12.B1" office:value-type="string">
            <text:p text:style-name="P81">SI | NO</text:p>
          </table:table-cell>
        </table:table-row>
        <table:table-row table:style-name="Table12.1">
          <table:table-cell table:style-name="Table12.A1" office:value-type="string">
            <text:p text:style-name="P144">¿Incorporan los pliegos las clausulas tipo sobre gestión de usuarios, cuando no aplican datos personales, y la clausula tipo sobre las directrices corporativas que se creen en materia de gestión de identidades?</text:p>
          </table:table-cell>
          <table:table-cell table:style-name="Table12.B1" office:value-type="string">
            <text:p text:style-name="P82">SI | NO</text:p>
          </table:table-cell>
        </table:table-row>
      </table:table>
      <text:p text:style-name="P31"/>
      <text:p text:style-name="P31"/>
      <text:p text:style-name="P29"/>
      <text:h text:style-name="P238" text:outline-level="6"/>
      <text:h text:style-name="P238" text:outline-level="6"/>
      <text:h text:style-name="P230" text:outline-level="6"><text:span text:style-name="T11">REVISIONES </text:span><text:span text:style-name="T13">EN RELACIÓN CON LA </text:span><text:span text:style-name="T18">ADQUISICIÓN DE BIENES Y SERVICIOS DE NECESARIA UNIFORMIDAD O PREINFORMADOS FAVORABLEMENTE, Y CON LA GESTIÓN DE SU MANTENIMIENTO.</text:span></text:h>
      <text:h text:style-name="P235" text:outline-level="6"><text:tab/></text:h>
      <text:p text:style-name="P32"/>
      <text:p text:style-name="P21"/>
      <table:table table:name="Table13" table:style-name="Table13">
        <table:table-column table:style-name="Table13.A"/>
        <table:table-column table:style-name="Table13.B"/>
        <table:table-row table:style-name="Table13.1">
          <table:table-cell table:style-name="Table13.A1" table:number-columns-spanned="2" office:value-type="string">
            <text:p text:style-name="P191">SOBRE LA CONTRATACIÓN DE BIENES DEL CBH</text:p>
          </table:table-cell>
          <table:covered-table-cell/>
        </table:table-row>
        <table:table-row table:style-name="Table13.1">
          <table:table-cell table:style-name="Table13.A2" office:value-type="string">
            <text:p text:style-name="P158">El bien que se pretende adquirir mediante el presente contrato de suministro, ¿pertenece a alguna categoría de bienes incluida en el acuerdo marco de microinformática y periféricos del Catálogo de Bienes Homologados?</text:p>
          </table:table-cell>
          <table:table-cell table:style-name="Table13.B2" office:value-type="string">
            <text:p text:style-name="P83">SI | NO</text:p>
          </table:table-cell>
        </table:table-row>
        <table:table-row table:style-name="Table13.1">
          <table:table-cell table:style-name="Table13.A2" office:value-type="string">
            <text:p text:style-name="P147">En el caso de que sí, ¿se trata de un bien incluido en el catálogo? (En caso afirmativo habrá que indicar en la resolución que no aplica la emisión de informe por este motivo)</text:p>
          </table:table-cell>
          <table:table-cell table:style-name="Table13.B2" office:value-type="string">
            <text:p text:style-name="P83">SI | NO</text:p>
          </table:table-cell>
        </table:table-row>
        <table:table-row table:style-name="Table13.1">
          <table:table-cell table:style-name="Table13.A2" office:value-type="string">
            <text:p text:style-name="P147">En el caso de que el bien no esté incluido en el catálogo ¿se justifica explícitamente en los pliegos la necesidad que se pretende satisfacer, y los motivos por los que los bienes que sí están homologados no cubren esa necesidad?</text:p>
          </table:table-cell>
          <table:table-cell table:style-name="Table13.B2" office:value-type="string">
            <text:p text:style-name="P83">SI | NO</text:p>
          </table:table-cell>
        </table:table-row>
        <table:table-row table:style-name="Table13.1">
          <table:table-cell table:style-name="Table13.A1" table:number-columns-spanned="2" office:value-type="string">
            <text:p text:style-name="P146">En el caso de que sí que se incluya una justificación en los pliegos, emitir un juicio de valor sobre lprocedencia de autorizar dicha contratación al margen del catálogo.</text:p>
          </table:table-cell>
          <table:covered-table-cell/>
        </table:table-row>
        <table:table-row table:style-name="Table13.1">
          <table:table-cell table:style-name="Table13.A1" table:number-columns-spanned="2" office:value-type="string">
            <text:p text:style-name="P146">&lt;&lt;&lt;JUICIO DE VALOR SOBRE LA PROCEDENCIA DE AUTORIZAR LA CONTRATACIÓN AL MARGEN DEL CATÁLOGO &gt;&gt;&gt;&gt;</text:p>
          </table:table-cell>
          <table:covered-table-cell/>
        </table:table-row>
        <table:table-row table:style-name="Table13.1">
          <table:table-cell table:style-name="Table13.A2" office:value-type="string">
            <text:p text:style-name="P148">¿Se incluyen en los pliegos del contrato la clausula de inventario de bienes, y el anexo sobre el procedimiento de inventario?</text:p>
          </table:table-cell>
          <table:table-cell table:style-name="Table13.B2" office:value-type="string">
            <text:p text:style-name="P84">SI | NO</text:p>
          </table:table-cell>
        </table:table-row>
        <table:table-row table:style-name="Table13.1">
          <table:table-cell table:style-name="Table13.A1" table:number-columns-spanned="2" office:value-type="string">
            <text:p text:style-name="P190">SOBRE LA CONTRATACIÓN DE BIENES Y SERVICIOS REGULADOS POR LA INSTRUCCIÓN 1/2013 DE LA DGPD</text:p>
          </table:table-cell>
          <table:covered-table-cell/>
        </table:table-row>
        <table:table-row table:style-name="Table13.1">
          <table:table-cell table:style-name="Table13.A2" office:value-type="string">
            <text:p text:style-name="P149">¿Se trata de un suministro de material auxiliar de informática con carácter de consumible o de fácil deterioro? <text:span text:style-name="T53">(En caso afirmativo habrá que indicar en la resolución que no aplica la emisión de informe por este motivo)</text:span></text:p>
          </table:table-cell>
          <table:table-cell table:style-name="Table13.B2" office:value-type="string">
            <text:p text:style-name="P85">SI | NO</text:p>
          </table:table-cell>
        </table:table-row>
        <table:table-row table:style-name="Table13.1">
          <table:table-cell table:style-name="Table13.A2" office:value-type="string">
            <text:p text:style-name="P149">¿Se trata del suministro de un bien que, incluyendo un microcontrolador, <text:soft-page-break/>procesador, o sistema de almacenamiento masivo, no tiene como finalidad el tratamiento de la información?<text:span text:style-name="T53">(En caso afirmativo habrá que indicar en la resolución que no aplica la emisión de informe por este motivo)</text:span></text:p>
          </table:table-cell>
          <table:table-cell table:style-name="Table13.B2" office:value-type="string">
            <text:p text:style-name="P85">SI | NO</text:p>
          </table:table-cell>
        </table:table-row>
        <table:table-row table:style-name="Table13.1">
          <table:table-cell table:style-name="Table13.A2" office:value-type="string">
            <text:p text:style-name="P149">¿Se trata de algún bien o servicio que esté incluido en alguna de las categorías del anexo de la Instrucción, por un importe permitido por dicho anexo? <text:span text:style-name="T53">(En caso afirmativo habrá que indicar en la resolución que no aplica la emisión de informe por este motivo, </text:span>y la obligatoriedad de practicar la comunicación a través de INFOCOR<text:span text:style-name="T53">)</text:span></text:p>
          </table:table-cell>
          <table:table-cell table:style-name="Table13.B2" office:value-type="string">
            <text:p text:style-name="P83">SI | NO</text:p>
          </table:table-cell>
        </table:table-row>
      </table:table>
      <text:p text:style-name="P32"/>
      <text:p text:style-name="P6"/>
      <text:p text:style-name="P6"/>
      <text:p text:style-name="P6"/>
      <text:p text:style-name="P185"/>
      <text:p text:style-name="P6"/>
      <text:p text:style-name="P6"><text:s/></text:p>
      <text:p text:style-name="P54"><text:span text:style-name="T5">Habiéndose analizado los documentos anteriormente enumerados en el sentido antes descrito, mediante el presente informe técnico elaborado por el Servicio de x y <text:s/>con el visto bueno del Jefe de Servicio o persona que lo sustituya en periodo vacacional, </text:span><text:span text:style-name="T6">no se detectan causas técnicas que impidan llevar a cabo la contratación.</text:span></text:p>
      <text:p text:style-name="P4"/>
      <text:p text:style-name="P5">A la luz de lo anteriormente expuesto, nada obsta a mi criterio a la propuesta de <text:span text:style-name="T2">INFORME FAVORABLE</text:span>, sobre la contratación sujeta a este procedimiento y que figura en el expediente anteriormente descrito.</text:p>
      <text:p text:style-name="P5"/>
      <text:p text:style-name="P3"/>
      <text:p text:style-name="P3"/>
      <text:h text:style-name="P221" text:outline-level="4"/>
      <text:p text:style-name="P53"/>
      <text:p text:style-name="P53"/>
      <text:p text:style-name="P53"/>
      <text:p text:style-name="P183">VºBºEL JEFE DEL SERVICIO <text:s text:c="16"/>EL TÉCNICO ASIGNADO</text:p>
      <text:h text:style-name="P201" text:outline-level="1">Fdo.:x <text:s text:c="38"/><text:tab/>Fdo.: 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YLWHHJ+NewsGotT" svg:font-family="YLWHHJ+NewsGotT"/>
    <style:font-face style:name="sans-serif" svg:font-family="sans-serif"/>
    <style:font-face style:name="DejaVu Sans" svg:font-family="'DejaVu Sans'" style:font-pitch="variable"/>
    <style:font-face style:name="NewsGotT" svg:font-family="NewsGot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cm" style:writing-mode="lr-tb"/>
      <style:text-properties style:use-window-font-color="true" style:font-name="Liberation Serif" fo:font-size="12pt" fo:language="es" fo:country="ES"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NewsGotT" fo:font-family="NewsGotT" style:font-pitch="variable" fo:font-size="12pt"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NewsGotT" fo:font-family="NewsGotT" style:font-pitch="variable"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NewsGotT" fo:font-family="NewsGotT" style:font-pitch="variable"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NewsGotT" fo:font-family="NewsGotT"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style:font-name="NewsGotT" fo:font-family="NewsGotT" style:font-pitch="variable" fo:font-size="12pt" style:font-size-asian="12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2pt" style:font-size-asian="12pt"/>
    </style:style>
    <style:style style:name="Sender" style:family="paragraph" style:parent-style-name="Standard" style:class="extra">
      <style:paragraph-properties fo:margin-left="0cm" fo:margin-right="-0.212cm" fo:line-height="82%" fo:keep-together="always" fo:orphans="0" fo:widows="0" fo:text-indent="0cm" style:auto-text-indent="false"/>
      <style:text-properties fo:font-size="8pt" style:font-size-asian="8pt"/>
    </style:style>
    <style:style style:name="Frame_20_contents" style:display-name="Frame contents" style:family="paragraph" style:parent-style-name="Text_20_body" style:class="extra"/>
    <style:style style:name="Heading_20_6" style:display-name="Heading 6" style:family="paragraph" style:parent-style-name="Standard" style:next-style-name="Standard" style:default-outline-level="6" style:class="text">
      <style:paragraph-properties fo:orphans="2" fo:widows="2" fo:hyphenation-ladder-count="no-limit" fo:keep-with-next="always" style:punctuation-wrap="hanging"/>
      <style:text-properties fo:font-weight="bold" style:letter-kerning="true" style:font-weight-asian="bold" fo:hyphenate="tru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family="'Times New Roman'" style:font-family-generic="roman" style:font-pitch="variable"/>
    </style:style>
    <style:style style:name="Absatz-Standardschriftart" style:family="text"/>
    <style:style style:name="WW8Num1z0" style:family="text">
      <style:text-properties style:font-name="Times New Roman" fo:font-family="'Times New Roman'" style:font-family-generic="roman" style:font-pitch="variable"/>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1.397cm"/>
        </style:list-level-properties>
      </text:outline-level-style>
      <text:outline-level-style text:level="2" style:num-format="">
        <style:list-level-properties text:list-level-position-and-space-mode="label-alignment">
          <style:list-level-label-alignment text:label-followed-by="nothing" fo:text-indent="-1.016cm" fo:margin-left="1.651cm"/>
        </style:list-level-properties>
      </text:outline-level-style>
      <text:outline-level-style text:level="3" style:num-format="">
        <style:list-level-properties text:list-level-position-and-space-mode="label-alignment">
          <style:list-level-label-alignment text:label-followed-by="nothing" fo:text-indent="-1.27cm" fo:margin-left="1.905cm"/>
        </style:list-level-properties>
      </text:outline-level-style>
      <text:outline-level-style text:level="4" style:num-format="">
        <style:list-level-properties text:list-level-position-and-space-mode="label-alignment">
          <style:list-level-label-alignment text:label-followed-by="nothing" fo:text-indent="-1.524cm" fo:margin-left="2.159cm"/>
        </style:list-level-properties>
      </text:outline-level-style>
      <text:outline-level-style text:level="5" style:num-format="">
        <style:list-level-properties text:list-level-position-and-space-mode="label-alignment">
          <style:list-level-label-alignment text:label-followed-by="nothing" fo:text-indent="-1.778cm" fo:margin-left="2.413cm"/>
        </style:list-level-properties>
      </text:outline-level-style>
      <text:outline-level-style text:level="6" style:num-format="">
        <style:list-level-properties text:list-level-position-and-space-mode="label-alignment">
          <style:list-level-label-alignment text:label-followed-by="nothing" fo:text-indent="-2.032cm" fo:margin-left="2.667cm"/>
        </style:list-level-properties>
      </text:outline-level-style>
      <text:outline-level-style text:level="7" style:num-format="">
        <style:list-level-properties text:list-level-position-and-space-mode="label-alignment">
          <style:list-level-label-alignment text:label-followed-by="nothing" fo:text-indent="-2.286cm" fo:margin-left="2.921cm"/>
        </style:list-level-properties>
      </text:outline-level-style>
      <text:outline-level-style text:level="8" style:num-format="">
        <style:list-level-properties text:list-level-position-and-space-mode="label-alignment">
          <style:list-level-label-alignment text:label-followed-by="nothing" fo:text-indent="-2.54cm" fo:margin-left="3.175cm"/>
        </style:list-level-properties>
      </text:outline-level-style>
      <text:outline-level-style text:level="9" style:num-format="">
        <style:list-level-properties text:list-level-position-and-space-mode="label-alignment">
          <style:list-level-label-alignment text:label-followed-by="nothing"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2.49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752cm" fo:margin-bottom="2.49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7</text:page-number> de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Vinculante</dc:title>
    <meta:initial-creator>Coordinación de Tecnologías y Comunicaciones</meta:initial-creator>
    <meta:creation-date>2012-05-16T13:17:00</meta:creation-date>
    <dc:date>2014-07-08T13:17:37.342237725</dc:date>
    <meta:print-date>2013-03-15T08:24:02</meta:print-date>
    <meta:editing-cycles>106</meta:editing-cycles>
    <meta:editing-duration>P22DT15H39M43S</meta:editing-duration>
    <meta:generator>LibreOffice/4.2.1.1$Linux_x86 LibreOffice_project/420m0$Build-1</meta:generator>
    <meta:printed-by>pc219 </meta:printed-by>
    <meta:document-statistic meta:table-count="16" meta:image-count="0" meta:object-count="0" meta:page-count="13" meta:paragraph-count="288" meta:word-count="4096" meta:character-count="25131" meta:non-whitespace-character-count="21163"/>
    <meta:user-defined meta:name="Información 1"/>
    <meta:user-defined meta:name="Información 2"/>
    <meta:user-defined meta:name="Información 3"/>
    <meta:user-defined meta:name="Información 4"/>
  </office:meta>
</office:document-meta>
</file>